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4.368cm" svg:height="12.505cm" svg:x="111.541cm" svg:y="5.588cm">
            <draw:object draw:notify-on-update-of-ranges="Sheet1.CE4:Sheet1.CE4 Sheet1.A3:Sheet1.A10 Sheet1.N2:Sheet1.N2 Sheet1.N3:Sheet1.N10 Sheet1.D2:Sheet1.D2 Sheet1.D3:Sheet1.D10 Sheet1.W2:Sheet1.W2 Sheet1.W3:Sheet1.W10 Sheet1.AF2:Sheet1.AF2 Sheet1.AF3:Sheet1.AF10 Sheet1.AO2:Sheet1.AO2 Sheet1.AO3:Sheet1.AO10 Sheet1.AX2:Sheet1.AX2 Sheet1.AX3:Sheet1.AX10 Sheet1.BG2:Sheet1.BG2 Sheet1.BG3:Sheet1.BG10 Sheet1.BP2:Sheet1.BP2 Sheet1.BP3:Sheet1.BP10 Sheet1.BY2:Sheet1.BY2 Sheet1.BY3:Sheet1.BY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15.148cm" svg:y="18.956cm">
            <draw:object draw:notify-on-update-of-ranges="Sheet1.A3:Sheet1.A10 Sheet1.L2:Sheet1.L2 Sheet1.L3:Sheet1.L10 Sheet1.C2:Sheet1.C2 Sheet1.C3:Sheet1.C10 Sheet1.M2:Sheet1.M2 Sheet1.M3:Sheet1.M10 Sheet1.V2:Sheet1.V2 Sheet1.V3:Sheet1.V10 Sheet1.AE2:Sheet1.AE2 Sheet1.AE3:Sheet1.AE10 Sheet1.AN2:Sheet1.AN2 Sheet1.AN3:Sheet1.AN10 Sheet1.AW2:Sheet1.AW2 Sheet1.AW3:Sheet1.AW10 Sheet1.BF2:Sheet1.BF2 Sheet1.BF3:Sheet1.BF10 Sheet1.BO2:Sheet1.BO2 Sheet1.BO3:Sheet1.BO10 Sheet1.BX2:Sheet1.BX2 Sheet1.BX3:Sheet1.BX1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15.999cm" svg:height="8.999cm" svg:x="79.884cm" svg:y="8.468cm">
            <draw:object draw:notify-on-update-of-ranges="Sheet1.CE4:Sheet1.CE4 Sheet1.A3:Sheet1.A10 Sheet1.B2:Sheet1.B2 Sheet1.B3:Sheet1.B10 Sheet1.CE2:Sheet1.CE2 Sheet1.CE3:Sheet1.CE9 Sheet1.C2:Sheet1.C2 Sheet1.C3:Sheet1.C10 Sheet1.L2:Sheet1.L2 Sheet1.L3:Sheet1.L10 Sheet1.U2:Sheet1.U2 Sheet1.U3:Sheet1.U10 Sheet1.AD2:Sheet1.AD2 Sheet1.AD3:Sheet1.AD10 Sheet1.AM2:Sheet1.AM2 Sheet1.AM3:Sheet1.AM10 Sheet1.AV2:Sheet1.AV2 Sheet1.AV3:Sheet1.AV10 Sheet1.BE2:Sheet1.BE2 Sheet1.BE3:Sheet1.BE10 Sheet1.BN2:Sheet1.BN2 Sheet1.BN3:Sheet1.BN10 Sheet1.BW2:Sheet1.BW2 Sheet1.BW3:Sheet1.BW1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3" table:default-cell-style-name="Default"/>
        <table:table-row table:style-name="ro1">
          <table:table-cell office:value-type="string">
            <text:p>nTs</text:p>
          </table:table-cell>
          <table:table-cell table:number-columns-repeated="82"/>
        </table:table-row>
        <table:table-row table:style-name="ro1">
          <table:table-cell office:value-type="string">
            <text:p>Length</text:p>
          </table:table-cell>
          <table:table-cell office:value-type="string">
            <text:p>HF/6-31+g*</text:p>
          </table:table-cell>
          <table:table-cell office:value-type="string">
            <text:p>Long_pypol_AtBon_HighPi</text:p>
          </table:table-cell>
          <table:table-cell office:value-type="string">
            <text:p>Long_ratio_AtBon_HighPi</text:p>
          </table:table-cell>
          <table:table-cell office:value-type="string">
            <text:p>Short_calpol_AtBon</text:p>
          </table:table-cell>
          <table:table-cell office:value-type="string">
            <text:p>Short_pypol_AtBon</text:p>
          </table:table-cell>
          <table:table-cell office:value-type="string">
            <text:p>Short_ratio_AtBon</text:p>
          </table:table-cell>
          <table:table-cell office:value-type="string">
            <text:p>Face_calpol_AtBon</text:p>
          </table:table-cell>
          <table:table-cell office:value-type="string">
            <text:p>Face_pypol_AtBon</text:p>
          </table:table-cell>
          <table:table-cell office:value-type="string">
            <text:p>Face_ratio_AtBon</text:p>
          </table:table-cell>
          <table:table-cell office:value-type="string">
            <text:p>Long_calpol_AtBon_LowS</text:p>
          </table:table-cell>
          <table:table-cell office:value-type="string">
            <text:p>Long_pypol_AtBon_LowS</text:p>
          </table:table-cell>
          <table:table-cell office:value-type="string">
            <text:p>Long_ratio_AtBon_LowS</text:p>
          </table:table-cell>
          <table:table-cell office:value-type="string">
            <text:p>Short_calpol_AtBon_LowS</text:p>
          </table:table-cell>
          <table:table-cell office:value-type="string">
            <text:p>Short_pypol_AtBon_LowS</text:p>
          </table:table-cell>
          <table:table-cell office:value-type="string">
            <text:p>Short_ratio_AtBon_LowS</text:p>
          </table:table-cell>
          <table:table-cell office:value-type="string">
            <text:p>Face_calpol_AtBon_LowS</text:p>
          </table:table-cell>
          <table:table-cell office:value-type="string">
            <text:p>Face_pypol_AtBon_LowS</text:p>
          </table:table-cell>
          <table:table-cell office:value-type="string">
            <text:p>Face_ratio_AtBon_LowS</text:p>
          </table:table-cell>
          <table:table-cell office:value-type="string">
            <text:p>Long_calpol_AtBon</text:p>
          </table:table-cell>
          <table:table-cell office:value-type="string">
            <text:p>Long_pypol_AtBon</text:p>
          </table:table-cell>
          <table:table-cell office:value-type="string">
            <text:p>Long_ratio_AtBon</text:p>
          </table:table-cell>
          <table:table-cell office:value-type="string">
            <text:p>Short_calpol_AtBon</text:p>
          </table:table-cell>
          <table:table-cell office:value-type="string">
            <text:p>Short_pypol_AtBon</text:p>
          </table:table-cell>
          <table:table-cell office:value-type="string">
            <text:p>Short_ratio_AtBon</text:p>
          </table:table-cell>
          <table:table-cell office:value-type="string">
            <text:p>Face_calpol_AtBon</text:p>
          </table:table-cell>
          <table:table-cell office:value-type="string">
            <text:p>Face_pypol_AtBon</text:p>
          </table:table-cell>
          <table:table-cell office:value-type="string">
            <text:p>Face_ratio_AtBon</text:p>
          </table:table-cell>
          <table:table-cell office:value-type="string">
            <text:p>Long_calpol_Lincomponents</text:p>
          </table:table-cell>
          <table:table-cell office:value-type="string">
            <text:p>Long_pypol_Lincomponents</text:p>
          </table:table-cell>
          <table:table-cell office:value-type="string">
            <text:p>Long_ratio_Lincomponents</text:p>
          </table:table-cell>
          <table:table-cell office:value-type="string">
            <text:p>Short_calpol_Lincomponents</text:p>
          </table:table-cell>
          <table:table-cell office:value-type="string">
            <text:p>Short_pypol_Lincomponents</text:p>
          </table:table-cell>
          <table:table-cell office:value-type="string">
            <text:p>Short_ratio_Lincomponents</text:p>
          </table:table-cell>
          <table:table-cell office:value-type="string">
            <text:p>Face_calpol_Lincomponents</text:p>
          </table:table-cell>
          <table:table-cell office:value-type="string">
            <text:p>Face_pypol_Lincomponents</text:p>
          </table:table-cell>
          <table:table-cell office:value-type="string">
            <text:p>Face_ratio_Lincomponents</text:p>
          </table:table-cell>
          <table:table-cell office:value-type="string">
            <text:p>Long_calpol_Linmean</text:p>
          </table:table-cell>
          <table:table-cell office:value-type="string">
            <text:p>Long_pypol_Linmean</text:p>
          </table:table-cell>
          <table:table-cell office:value-type="string">
            <text:p>Long_ratio_Linmean</text:p>
          </table:table-cell>
          <table:table-cell office:value-type="string">
            <text:p>Short_calpol_Linmean</text:p>
          </table:table-cell>
          <table:table-cell office:value-type="string">
            <text:p>Short_pypol_Linmean</text:p>
          </table:table-cell>
          <table:table-cell office:value-type="string">
            <text:p>Short_ratio_Linmean</text:p>
          </table:table-cell>
          <table:table-cell office:value-type="string">
            <text:p>Face_calpol_Linmean</text:p>
          </table:table-cell>
          <table:table-cell office:value-type="string">
            <text:p>Face_pypol_Linmean</text:p>
          </table:table-cell>
          <table:table-cell office:value-type="string">
            <text:p>Face_ratio_Linmean</text:p>
          </table:table-cell>
          <table:table-cell office:value-type="string">
            <text:p>Long_calpol_Linempirical</text:p>
          </table:table-cell>
          <table:table-cell office:value-type="string">
            <text:p>Long_pypol_Linempirical</text:p>
          </table:table-cell>
          <table:table-cell office:value-type="string">
            <text:p>Long_ratio_Linempirical</text:p>
          </table:table-cell>
          <table:table-cell office:value-type="string">
            <text:p>Short_calpol_Linempirical</text:p>
          </table:table-cell>
          <table:table-cell office:value-type="string">
            <text:p>Short_pypol_Linempirical</text:p>
          </table:table-cell>
          <table:table-cell office:value-type="string">
            <text:p>Short_ratio_Linempirical</text:p>
          </table:table-cell>
          <table:table-cell office:value-type="string">
            <text:p>Face_calpol_Linempirical</text:p>
          </table:table-cell>
          <table:table-cell office:value-type="string">
            <text:p>Face_pypol_Linempirical</text:p>
          </table:table-cell>
          <table:table-cell office:value-type="string">
            <text:p>Face_ratio_Linempirical</text:p>
          </table:table-cell>
          <table:table-cell office:value-type="string">
            <text:p>Long_calpol_Expcomponents</text:p>
          </table:table-cell>
          <table:table-cell office:value-type="string">
            <text:p>Long_pypol_Expcomponents</text:p>
          </table:table-cell>
          <table:table-cell office:value-type="string">
            <text:p>Long_ratio_Expcomponents</text:p>
          </table:table-cell>
          <table:table-cell office:value-type="string">
            <text:p>Short_calpol_Expcomponents</text:p>
          </table:table-cell>
          <table:table-cell office:value-type="string">
            <text:p>Short_pypol_Expcomponents</text:p>
          </table:table-cell>
          <table:table-cell office:value-type="string">
            <text:p>Short_ratio_Expcomponents</text:p>
          </table:table-cell>
          <table:table-cell office:value-type="string">
            <text:p>Face_calpol_Expcomponents</text:p>
          </table:table-cell>
          <table:table-cell office:value-type="string">
            <text:p>Face_pypol_Expcomponents</text:p>
          </table:table-cell>
          <table:table-cell office:value-type="string">
            <text:p>Face_ratio_Expcomponents</text:p>
          </table:table-cell>
          <table:table-cell office:value-type="string">
            <text:p>Long_calpol_Expmean</text:p>
          </table:table-cell>
          <table:table-cell office:value-type="string">
            <text:p>Long_pypol_Expmean</text:p>
          </table:table-cell>
          <table:table-cell office:value-type="string">
            <text:p>Long_ratio_Expmean</text:p>
          </table:table-cell>
          <table:table-cell office:value-type="string">
            <text:p>Short_calpol_Expmean</text:p>
          </table:table-cell>
          <table:table-cell office:value-type="string">
            <text:p>Short_pypol_Expmean</text:p>
          </table:table-cell>
          <table:table-cell office:value-type="string">
            <text:p>Short_ratio_Expmean</text:p>
          </table:table-cell>
          <table:table-cell office:value-type="string">
            <text:p>Face_calpol_Expmean</text:p>
          </table:table-cell>
          <table:table-cell office:value-type="string">
            <text:p>Face_pypol_Expmean</text:p>
          </table:table-cell>
          <table:table-cell office:value-type="string">
            <text:p>Face_ratio_Expmean</text:p>
          </table:table-cell>
          <table:table-cell office:value-type="string">
            <text:p>Long_calpol_Expempirical</text:p>
          </table:table-cell>
          <table:table-cell office:value-type="string">
            <text:p>Long_pypol_Expempirical</text:p>
          </table:table-cell>
          <table:table-cell office:value-type="string">
            <text:p>Long_ratio_Expempirical</text:p>
          </table:table-cell>
          <table:table-cell office:value-type="string">
            <text:p>Short_calpol_Expempirical</text:p>
          </table:table-cell>
          <table:table-cell office:value-type="string">
            <text:p>Short_pypol_Expempirical</text:p>
          </table:table-cell>
          <table:table-cell office:value-type="string">
            <text:p>Short_ratio_Expempirical</text:p>
          </table:table-cell>
          <table:table-cell office:value-type="string">
            <text:p>Face_calpol_Expempirical</text:p>
          </table:table-cell>
          <table:table-cell office:value-type="string">
            <text:p>Face_pypol_Expempirical</text:p>
          </table:table-cell>
          <table:table-cell office:value-type="string">
            <text:p>Face_ratio_Expempirical</text:p>
          </table:table-cell>
          <table:table-cell office:value-type="string">
            <text:p>Champagne et al. MP2/3-21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1.3577">
            <text:p>71.3577</text:p>
          </table:table-cell>
          <table:table-cell office:value-type="float" office:value="68.6025138367">
            <text:p>68.6025138367</text:p>
          </table:table-cell>
          <table:table-cell office:value-type="float" office:value="0.961389083963">
            <text:p>0.961389084</text:p>
          </table:table-cell>
          <table:table-cell office:value-type="float" office:value="62.8695">
            <text:p>62.8695</text:p>
          </table:table-cell>
          <table:table-cell office:value-type="float" office:value="68.9744624928">
            <text:p>68.9744624928</text:p>
          </table:table-cell>
          <table:table-cell office:value-type="float" office:value="1.09710531327">
            <text:p>1.0971053133</text:p>
          </table:table-cell>
          <table:table-cell office:value-type="float" office:value="39.4705">
            <text:p>39.4705</text:p>
          </table:table-cell>
          <table:table-cell office:value-type="float" office:value="34.9705217582">
            <text:p>34.9705217582</text:p>
          </table:table-cell>
          <table:table-cell office:value-type="float" office:value="0.885991354511">
            <text:p>0.8859913545</text:p>
          </table:table-cell>
          <table:table-cell office:value-type="float" office:value="71.3577">
            <text:p>71.3577</text:p>
          </table:table-cell>
          <table:table-cell office:value-type="float" office:value="55.2341195983">
            <text:p>55.2341195983</text:p>
          </table:table-cell>
          <table:table-cell office:value-type="float" office:value="0.774045682503">
            <text:p>0.7740456825</text:p>
          </table:table-cell>
          <table:table-cell office:value-type="float" office:value="62.8695">
            <text:p>62.8695</text:p>
          </table:table-cell>
          <table:table-cell office:value-type="float" office:value="54.814225388">
            <text:p>54.814225388</text:p>
          </table:table-cell>
          <table:table-cell office:value-type="float" office:value="0.871873092486">
            <text:p>0.8718730925</text:p>
          </table:table-cell>
          <table:table-cell office:value-type="float" office:value="39.4705">
            <text:p>39.4705</text:p>
          </table:table-cell>
          <table:table-cell office:value-type="float" office:value="34.9705217582">
            <text:p>34.9705217582</text:p>
          </table:table-cell>
          <table:table-cell office:value-type="float" office:value="0.885991354511">
            <text:p>0.8859913545</text:p>
          </table:table-cell>
          <table:table-cell office:value-type="float" office:value="71.3577">
            <text:p>71.3577</text:p>
          </table:table-cell>
          <table:table-cell office:value-type="float" office:value="79.6240259605">
            <text:p>79.6240259605</text:p>
          </table:table-cell>
          <table:table-cell office:value-type="float" office:value="1.11584350337">
            <text:p>1.1158435034</text:p>
          </table:table-cell>
          <table:table-cell office:value-type="float" office:value="62.8695">
            <text:p>62.8695</text:p>
          </table:table-cell>
          <table:table-cell office:value-type="float" office:value="73.5908585211">
            <text:p>73.5908585211</text:p>
          </table:table-cell>
          <table:table-cell office:value-type="float" office:value="1.17053354204">
            <text:p>1.170533542</text:p>
          </table:table-cell>
          <table:table-cell office:value-type="float" office:value="39.4705">
            <text:p>39.4705</text:p>
          </table:table-cell>
          <table:table-cell office:value-type="float" office:value="52.812656722">
            <text:p>52.812656722</text:p>
          </table:table-cell>
          <table:table-cell office:value-type="float" office:value="1.33802857126">
            <text:p>1.3380285713</text:p>
          </table:table-cell>
          <table:table-cell office:value-type="float" office:value="71.3577">
            <text:p>71.3577</text:p>
          </table:table-cell>
          <table:table-cell office:value-type="float" office:value="173.925265418">
            <text:p>173.925265418</text:p>
          </table:table-cell>
          <table:table-cell office:value-type="float" office:value="2.43737207643">
            <text:p>2.4373720764</text:p>
          </table:table-cell>
          <table:table-cell office:value-type="float" office:value="62.8695">
            <text:p>62.8695</text:p>
          </table:table-cell>
          <table:table-cell office:value-type="float" office:value="58.6829085408">
            <text:p>58.6829085408</text:p>
          </table:table-cell>
          <table:table-cell office:value-type="float" office:value="0.933408227214">
            <text:p>0.9334082272</text:p>
          </table:table-cell>
          <table:table-cell office:value-type="float" office:value="39.4705">
            <text:p>39.4705</text:p>
          </table:table-cell>
          <table:table-cell office:value-type="float" office:value="24.0330655667">
            <text:p>24.0330655667</text:p>
          </table:table-cell>
          <table:table-cell office:value-type="float" office:value="0.608886777889">
            <text:p>0.6088867779</text:p>
          </table:table-cell>
          <table:table-cell office:value-type="float" office:value="71.3577">
            <text:p>71.3577</text:p>
          </table:table-cell>
          <table:table-cell office:value-type="float" office:value="193.930521197">
            <text:p>193.930521197</text:p>
          </table:table-cell>
          <table:table-cell office:value-type="float" office:value="2.71772382234">
            <text:p>2.7177238223</text:p>
          </table:table-cell>
          <table:table-cell office:value-type="float" office:value="62.8695">
            <text:p>62.8695</text:p>
          </table:table-cell>
          <table:table-cell office:value-type="float" office:value="72.374854758">
            <text:p>72.374854758</text:p>
          </table:table-cell>
          <table:table-cell office:value-type="float" office:value="1.15119183003">
            <text:p>1.15119183</text:p>
          </table:table-cell>
          <table:table-cell office:value-type="float" office:value="39.4705">
            <text:p>39.4705</text:p>
          </table:table-cell>
          <table:table-cell office:value-type="float" office:value="26.122329145">
            <text:p>26.122329145</text:p>
          </table:table-cell>
          <table:table-cell office:value-type="float" office:value="0.661819058412">
            <text:p>0.6618190584</text:p>
          </table:table-cell>
          <table:table-cell office:value-type="float" office:value="71.3577">
            <text:p>71.3577</text:p>
          </table:table-cell>
          <table:table-cell office:value-type="float" office:value="234.965583945">
            <text:p>234.965583945</text:p>
          </table:table-cell>
          <table:table-cell office:value-type="float" office:value="3.29278527678">
            <text:p>3.2927852768</text:p>
          </table:table-cell>
          <table:table-cell office:value-type="float" office:value="62.8695">
            <text:p>62.8695</text:p>
          </table:table-cell>
          <table:table-cell office:value-type="float" office:value="86.3219663721">
            <text:p>86.3219663721</text:p>
          </table:table-cell>
          <table:table-cell office:value-type="float" office:value="1.37303408445">
            <text:p>1.3730340845</text:p>
          </table:table-cell>
          <table:table-cell office:value-type="float" office:value="39.4705">
            <text:p>39.4705</text:p>
          </table:table-cell>
          <table:table-cell office:value-type="float" office:value="28.9261586337">
            <text:p>28.9261586337</text:p>
          </table:table-cell>
          <table:table-cell office:value-type="float" office:value="0.7328551357">
            <text:p>0.7328551357</text:p>
          </table:table-cell>
          <table:table-cell office:value-type="float" office:value="71.3577">
            <text:p>71.3577</text:p>
          </table:table-cell>
          <table:table-cell office:value-type="float" office:value="134.387514249">
            <text:p>134.387514249</text:p>
          </table:table-cell>
          <table:table-cell office:value-type="float" office:value="1.8832938036">
            <text:p>1.8832938036</text:p>
          </table:table-cell>
          <table:table-cell office:value-type="float" office:value="62.8695">
            <text:p>62.8695</text:p>
          </table:table-cell>
          <table:table-cell office:value-type="float" office:value="56.4004423267">
            <text:p>56.4004423267</text:p>
          </table:table-cell>
          <table:table-cell office:value-type="float" office:value="0.897103401916">
            <text:p>0.8971034019</text:p>
          </table:table-cell>
          <table:table-cell office:value-type="float" office:value="39.4705">
            <text:p>39.4705</text:p>
          </table:table-cell>
          <table:table-cell office:value-type="float" office:value="24.0802658458">
            <text:p>24.0802658458</text:p>
          </table:table-cell>
          <table:table-cell office:value-type="float" office:value="0.610082614758">
            <text:p>0.6100826148</text:p>
          </table:table-cell>
          <table:table-cell office:value-type="float" office:value="71.3577">
            <text:p>71.3577</text:p>
          </table:table-cell>
          <table:table-cell office:value-type="float" office:value="147.568820896">
            <text:p>147.568820896</text:p>
          </table:table-cell>
          <table:table-cell office:value-type="float" office:value="2.0680153774">
            <text:p>2.0680153774</text:p>
          </table:table-cell>
          <table:table-cell office:value-type="float" office:value="62.8695">
            <text:p>62.8695</text:p>
          </table:table-cell>
          <table:table-cell office:value-type="float" office:value="66.80498521">
            <text:p>66.80498521</text:p>
          </table:table-cell>
          <table:table-cell office:value-type="float" office:value="1.06259768584">
            <text:p>1.0625976858</text:p>
          </table:table-cell>
          <table:table-cell office:value-type="float" office:value="39.4705">
            <text:p>39.4705</text:p>
          </table:table-cell>
          <table:table-cell office:value-type="float" office:value="25.6194904812">
            <text:p>25.6194904812</text:p>
          </table:table-cell>
          <table:table-cell office:value-type="float" office:value="0.649079451267">
            <text:p>0.6490794513</text:p>
          </table:table-cell>
          <table:table-cell office:value-type="float" office:value="71.3577">
            <text:p>71.3577</text:p>
          </table:table-cell>
          <table:table-cell office:value-type="float" office:value="163.835615838">
            <text:p>163.835615838</text:p>
          </table:table-cell>
          <table:table-cell office:value-type="float" office:value="2.2959766898">
            <text:p>2.2959766898</text:p>
          </table:table-cell>
          <table:table-cell office:value-type="float" office:value="62.8695">
            <text:p>62.8695</text:p>
          </table:table-cell>
          <table:table-cell office:value-type="float" office:value="75.1385340648">
            <text:p>75.1385340648</text:p>
          </table:table-cell>
          <table:table-cell office:value-type="float" office:value="1.19515081343">
            <text:p>1.1951508134</text:p>
          </table:table-cell>
          <table:table-cell office:value-type="float" office:value="39.4705">
            <text:p>39.4705</text:p>
          </table:table-cell>
          <table:table-cell office:value-type="float" office:value="27.1397171713">
            <text:p>27.1397171713</text:p>
          </table:table-cell>
          <table:table-cell office:value-type="float" office:value="0.687594967666">
            <text:p>0.6875949677</text:p>
          </table:table-cell>
          <table:table-cell office:value-type="float" office:value="55.46">
            <text:p>55.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292">
            <text:p>173.292</text:p>
          </table:table-cell>
          <table:table-cell office:value-type="float" office:value="198.976277744">
            <text:p>198.976277744</text:p>
          </table:table-cell>
          <table:table-cell office:value-type="float" office:value="1.14821386875">
            <text:p>1.1482138688</text:p>
          </table:table-cell>
          <table:table-cell office:value-type="float" office:value="128.321">
            <text:p>128.321</text:p>
          </table:table-cell>
          <table:table-cell office:value-type="float" office:value="132.814592482">
            <text:p>132.814592482</text:p>
          </table:table-cell>
          <table:table-cell office:value-type="float" office:value="1.03501837176">
            <text:p>1.0350183718</text:p>
          </table:table-cell>
          <table:table-cell office:value-type="float" office:value="73.0458">
            <text:p>73.0458</text:p>
          </table:table-cell>
          <table:table-cell office:value-type="float" office:value="75.7306512458">
            <text:p>75.7306512458</text:p>
          </table:table-cell>
          <table:table-cell office:value-type="float" office:value="1.03675572375">
            <text:p>1.0367557238</text:p>
          </table:table-cell>
          <table:table-cell office:value-type="float" office:value="173.292">
            <text:p>173.292</text:p>
          </table:table-cell>
          <table:table-cell office:value-type="float" office:value="141.222435124">
            <text:p>141.222435124</text:p>
          </table:table-cell>
          <table:table-cell office:value-type="float" office:value="0.814939149668">
            <text:p>0.8149391497</text:p>
          </table:table-cell>
          <table:table-cell office:value-type="float" office:value="128.321">
            <text:p>128.321</text:p>
          </table:table-cell>
          <table:table-cell office:value-type="float" office:value="106.71331294">
            <text:p>106.71331294</text:p>
          </table:table-cell>
          <table:table-cell office:value-type="float" office:value="0.831612229799">
            <text:p>0.8316122298</text:p>
          </table:table-cell>
          <table:table-cell office:value-type="float" office:value="73.0458">
            <text:p>73.0458</text:p>
          </table:table-cell>
          <table:table-cell office:value-type="float" office:value="71.7059230429">
            <text:p>71.7059230429</text:p>
          </table:table-cell>
          <table:table-cell office:value-type="float" office:value="0.981657029465">
            <text:p>0.9816570295</text:p>
          </table:table-cell>
          <table:table-cell office:value-type="float" office:value="173.292">
            <text:p>173.292</text:p>
          </table:table-cell>
          <table:table-cell office:value-type="float" office:value="200.014454203">
            <text:p>200.014454203</text:p>
          </table:table-cell>
          <table:table-cell office:value-type="float" office:value="1.15420477693">
            <text:p>1.1542047769</text:p>
          </table:table-cell>
          <table:table-cell office:value-type="float" office:value="128.321">
            <text:p>128.321</text:p>
          </table:table-cell>
          <table:table-cell office:value-type="float" office:value="149.055992472">
            <text:p>149.055992472</text:p>
          </table:table-cell>
          <table:table-cell office:value-type="float" office:value="1.16158689904">
            <text:p>1.161586899</text:p>
          </table:table-cell>
          <table:table-cell office:value-type="float" office:value="73.0458">
            <text:p>73.0458</text:p>
          </table:table-cell>
          <table:table-cell office:value-type="float" office:value="102.540795732">
            <text:p>102.540795732</text:p>
          </table:table-cell>
          <table:table-cell office:value-type="float" office:value="1.40378770213">
            <text:p>1.4037877021</text:p>
          </table:table-cell>
          <table:table-cell office:value-type="float" office:value="173.292">
            <text:p>173.292</text:p>
          </table:table-cell>
          <table:table-cell office:value-type="float" office:value="123.392251631">
            <text:p>123.392251631</text:p>
          </table:table-cell>
          <table:table-cell office:value-type="float" office:value="0.712048170898">
            <text:p>0.7120481709</text:p>
          </table:table-cell>
          <table:table-cell office:value-type="float" office:value="128.321">
            <text:p>128.321</text:p>
          </table:table-cell>
          <table:table-cell office:value-type="float" office:value="215.484725837">
            <text:p>215.484725837</text:p>
          </table:table-cell>
          <table:table-cell office:value-type="float" office:value="1.6792631435">
            <text:p>1.6792631435</text:p>
          </table:table-cell>
          <table:table-cell office:value-type="float" office:value="73.0458">
            <text:p>73.0458</text:p>
          </table:table-cell>
          <table:table-cell office:value-type="float" office:value="59.4440485217">
            <text:p>59.4440485217</text:p>
          </table:table-cell>
          <table:table-cell office:value-type="float" office:value="0.813791464009">
            <text:p>0.813791464</text:p>
          </table:table-cell>
          <table:table-cell office:value-type="float" office:value="173.292">
            <text:p>173.292</text:p>
          </table:table-cell>
          <table:table-cell office:value-type="float" office:value="158.196789074">
            <text:p>158.196789074</text:p>
          </table:table-cell>
          <table:table-cell office:value-type="float" office:value="0.912891472625">
            <text:p>0.9128914726</text:p>
          </table:table-cell>
          <table:table-cell office:value-type="float" office:value="128.321">
            <text:p>128.321</text:p>
          </table:table-cell>
          <table:table-cell office:value-type="float" office:value="245.857668039">
            <text:p>245.857668039</text:p>
          </table:table-cell>
          <table:table-cell office:value-type="float" office:value="1.91595816771">
            <text:p>1.9159581677</text:p>
          </table:table-cell>
          <table:table-cell office:value-type="float" office:value="73.0458">
            <text:p>73.0458</text:p>
          </table:table-cell>
          <table:table-cell office:value-type="float" office:value="71.6236814002">
            <text:p>71.6236814002</text:p>
          </table:table-cell>
          <table:table-cell office:value-type="float" office:value="0.980531138001">
            <text:p>0.980531138</text:p>
          </table:table-cell>
          <table:table-cell office:value-type="float" office:value="173.292">
            <text:p>173.292</text:p>
          </table:table-cell>
          <table:table-cell office:value-type="float" office:value="199.57023515">
            <text:p>199.57023515</text:p>
          </table:table-cell>
          <table:table-cell office:value-type="float" office:value="1.15164136342">
            <text:p>1.1516413634</text:p>
          </table:table-cell>
          <table:table-cell office:value-type="float" office:value="128.321">
            <text:p>128.321</text:p>
          </table:table-cell>
          <table:table-cell office:value-type="float" office:value="286.100869682">
            <text:p>286.100869682</text:p>
          </table:table-cell>
          <table:table-cell office:value-type="float" office:value="2.22957169662">
            <text:p>2.2295716966</text:p>
          </table:table-cell>
          <table:table-cell office:value-type="float" office:value="73.0458">
            <text:p>73.0458</text:p>
          </table:table-cell>
          <table:table-cell office:value-type="float" office:value="125.47753042">
            <text:p>125.47753042</text:p>
          </table:table-cell>
          <table:table-cell office:value-type="float" office:value="1.71779254139">
            <text:p>1.7177925414</text:p>
          </table:table-cell>
          <table:table-cell office:value-type="float" office:value="173.292">
            <text:p>173.292</text:p>
          </table:table-cell>
          <table:table-cell office:value-type="float" office:value="101.519464533">
            <text:p>101.519464533</text:p>
          </table:table-cell>
          <table:table-cell office:value-type="float" office:value="0.585828916125">
            <text:p>0.5858289161</text:p>
          </table:table-cell>
          <table:table-cell office:value-type="float" office:value="128.321">
            <text:p>128.321</text:p>
          </table:table-cell>
          <table:table-cell office:value-type="float" office:value="170.76494548">
            <text:p>170.76494548</text:p>
          </table:table-cell>
          <table:table-cell office:value-type="float" office:value="1.33076383039">
            <text:p>1.3307638304</text:p>
          </table:table-cell>
          <table:table-cell office:value-type="float" office:value="73.0458">
            <text:p>73.0458</text:p>
          </table:table-cell>
          <table:table-cell office:value-type="float" office:value="54.4463165738">
            <text:p>54.4463165738</text:p>
          </table:table-cell>
          <table:table-cell office:value-type="float" office:value="0.745372308522">
            <text:p>0.7453723085</text:p>
          </table:table-cell>
          <table:table-cell office:value-type="float" office:value="173.292">
            <text:p>173.292</text:p>
          </table:table-cell>
          <table:table-cell office:value-type="float" office:value="125.243838316">
            <text:p>125.243838316</text:p>
          </table:table-cell>
          <table:table-cell office:value-type="float" office:value="0.722732949679">
            <text:p>0.7227329497</text:p>
          </table:table-cell>
          <table:table-cell office:value-type="float" office:value="128.321">
            <text:p>128.321</text:p>
          </table:table-cell>
          <table:table-cell office:value-type="float" office:value="195.456848863">
            <text:p>195.456848863</text:p>
          </table:table-cell>
          <table:table-cell office:value-type="float" office:value="1.52318676493">
            <text:p>1.5231867649</text:p>
          </table:table-cell>
          <table:table-cell office:value-type="float" office:value="73.0458">
            <text:p>73.0458</text:p>
          </table:table-cell>
          <table:table-cell office:value-type="float" office:value="60.3582369952">
            <text:p>60.3582369952</text:p>
          </table:table-cell>
          <table:table-cell office:value-type="float" office:value="0.826306741732">
            <text:p>0.8263067417</text:p>
          </table:table-cell>
          <table:table-cell office:value-type="float" office:value="173.292">
            <text:p>173.292</text:p>
          </table:table-cell>
          <table:table-cell office:value-type="float" office:value="146.839933322">
            <text:p>146.839933322</text:p>
          </table:table-cell>
          <table:table-cell office:value-type="float" office:value="0.847355523176">
            <text:p>0.8473555232</text:p>
          </table:table-cell>
          <table:table-cell office:value-type="float" office:value="128.321">
            <text:p>128.321</text:p>
          </table:table-cell>
          <table:table-cell office:value-type="float" office:value="218.028398277">
            <text:p>218.028398277</text:p>
          </table:table-cell>
          <table:table-cell office:value-type="float" office:value="1.69908587275">
            <text:p>1.6990858728</text:p>
          </table:table-cell>
          <table:table-cell office:value-type="float" office:value="73.0458">
            <text:p>73.0458</text:p>
          </table:table-cell>
          <table:table-cell office:value-type="float" office:value="67.6956113977">
            <text:p>67.6956113977</text:p>
          </table:table-cell>
          <table:table-cell office:value-type="float" office:value="0.926755698448">
            <text:p>0.9267556984</text:p>
          </table:table-cell>
          <table:table-cell office:value-type="float" office:value="151.5">
            <text:p>15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2.028">
            <text:p>322.028</text:p>
          </table:table-cell>
          <table:table-cell office:value-type="float" office:value="356.484094543">
            <text:p>356.484094543</text:p>
          </table:table-cell>
          <table:table-cell office:value-type="float" office:value="1.10699720069">
            <text:p>1.1069972007</text:p>
          </table:table-cell>
          <table:table-cell office:value-type="float" office:value="187.771">
            <text:p>187.771</text:p>
          </table:table-cell>
          <table:table-cell office:value-type="float" office:value="196.260867369">
            <text:p>196.260867369</text:p>
          </table:table-cell>
          <table:table-cell office:value-type="float" office:value="1.04521394342">
            <text:p>1.0452139434</text:p>
          </table:table-cell>
          <table:table-cell office:value-type="float" office:value="103.373">
            <text:p>103.373</text:p>
          </table:table-cell>
          <table:table-cell office:value-type="float" office:value="108.160539199">
            <text:p>108.160539199</text:p>
          </table:table-cell>
          <table:table-cell office:value-type="float" office:value="1.04631324619">
            <text:p>1.0463132462</text:p>
          </table:table-cell>
          <table:table-cell office:value-type="float" office:value="322.028">
            <text:p>322.028</text:p>
          </table:table-cell>
          <table:table-cell office:value-type="float" office:value="238.120732759">
            <text:p>238.120732759</text:p>
          </table:table-cell>
          <table:table-cell office:value-type="float" office:value="0.739441082016">
            <text:p>0.739441082</text:p>
          </table:table-cell>
          <table:table-cell office:value-type="float" office:value="187.771">
            <text:p>187.771</text:p>
          </table:table-cell>
          <table:table-cell office:value-type="float" office:value="157.895533873">
            <text:p>157.895533873</text:p>
          </table:table-cell>
          <table:table-cell office:value-type="float" office:value="0.840894141657">
            <text:p>0.8408941417</text:p>
          </table:table-cell>
          <table:table-cell office:value-type="float" office:value="103.373">
            <text:p>103.373</text:p>
          </table:table-cell>
          <table:table-cell office:value-type="float" office:value="103.440611409">
            <text:p>103.440611409</text:p>
          </table:table-cell>
          <table:table-cell office:value-type="float" office:value="1.00065405289">
            <text:p>1.0006540529</text:p>
          </table:table-cell>
          <table:table-cell office:value-type="float" office:value="322.028">
            <text:p>322.028</text:p>
          </table:table-cell>
          <table:table-cell office:value-type="float" office:value="356.826534868">
            <text:p>356.826534868</text:p>
          </table:table-cell>
          <table:table-cell office:value-type="float" office:value="1.10806058749">
            <text:p>1.1080605875</text:p>
          </table:table-cell>
          <table:table-cell office:value-type="float" office:value="187.771">
            <text:p>187.771</text:p>
          </table:table-cell>
          <table:table-cell office:value-type="float" office:value="215.704085784">
            <text:p>215.704085784</text:p>
          </table:table-cell>
          <table:table-cell office:value-type="float" office:value="1.14876144763">
            <text:p>1.1487614476</text:p>
          </table:table-cell>
          <table:table-cell office:value-type="float" office:value="103.373">
            <text:p>103.373</text:p>
          </table:table-cell>
          <table:table-cell office:value-type="float" office:value="146.879606932">
            <text:p>146.879606932</text:p>
          </table:table-cell>
          <table:table-cell office:value-type="float" office:value="1.42087012017">
            <text:p>1.4208701202</text:p>
          </table:table-cell>
          <table:table-cell office:value-type="float" office:value="322.028">
            <text:p>322.028</text:p>
          </table:table-cell>
          <table:table-cell office:value-type="float" office:value="187.873599684">
            <text:p>187.873599684</text:p>
          </table:table-cell>
          <table:table-cell office:value-type="float" office:value="0.583407653012">
            <text:p>0.583407653</text:p>
          </table:table-cell>
          <table:table-cell office:value-type="float" office:value="187.771">
            <text:p>187.771</text:p>
          </table:table-cell>
          <table:table-cell office:value-type="float" office:value="278.65438752">
            <text:p>278.65438752</text:p>
          </table:table-cell>
          <table:table-cell office:value-type="float" office:value="1.48401184166">
            <text:p>1.4840118417</text:p>
          </table:table-cell>
          <table:table-cell office:value-type="float" office:value="103.373">
            <text:p>103.373</text:p>
          </table:table-cell>
          <table:table-cell office:value-type="float" office:value="81.7771636037">
            <text:p>81.7771636037</text:p>
          </table:table-cell>
          <table:table-cell office:value-type="float" office:value="0.791088230038">
            <text:p>0.79108823</text:p>
          </table:table-cell>
          <table:table-cell office:value-type="float" office:value="322.028">
            <text:p>322.028</text:p>
          </table:table-cell>
          <table:table-cell office:value-type="float" office:value="250.945970072">
            <text:p>250.945970072</text:p>
          </table:table-cell>
          <table:table-cell office:value-type="float" office:value="0.779267548387">
            <text:p>0.7792675484</text:p>
          </table:table-cell>
          <table:table-cell office:value-type="float" office:value="187.771">
            <text:p>187.771</text:p>
          </table:table-cell>
          <table:table-cell office:value-type="float" office:value="336.370925506">
            <text:p>336.370925506</text:p>
          </table:table-cell>
          <table:table-cell office:value-type="float" office:value="1.79138911496">
            <text:p>1.791389115</text:p>
          </table:table-cell>
          <table:table-cell office:value-type="float" office:value="103.373">
            <text:p>103.373</text:p>
          </table:table-cell>
          <table:table-cell office:value-type="float" office:value="112.499535658">
            <text:p>112.499535658</text:p>
          </table:table-cell>
          <table:table-cell office:value-type="float" office:value="1.08828742184">
            <text:p>1.0882874218</text:p>
          </table:table-cell>
          <table:table-cell office:value-type="float" office:value="322.028">
            <text:p>322.028</text:p>
          </table:table-cell>
          <table:table-cell office:value-type="float" office:value="333.439024742">
            <text:p>333.439024742</text:p>
          </table:table-cell>
          <table:table-cell office:value-type="float" office:value="1.03543488374">
            <text:p>1.0354348837</text:p>
          </table:table-cell>
          <table:table-cell office:value-type="float" office:value="187.771">
            <text:p>187.771</text:p>
          </table:table-cell>
          <table:table-cell office:value-type="float" office:value="305.187662407">
            <text:p>305.187662407</text:p>
          </table:table-cell>
          <table:table-cell office:value-type="float" office:value="1.62531840597">
            <text:p>1.625318406</text:p>
          </table:table-cell>
          <table:table-cell office:value-type="float" office:value="103.373">
            <text:p>103.373</text:p>
          </table:table-cell>
          <table:table-cell office:value-type="float" office:value="-25.2174255851">
            <text:p>-25.2174255851</text:p>
          </table:table-cell>
          <table:table-cell office:value-type="float" office:value="-0.243945958665">
            <text:p>-0.2439459587</text:p>
          </table:table-cell>
          <table:table-cell office:value-type="float" office:value="322.028">
            <text:p>322.028</text:p>
          </table:table-cell>
          <table:table-cell office:value-type="float" office:value="152.276800203">
            <text:p>152.276800203</text:p>
          </table:table-cell>
          <table:table-cell office:value-type="float" office:value="0.472868198426">
            <text:p>0.4728681984</text:p>
          </table:table-cell>
          <table:table-cell office:value-type="float" office:value="187.771">
            <text:p>187.771</text:p>
          </table:table-cell>
          <table:table-cell office:value-type="float" office:value="222.673553439">
            <text:p>222.673553439</text:p>
          </table:table-cell>
          <table:table-cell office:value-type="float" office:value="1.18587829558">
            <text:p>1.1858782956</text:p>
          </table:table-cell>
          <table:table-cell office:value-type="float" office:value="103.373">
            <text:p>103.373</text:p>
          </table:table-cell>
          <table:table-cell office:value-type="float" office:value="74.9422535413">
            <text:p>74.9422535413</text:p>
          </table:table-cell>
          <table:table-cell office:value-type="float" office:value="0.724969320241">
            <text:p>0.7249693202</text:p>
          </table:table-cell>
          <table:table-cell office:value-type="float" office:value="322.028">
            <text:p>322.028</text:p>
          </table:table-cell>
          <table:table-cell office:value-type="float" office:value="189.102840105">
            <text:p>189.102840105</text:p>
          </table:table-cell>
          <table:table-cell office:value-type="float" office:value="0.587224837918">
            <text:p>0.5872248379</text:p>
          </table:table-cell>
          <table:table-cell office:value-type="float" office:value="187.771">
            <text:p>187.771</text:p>
          </table:table-cell>
          <table:table-cell office:value-type="float" office:value="262.893305954">
            <text:p>262.893305954</text:p>
          </table:table-cell>
          <table:table-cell office:value-type="float" office:value="1.40007405805">
            <text:p>1.4000740581</text:p>
          </table:table-cell>
          <table:table-cell office:value-type="float" office:value="103.373">
            <text:p>103.373</text:p>
          </table:table-cell>
          <table:table-cell office:value-type="float" office:value="84.6408109299">
            <text:p>84.6408109299</text:p>
          </table:table-cell>
          <table:table-cell office:value-type="float" office:value="0.818790312072">
            <text:p>0.8187903121</text:p>
          </table:table-cell>
          <table:table-cell office:value-type="float" office:value="322.028">
            <text:p>322.028</text:p>
          </table:table-cell>
          <table:table-cell office:value-type="float" office:value="222.893650439">
            <text:p>222.893650439</text:p>
          </table:table-cell>
          <table:table-cell office:value-type="float" office:value="0.692156118221">
            <text:p>0.6921561182</text:p>
          </table:table-cell>
          <table:table-cell office:value-type="float" office:value="187.771">
            <text:p>187.771</text:p>
          </table:table-cell>
          <table:table-cell office:value-type="float" office:value="300.95900063">
            <text:p>300.95900063</text:p>
          </table:table-cell>
          <table:table-cell office:value-type="float" office:value="1.60279809252">
            <text:p>1.6027980925</text:p>
          </table:table-cell>
          <table:table-cell office:value-type="float" office:value="103.373">
            <text:p>103.373</text:p>
          </table:table-cell>
          <table:table-cell office:value-type="float" office:value="98.5362994892">
            <text:p>98.5362994892</text:p>
          </table:table-cell>
          <table:table-cell office:value-type="float" office:value="0.953211181732">
            <text:p>0.9532111817</text:p>
          </table:table-cell>
          <table:table-cell office:value-type="float" office:value="282.27">
            <text:p>282.2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5.19">
            <text:p>505.19</text:p>
          </table:table-cell>
          <table:table-cell office:value-type="float" office:value="539.665244441">
            <text:p>539.665244441</text:p>
          </table:table-cell>
          <table:table-cell office:value-type="float" office:value="1.06824213551">
            <text:p>1.0682421355</text:p>
          </table:table-cell>
          <table:table-cell office:value-type="float" office:value="244.329">
            <text:p>244.329</text:p>
          </table:table-cell>
          <table:table-cell office:value-type="float" office:value="257.752364974">
            <text:p>257.752364974</text:p>
          </table:table-cell>
          <table:table-cell office:value-type="float" office:value="1.05493971233">
            <text:p>1.0549397123</text:p>
          </table:table-cell>
          <table:table-cell office:value-type="float" office:value="134.501">
            <text:p>134.501</text:p>
          </table:table-cell>
          <table:table-cell office:value-type="float" office:value="143.010167611">
            <text:p>143.010167611</text:p>
          </table:table-cell>
          <table:table-cell office:value-type="float" office:value="1.06326471633">
            <text:p>1.0632647163</text:p>
          </table:table-cell>
          <table:table-cell office:value-type="float" office:value="505.19">
            <text:p>505.19</text:p>
          </table:table-cell>
          <table:table-cell office:value-type="float" office:value="343.590214892">
            <text:p>343.590214892</text:p>
          </table:table-cell>
          <table:table-cell office:value-type="float" office:value="0.680120776128">
            <text:p>0.6801207761</text:p>
          </table:table-cell>
          <table:table-cell office:value-type="float" office:value="244.329">
            <text:p>244.329</text:p>
          </table:table-cell>
          <table:table-cell office:value-type="float" office:value="207.840451369">
            <text:p>207.840451369</text:p>
          </table:table-cell>
          <table:table-cell office:value-type="float" office:value="0.850658134603">
            <text:p>0.8506581346</text:p>
          </table:table-cell>
          <table:table-cell office:value-type="float" office:value="134.501">
            <text:p>134.501</text:p>
          </table:table-cell>
          <table:table-cell office:value-type="float" office:value="136.501497199">
            <text:p>136.501497199</text:p>
          </table:table-cell>
          <table:table-cell office:value-type="float" office:value="1.01487347454">
            <text:p>1.0148734745</text:p>
          </table:table-cell>
          <table:table-cell office:value-type="float" office:value="505.19">
            <text:p>505.19</text:p>
          </table:table-cell>
          <table:table-cell office:value-type="float" office:value="532.831151174">
            <text:p>532.831151174</text:p>
          </table:table-cell>
          <table:table-cell office:value-type="float" office:value="1.05471436722">
            <text:p>1.0547143672</text:p>
          </table:table-cell>
          <table:table-cell office:value-type="float" office:value="244.329">
            <text:p>244.329</text:p>
          </table:table-cell>
          <table:table-cell office:value-type="float" office:value="281.583775647">
            <text:p>281.583775647</text:p>
          </table:table-cell>
          <table:table-cell office:value-type="float" office:value="1.15247791153">
            <text:p>1.1524779115</text:p>
          </table:table-cell>
          <table:table-cell office:value-type="float" office:value="134.501">
            <text:p>134.501</text:p>
          </table:table-cell>
          <table:table-cell office:value-type="float" office:value="192.634812806">
            <text:p>192.634812806</text:p>
          </table:table-cell>
          <table:table-cell office:value-type="float" office:value="1.43221844303">
            <text:p>1.432218443</text:p>
          </table:table-cell>
          <table:table-cell office:value-type="float" office:value="505.19">
            <text:p>505.19</text:p>
          </table:table-cell>
          <table:table-cell office:value-type="float" office:value="257.336556658">
            <text:p>257.336556658</text:p>
          </table:table-cell>
          <table:table-cell office:value-type="float" office:value="0.509385689855">
            <text:p>0.5093856899</text:p>
          </table:table-cell>
          <table:table-cell office:value-type="float" office:value="244.329">
            <text:p>244.329</text:p>
          </table:table-cell>
          <table:table-cell office:value-type="float" office:value="321.831856779">
            <text:p>321.831856779</text:p>
          </table:table-cell>
          <table:table-cell office:value-type="float" office:value="1.31720694956">
            <text:p>1.3172069496</text:p>
          </table:table-cell>
          <table:table-cell office:value-type="float" office:value="134.501">
            <text:p>134.501</text:p>
          </table:table-cell>
          <table:table-cell office:value-type="float" office:value="110.868876809">
            <text:p>110.868876809</text:p>
          </table:table-cell>
          <table:table-cell office:value-type="float" office:value="0.824297788189">
            <text:p>0.8242977882</text:p>
          </table:table-cell>
          <table:table-cell office:value-type="float" office:value="505.19">
            <text:p>505.19</text:p>
          </table:table-cell>
          <table:table-cell office:value-type="float" office:value="353.902656245">
            <text:p>353.902656245</text:p>
          </table:table-cell>
          <table:table-cell office:value-type="float" office:value="0.700533771938">
            <text:p>0.7005337719</text:p>
          </table:table-cell>
          <table:table-cell office:value-type="float" office:value="244.329">
            <text:p>244.329</text:p>
          </table:table-cell>
          <table:table-cell office:value-type="float" office:value="389.974360952">
            <text:p>389.974360952</text:p>
          </table:table-cell>
          <table:table-cell office:value-type="float" office:value="1.59610345457">
            <text:p>1.5961034546</text:p>
          </table:table-cell>
          <table:table-cell office:value-type="float" office:value="134.501">
            <text:p>134.501</text:p>
          </table:table-cell>
          <table:table-cell office:value-type="float" office:value="187.044154638">
            <text:p>187.044154638</text:p>
          </table:table-cell>
          <table:table-cell office:value-type="float" office:value="1.39065252034">
            <text:p>1.3906525203</text:p>
          </table:table-cell>
          <table:table-cell office:value-type="float" office:value="505.19">
            <text:p>505.19</text:p>
          </table:table-cell>
          <table:table-cell office:value-type="float" office:value="507.676689812">
            <text:p>507.676689812</text:p>
          </table:table-cell>
          <table:table-cell office:value-type="float" office:value="1.00492228629">
            <text:p>1.0049222863</text:p>
          </table:table-cell>
          <table:table-cell office:value-type="float" office:value="244.329">
            <text:p>244.329</text:p>
          </table:table-cell>
          <table:table-cell office:value-type="float" office:value="483.732059372">
            <text:p>483.732059372</text:p>
          </table:table-cell>
          <table:table-cell office:value-type="float" office:value="1.97983890317">
            <text:p>1.9798389032</text:p>
          </table:table-cell>
          <table:table-cell office:value-type="float" office:value="134.501">
            <text:p>134.501</text:p>
          </table:table-cell>
          <table:table-cell office:value-type="float" office:value="51.9290751256">
            <text:p>51.9290751256</text:p>
          </table:table-cell>
          <table:table-cell office:value-type="float" office:value="0.386086907351">
            <text:p>0.3860869074</text:p>
          </table:table-cell>
          <table:table-cell office:value-type="float" office:value="505.19">
            <text:p>505.19</text:p>
          </table:table-cell>
          <table:table-cell office:value-type="float" office:value="203.748610398">
            <text:p>203.748610398</text:p>
          </table:table-cell>
          <table:table-cell office:value-type="float" office:value="0.403310854131">
            <text:p>0.4033108541</text:p>
          </table:table-cell>
          <table:table-cell office:value-type="float" office:value="244.329">
            <text:p>244.329</text:p>
          </table:table-cell>
          <table:table-cell office:value-type="float" office:value="263.992181401">
            <text:p>263.992181401</text:p>
          </table:table-cell>
          <table:table-cell office:value-type="float" office:value="1.08047829525">
            <text:p>1.0804782953</text:p>
          </table:table-cell>
          <table:table-cell office:value-type="float" office:value="134.501">
            <text:p>134.501</text:p>
          </table:table-cell>
          <table:table-cell office:value-type="float" office:value="99.6810968974">
            <text:p>99.6810968974</text:p>
          </table:table-cell>
          <table:table-cell office:value-type="float" office:value="0.741117886836">
            <text:p>0.7411178868</text:p>
          </table:table-cell>
          <table:table-cell office:value-type="float" office:value="505.19">
            <text:p>505.19</text:p>
          </table:table-cell>
          <table:table-cell office:value-type="float" office:value="255.004689194">
            <text:p>255.004689194</text:p>
          </table:table-cell>
          <table:table-cell office:value-type="float" office:value="0.504769867168">
            <text:p>0.5047698672</text:p>
          </table:table-cell>
          <table:table-cell office:value-type="float" office:value="244.329">
            <text:p>244.329</text:p>
          </table:table-cell>
          <table:table-cell office:value-type="float" office:value="317.487151848">
            <text:p>317.487151848</text:p>
          </table:table-cell>
          <table:table-cell office:value-type="float" office:value="1.29942475862">
            <text:p>1.2994247586</text:p>
          </table:table-cell>
          <table:table-cell office:value-type="float" office:value="134.501">
            <text:p>134.501</text:p>
          </table:table-cell>
          <table:table-cell office:value-type="float" office:value="113.825319678">
            <text:p>113.825319678</text:p>
          </table:table-cell>
          <table:table-cell office:value-type="float" office:value="0.846278612633">
            <text:p>0.8462786126</text:p>
          </table:table-cell>
          <table:table-cell office:value-type="float" office:value="505.19">
            <text:p>505.19</text:p>
          </table:table-cell>
          <table:table-cell office:value-type="float" office:value="302.6655628">
            <text:p>302.6655628</text:p>
          </table:table-cell>
          <table:table-cell office:value-type="float" office:value="0.599112339517">
            <text:p>0.5991123395</text:p>
          </table:table-cell>
          <table:table-cell office:value-type="float" office:value="244.329">
            <text:p>244.329</text:p>
          </table:table-cell>
          <table:table-cell office:value-type="float" office:value="363.216432946">
            <text:p>363.216432946</text:p>
          </table:table-cell>
          <table:table-cell office:value-type="float" office:value="1.48658748223">
            <text:p>1.4865874822</text:p>
          </table:table-cell>
          <table:table-cell office:value-type="float" office:value="134.501">
            <text:p>134.501</text:p>
          </table:table-cell>
          <table:table-cell office:value-type="float" office:value="138.18316938">
            <text:p>138.18316938</text:p>
          </table:table-cell>
          <table:table-cell office:value-type="float" office:value="1.02737652047">
            <text:p>1.0273765205</text:p>
          </table:table-cell>
          <table:table-cell office:value-type="float" office:value="434.58">
            <text:p>434.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09.993">
            <text:p>709.993</text:p>
          </table:table-cell>
          <table:table-cell office:value-type="float" office:value="734.622567035">
            <text:p>734.622567035</text:p>
          </table:table-cell>
          <table:table-cell office:value-type="float" office:value="1.03468987305">
            <text:p>1.0346898731</text:p>
          </table:table-cell>
          <table:table-cell office:value-type="float" office:value="301.097">
            <text:p>301.097</text:p>
          </table:table-cell>
          <table:table-cell office:value-type="float" office:value="319.047656405">
            <text:p>319.047656405</text:p>
          </table:table-cell>
          <table:table-cell office:value-type="float" office:value="1.05961751995">
            <text:p>1.05961752</text:p>
          </table:table-cell>
          <table:table-cell office:value-type="float" office:value="165.466">
            <text:p>165.466</text:p>
          </table:table-cell>
          <table:table-cell office:value-type="float" office:value="176.476340356">
            <text:p>176.476340356</text:p>
          </table:table-cell>
          <table:table-cell office:value-type="float" office:value="1.06654140643">
            <text:p>1.0665414064</text:p>
          </table:table-cell>
          <table:table-cell office:value-type="float" office:value="709.993">
            <text:p>709.993</text:p>
          </table:table-cell>
          <table:table-cell office:value-type="float" office:value="452.142274751">
            <text:p>452.142274751</text:p>
          </table:table-cell>
          <table:table-cell office:value-type="float" office:value="0.636826383853">
            <text:p>0.6368263839</text:p>
          </table:table-cell>
          <table:table-cell office:value-type="float" office:value="301.097">
            <text:p>301.097</text:p>
          </table:table-cell>
          <table:table-cell office:value-type="float" office:value="257.792404355">
            <text:p>257.792404355</text:p>
          </table:table-cell>
          <table:table-cell office:value-type="float" office:value="0.856177259672">
            <text:p>0.8561772597</text:p>
          </table:table-cell>
          <table:table-cell office:value-type="float" office:value="165.466">
            <text:p>165.466</text:p>
          </table:table-cell>
          <table:table-cell office:value-type="float" office:value="168.75360791">
            <text:p>168.75360791</text:p>
          </table:table-cell>
          <table:table-cell office:value-type="float" office:value="1.01986878216">
            <text:p>1.0198687822</text:p>
          </table:table-cell>
          <table:table-cell office:value-type="float" office:value="709.993">
            <text:p>709.993</text:p>
          </table:table-cell>
          <table:table-cell office:value-type="float" office:value="719.24750176">
            <text:p>719.24750176</text:p>
          </table:table-cell>
          <table:table-cell office:value-type="float" office:value="1.01303463803">
            <text:p>1.013034638</text:p>
          </table:table-cell>
          <table:table-cell office:value-type="float" office:value="301.097">
            <text:p>301.097</text:p>
          </table:table-cell>
          <table:table-cell office:value-type="float" office:value="347.650733286">
            <text:p>347.650733286</text:p>
          </table:table-cell>
          <table:table-cell office:value-type="float" office:value="1.15461374004">
            <text:p>1.15461374</text:p>
          </table:table-cell>
          <table:table-cell office:value-type="float" office:value="165.466">
            <text:p>165.466</text:p>
          </table:table-cell>
          <table:table-cell office:value-type="float" office:value="237.487419502">
            <text:p>237.487419502</text:p>
          </table:table-cell>
          <table:table-cell office:value-type="float" office:value="1.43526416002">
            <text:p>1.43526416</text:p>
          </table:table-cell>
          <table:table-cell office:value-type="float" office:value="709.993">
            <text:p>709.993</text:p>
          </table:table-cell>
          <table:table-cell office:value-type="float" office:value="326.489866446">
            <text:p>326.489866446</text:p>
          </table:table-cell>
          <table:table-cell office:value-type="float" office:value="0.459849416046">
            <text:p>0.459849416</text:p>
          </table:table-cell>
          <table:table-cell office:value-type="float" office:value="301.097">
            <text:p>301.097</text:p>
          </table:table-cell>
          <table:table-cell office:value-type="float" office:value="370.710316082">
            <text:p>370.710316082</text:p>
          </table:table-cell>
          <table:table-cell office:value-type="float" office:value="1.23119896937">
            <text:p>1.2311989694</text:p>
          </table:table-cell>
          <table:table-cell office:value-type="float" office:value="165.466">
            <text:p>165.466</text:p>
          </table:table-cell>
          <table:table-cell office:value-type="float" office:value="134.916807217">
            <text:p>134.916807217</text:p>
          </table:table-cell>
          <table:table-cell office:value-type="float" office:value="0.815374803387">
            <text:p>0.8153748034</text:p>
          </table:table-cell>
          <table:table-cell office:value-type="float" office:value="709.993">
            <text:p>709.993</text:p>
          </table:table-cell>
          <table:table-cell office:value-type="float" office:value="459.42906461">
            <text:p>459.42906461</text:p>
          </table:table-cell>
          <table:table-cell office:value-type="float" office:value="0.647089569348">
            <text:p>0.6470895693</text:p>
          </table:table-cell>
          <table:table-cell office:value-type="float" office:value="301.097">
            <text:p>301.097</text:p>
          </table:table-cell>
          <table:table-cell office:value-type="float" office:value="471.466330495">
            <text:p>471.466330495</text:p>
          </table:table-cell>
          <table:table-cell office:value-type="float" office:value="1.56582872129">
            <text:p>1.5658287213</text:p>
          </table:table-cell>
          <table:table-cell office:value-type="float" office:value="165.466">
            <text:p>165.466</text:p>
          </table:table-cell>
          <table:table-cell office:value-type="float" office:value="308.622017681">
            <text:p>308.622017681</text:p>
          </table:table-cell>
          <table:table-cell office:value-type="float" office:value="1.86516878199">
            <text:p>1.865168782</text:p>
          </table:table-cell>
          <table:table-cell office:value-type="float" office:value="709.993">
            <text:p>709.993</text:p>
          </table:table-cell>
          <table:table-cell office:value-type="float" office:value="856.363824356">
            <text:p>856.363824356</text:p>
          </table:table-cell>
          <table:table-cell office:value-type="float" office:value="1.20615812319">
            <text:p>1.2061581232</text:p>
          </table:table-cell>
          <table:table-cell office:value-type="float" office:value="301.097">
            <text:p>301.097</text:p>
          </table:table-cell>
          <table:table-cell office:value-type="float" office:value="540.640432442">
            <text:p>540.640432442</text:p>
          </table:table-cell>
          <table:table-cell office:value-type="float" office:value="1.79556897758">
            <text:p>1.7955689776</text:p>
          </table:table-cell>
          <table:table-cell office:value-type="float" office:value="165.466">
            <text:p>165.466</text:p>
          </table:table-cell>
          <table:table-cell office:value-type="float" office:value="88.1818112925">
            <text:p>88.1818112925</text:p>
          </table:table-cell>
          <table:table-cell office:value-type="float" office:value="0.532930096168">
            <text:p>0.5329300962</text:p>
          </table:table-cell>
          <table:table-cell office:value-type="float" office:value="709.993">
            <text:p>709.993</text:p>
          </table:table-cell>
          <table:table-cell office:value-type="float" office:value="255.329547948">
            <text:p>255.329547948</text:p>
          </table:table-cell>
          <table:table-cell office:value-type="float" office:value="0.359622627192">
            <text:p>0.3596226272</text:p>
          </table:table-cell>
          <table:table-cell office:value-type="float" office:value="301.097">
            <text:p>301.097</text:p>
          </table:table-cell>
          <table:table-cell office:value-type="float" office:value="309.420082529">
            <text:p>309.420082529</text:p>
          </table:table-cell>
          <table:table-cell office:value-type="float" office:value="1.02764252892">
            <text:p>1.0276425289</text:p>
          </table:table-cell>
          <table:table-cell office:value-type="float" office:value="165.466">
            <text:p>165.466</text:p>
          </table:table-cell>
          <table:table-cell office:value-type="float" office:value="121.195740997">
            <text:p>121.195740997</text:p>
          </table:table-cell>
          <table:table-cell office:value-type="float" office:value="0.732451023152">
            <text:p>0.7324510232</text:p>
          </table:table-cell>
          <table:table-cell office:value-type="float" office:value="709.993">
            <text:p>709.993</text:p>
          </table:table-cell>
          <table:table-cell office:value-type="float" office:value="321.092020477">
            <text:p>321.092020477</text:p>
          </table:table-cell>
          <table:table-cell office:value-type="float" office:value="0.452246741132">
            <text:p>0.4522467411</text:p>
          </table:table-cell>
          <table:table-cell office:value-type="float" office:value="301.097">
            <text:p>301.097</text:p>
          </table:table-cell>
          <table:table-cell office:value-type="float" office:value="377.293714928">
            <text:p>377.293714928</text:p>
          </table:table-cell>
          <table:table-cell office:value-type="float" office:value="1.25306368023">
            <text:p>1.2530636802</text:p>
          </table:table-cell>
          <table:table-cell office:value-type="float" office:value="165.466">
            <text:p>165.466</text:p>
          </table:table-cell>
          <table:table-cell office:value-type="float" office:value="139.200847432">
            <text:p>139.200847432</text:p>
          </table:table-cell>
          <table:table-cell office:value-type="float" office:value="0.8412655617">
            <text:p>0.8412655617</text:p>
          </table:table-cell>
          <table:table-cell office:value-type="float" office:value="709.993">
            <text:p>709.993</text:p>
          </table:table-cell>
          <table:table-cell office:value-type="float" office:value="382.658264247">
            <text:p>382.658264247</text:p>
          </table:table-cell>
          <table:table-cell office:value-type="float" office:value="0.538960615453">
            <text:p>0.5389606155</text:p>
          </table:table-cell>
          <table:table-cell office:value-type="float" office:value="301.097">
            <text:p>301.097</text:p>
          </table:table-cell>
          <table:table-cell office:value-type="float" office:value="435.352136925">
            <text:p>435.352136925</text:p>
          </table:table-cell>
          <table:table-cell office:value-type="float" office:value="1.44588666418">
            <text:p>1.4458866642</text:p>
          </table:table-cell>
          <table:table-cell office:value-type="float" office:value="165.466">
            <text:p>165.466</text:p>
          </table:table-cell>
          <table:table-cell office:value-type="float" office:value="174.329795869">
            <text:p>174.329795869</text:p>
          </table:table-cell>
          <table:table-cell office:value-type="float" office:value="1.05356868401">
            <text:p>1.053568684</text:p>
          </table:table-cell>
          <table:table-cell office:value-type="float" office:value="599.5">
            <text:p>59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25.447">
            <text:p>925.447</text:p>
          </table:table-cell>
          <table:table-cell office:value-type="float" office:value="933.337385137">
            <text:p>933.337385137</text:p>
          </table:table-cell>
          <table:table-cell office:value-type="float" office:value="1.00852602595">
            <text:p>1.008526026</text:p>
          </table:table-cell>
          <table:table-cell office:value-type="float" office:value="359.081">
            <text:p>359.081</text:p>
          </table:table-cell>
          <table:table-cell office:value-type="float" office:value="384.934467645">
            <text:p>384.934467645</text:p>
          </table:table-cell>
          <table:table-cell office:value-type="float" office:value="1.07199898531">
            <text:p>1.0719989853</text:p>
          </table:table-cell>
          <table:table-cell office:value-type="float" office:value="197.291">
            <text:p>197.291</text:p>
          </table:table-cell>
          <table:table-cell office:value-type="float" office:value="212.269403351">
            <text:p>212.269403351</text:p>
          </table:table-cell>
          <table:table-cell office:value-type="float" office:value="1.075920358">
            <text:p>1.075920358</text:p>
          </table:table-cell>
          <table:table-cell office:value-type="float" office:value="925.447">
            <text:p>925.447</text:p>
          </table:table-cell>
          <table:table-cell office:value-type="float" office:value="560.912166911">
            <text:p>560.912166911</text:p>
          </table:table-cell>
          <table:table-cell office:value-type="float" office:value="0.606098638724">
            <text:p>0.6060986387</text:p>
          </table:table-cell>
          <table:table-cell office:value-type="float" office:value="359.081">
            <text:p>359.081</text:p>
          </table:table-cell>
          <table:table-cell office:value-type="float" office:value="309.915333461">
            <text:p>309.915333461</text:p>
          </table:table-cell>
          <table:table-cell office:value-type="float" office:value="0.863079175621">
            <text:p>0.8630791756</text:p>
          </table:table-cell>
          <table:table-cell office:value-type="float" office:value="197.291">
            <text:p>197.291</text:p>
          </table:table-cell>
          <table:table-cell office:value-type="float" office:value="202.330681921">
            <text:p>202.330681921</text:p>
          </table:table-cell>
          <table:table-cell office:value-type="float" office:value="1.02554440862">
            <text:p>1.0255444086</text:p>
          </table:table-cell>
          <table:table-cell office:value-type="float" office:value="925.447">
            <text:p>925.447</text:p>
          </table:table-cell>
          <table:table-cell office:value-type="float" office:value="910.002679685">
            <text:p>910.002679685</text:p>
          </table:table-cell>
          <table:table-cell office:value-type="float" office:value="0.983311502101">
            <text:p>0.9833115021</text:p>
          </table:table-cell>
          <table:table-cell office:value-type="float" office:value="359.081">
            <text:p>359.081</text:p>
          </table:table-cell>
          <table:table-cell office:value-type="float" office:value="415.458881441">
            <text:p>415.458881441</text:p>
          </table:table-cell>
          <table:table-cell office:value-type="float" office:value="1.15700602772">
            <text:p>1.1570060277</text:p>
          </table:table-cell>
          <table:table-cell office:value-type="float" office:value="197.291">
            <text:p>197.291</text:p>
          </table:table-cell>
          <table:table-cell office:value-type="float" office:value="283.811081772">
            <text:p>283.811081772</text:p>
          </table:table-cell>
          <table:table-cell office:value-type="float" office:value="1.43854043911">
            <text:p>1.4385404391</text:p>
          </table:table-cell>
          <table:table-cell office:value-type="float" office:value="925.447">
            <text:p>925.447</text:p>
          </table:table-cell>
          <table:table-cell office:value-type="float" office:value="393.428165869">
            <text:p>393.428165869</text:p>
          </table:table-cell>
          <table:table-cell office:value-type="float" office:value="0.425122309401">
            <text:p>0.4251223094</text:p>
          </table:table-cell>
          <table:table-cell office:value-type="float" office:value="359.081">
            <text:p>359.081</text:p>
          </table:table-cell>
          <table:table-cell office:value-type="float" office:value="418.097309137">
            <text:p>418.097309137</text:p>
          </table:table-cell>
          <table:table-cell office:value-type="float" office:value="1.16435375065">
            <text:p>1.1643537507</text:p>
          </table:table-cell>
          <table:table-cell office:value-type="float" office:value="197.291">
            <text:p>197.291</text:p>
          </table:table-cell>
          <table:table-cell office:value-type="float" office:value="163.778502971">
            <text:p>163.778502971</text:p>
          </table:table-cell>
          <table:table-cell office:value-type="float" office:value="0.830136716684">
            <text:p>0.8301367167</text:p>
          </table:table-cell>
          <table:table-cell office:value-type="float" office:value="925.447">
            <text:p>925.447</text:p>
          </table:table-cell>
          <table:table-cell office:value-type="float" office:value="563.467216767">
            <text:p>563.467216767</text:p>
          </table:table-cell>
          <table:table-cell office:value-type="float" office:value="0.608859520607">
            <text:p>0.6088595206</text:p>
          </table:table-cell>
          <table:table-cell office:value-type="float" office:value="359.081">
            <text:p>359.081</text:p>
          </table:table-cell>
          <table:table-cell office:value-type="float" office:value="525.709080815">
            <text:p>525.709080815</text:p>
          </table:table-cell>
          <table:table-cell office:value-type="float" office:value="1.46404037199">
            <text:p>1.464040372</text:p>
          </table:table-cell>
          <table:table-cell office:value-type="float" office:value="197.291">
            <text:p>197.291</text:p>
          </table:table-cell>
          <table:table-cell office:value-type="float" office:value="651.179963385">
            <text:p>651.179963385</text:p>
          </table:table-cell>
          <table:table-cell office:value-type="float" office:value="3.3006065324">
            <text:p>3.3006065324</text:p>
          </table:table-cell>
          <table:table-cell office:value-type="float" office:value="925.447">
            <text:p>925.447</text:p>
          </table:table-cell>
          <table:table-cell office:value-type="float" office:value="432.5250781">
            <text:p>432.5250781</text:p>
          </table:table-cell>
          <table:table-cell office:value-type="float" office:value="0.467368826199">
            <text:p>0.4673688262</text:p>
          </table:table-cell>
          <table:table-cell office:value-type="float" office:value="359.081">
            <text:p>359.081</text:p>
          </table:table-cell>
          <table:table-cell office:value-type="float" office:value="553.498368901">
            <text:p>553.498368901</text:p>
          </table:table-cell>
          <table:table-cell office:value-type="float" office:value="1.54143039844">
            <text:p>1.5414303984</text:p>
          </table:table-cell>
          <table:table-cell office:value-type="float" office:value="197.291">
            <text:p>197.291</text:p>
          </table:table-cell>
          <table:table-cell office:value-type="float" office:value="118.837083833">
            <text:p>118.837083833</text:p>
          </table:table-cell>
          <table:table-cell office:value-type="float" office:value="0.602344170962">
            <text:p>0.602344171</text:p>
          </table:table-cell>
          <table:table-cell office:value-type="float" office:value="925.447">
            <text:p>925.447</text:p>
          </table:table-cell>
          <table:table-cell office:value-type="float" office:value="306.497000511">
            <text:p>306.497000511</text:p>
          </table:table-cell>
          <table:table-cell office:value-type="float" office:value="0.331188064266">
            <text:p>0.3311880643</text:p>
          </table:table-cell>
          <table:table-cell office:value-type="float" office:value="359.081">
            <text:p>359.081</text:p>
          </table:table-cell>
          <table:table-cell office:value-type="float" office:value="352.568747405">
            <text:p>352.568747405</text:p>
          </table:table-cell>
          <table:table-cell office:value-type="float" office:value="0.981864112569">
            <text:p>0.9818641126</text:p>
          </table:table-cell>
          <table:table-cell office:value-type="float" office:value="197.291">
            <text:p>197.291</text:p>
          </table:table-cell>
          <table:table-cell office:value-type="float" office:value="145.81400226">
            <text:p>145.81400226</text:p>
          </table:table-cell>
          <table:table-cell office:value-type="float" office:value="0.73908086157">
            <text:p>0.7390808616</text:p>
          </table:table-cell>
          <table:table-cell office:value-type="float" office:value="925.447">
            <text:p>925.447</text:p>
          </table:table-cell>
          <table:table-cell office:value-type="float" office:value="386.179678742">
            <text:p>386.179678742</text:p>
          </table:table-cell>
          <table:table-cell office:value-type="float" office:value="0.417289892065">
            <text:p>0.4172898921</text:p>
          </table:table-cell>
          <table:table-cell office:value-type="float" office:value="359.081">
            <text:p>359.081</text:p>
          </table:table-cell>
          <table:table-cell office:value-type="float" office:value="434.587198316">
            <text:p>434.587198316</text:p>
          </table:table-cell>
          <table:table-cell office:value-type="float" office:value="1.21027622825">
            <text:p>1.2102762283</text:p>
          </table:table-cell>
          <table:table-cell office:value-type="float" office:value="197.291">
            <text:p>197.291</text:p>
          </table:table-cell>
          <table:table-cell office:value-type="float" office:value="168.440467434">
            <text:p>168.440467434</text:p>
          </table:table-cell>
          <table:table-cell office:value-type="float" office:value="0.853766605846">
            <text:p>0.8537666058</text:p>
          </table:table-cell>
          <table:table-cell office:value-type="float" office:value="925.447">
            <text:p>925.447</text:p>
          </table:table-cell>
          <table:table-cell office:value-type="float" office:value="460.604102711">
            <text:p>460.604102711</text:p>
          </table:table-cell>
          <table:table-cell office:value-type="float" office:value="0.497709866379">
            <text:p>0.4977098664</text:p>
          </table:table-cell>
          <table:table-cell office:value-type="float" office:value="359.081">
            <text:p>359.081</text:p>
          </table:table-cell>
          <table:table-cell office:value-type="float" office:value="502.279665022">
            <text:p>502.279665022</text:p>
          </table:table-cell>
          <table:table-cell office:value-type="float" office:value="1.39879209711">
            <text:p>1.3987920971</text:p>
          </table:table-cell>
          <table:table-cell office:value-type="float" office:value="197.291">
            <text:p>197.291</text:p>
          </table:table-cell>
          <table:table-cell office:value-type="float" office:value="217.833983517">
            <text:p>217.833983517</text:p>
          </table:table-cell>
          <table:table-cell office:value-type="float" office:value="1.1041252947">
            <text:p>1.1041252947</text:p>
          </table:table-cell>
          <table:table-cell office:value-type="float" office:value="771.98">
            <text:p>771.9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56.07">
            <text:p>1156.07</text:p>
          </table:table-cell>
          <table:table-cell office:value-type="float" office:value="1142.22374584">
            <text:p>1142.22374584</text:p>
          </table:table-cell>
          <table:table-cell office:value-type="float" office:value="0.988022996743">
            <text:p>0.9880229967</text:p>
          </table:table-cell>
          <table:table-cell office:value-type="float" office:value="413.957">
            <text:p>413.957</text:p>
          </table:table-cell>
          <table:table-cell office:value-type="float" office:value="441.229386934">
            <text:p>441.229386934</text:p>
          </table:table-cell>
          <table:table-cell office:value-type="float" office:value="1.06588217359">
            <text:p>1.0658821736</text:p>
          </table:table-cell>
          <table:table-cell office:value-type="float" office:value="228.655">
            <text:p>228.655</text:p>
          </table:table-cell>
          <table:table-cell office:value-type="float" office:value="246.176649499">
            <text:p>246.176649499</text:p>
          </table:table-cell>
          <table:table-cell office:value-type="float" office:value="1.07662919901">
            <text:p>1.076629199</text:p>
          </table:table-cell>
          <table:table-cell office:value-type="float" office:value="1156.07">
            <text:p>1156.07</text:p>
          </table:table-cell>
          <table:table-cell office:value-type="float" office:value="673.195836312">
            <text:p>673.195836312</text:p>
          </table:table-cell>
          <table:table-cell office:value-type="float" office:value="0.582314078137">
            <text:p>0.5823140781</text:p>
          </table:table-cell>
          <table:table-cell office:value-type="float" office:value="413.957">
            <text:p>413.957</text:p>
          </table:table-cell>
          <table:table-cell office:value-type="float" office:value="357.308301347">
            <text:p>357.308301347</text:p>
          </table:table-cell>
          <table:table-cell office:value-type="float" office:value="0.863153181">
            <text:p>0.863153181</text:p>
          </table:table-cell>
          <table:table-cell office:value-type="float" office:value="228.655">
            <text:p>228.655</text:p>
          </table:table-cell>
          <table:table-cell office:value-type="float" office:value="234.814677011">
            <text:p>234.814677011</text:p>
          </table:table-cell>
          <table:table-cell office:value-type="float" office:value="1.02693873745">
            <text:p>1.0269387375</text:p>
          </table:table-cell>
          <table:table-cell office:value-type="float" office:value="1156.07">
            <text:p>1156.07</text:p>
          </table:table-cell>
          <table:table-cell office:value-type="float" office:value="1107.55647596">
            <text:p>1107.55647596</text:p>
          </table:table-cell>
          <table:table-cell office:value-type="float" office:value="0.958035824783">
            <text:p>0.9580358248</text:p>
          </table:table-cell>
          <table:table-cell office:value-type="float" office:value="413.957">
            <text:p>413.957</text:p>
          </table:table-cell>
          <table:table-cell office:value-type="float" office:value="479.03916749">
            <text:p>479.03916749</text:p>
          </table:table-cell>
          <table:table-cell office:value-type="float" office:value="1.15721963269">
            <text:p>1.1572196327</text:p>
          </table:table-cell>
          <table:table-cell office:value-type="float" office:value="228.655">
            <text:p>228.655</text:p>
          </table:table-cell>
          <table:table-cell office:value-type="float" office:value="329.017838306">
            <text:p>329.017838306</text:p>
          </table:table-cell>
          <table:table-cell office:value-type="float" office:value="1.43892693493">
            <text:p>1.4389269349</text:p>
          </table:table-cell>
          <table:table-cell office:value-type="float" office:value="1156.07">
            <text:p>1156.07</text:p>
          </table:table-cell>
          <table:table-cell office:value-type="float" office:value="463.890303541">
            <text:p>463.890303541</text:p>
          </table:table-cell>
          <table:table-cell office:value-type="float" office:value="0.401264891867">
            <text:p>0.4012648919</text:p>
          </table:table-cell>
          <table:table-cell office:value-type="float" office:value="413.957">
            <text:p>413.957</text:p>
          </table:table-cell>
          <table:table-cell office:value-type="float" office:value="464.4004929">
            <text:p>464.4004929</text:p>
          </table:table-cell>
          <table:table-cell office:value-type="float" office:value="1.12185684238">
            <text:p>1.1218568424</text:p>
          </table:table-cell>
          <table:table-cell office:value-type="float" office:value="228.655">
            <text:p>228.655</text:p>
          </table:table-cell>
          <table:table-cell office:value-type="float" office:value="186.532521656">
            <text:p>186.532521656</text:p>
          </table:table-cell>
          <table:table-cell office:value-type="float" office:value="0.815781512132">
            <text:p>0.8157815121</text:p>
          </table:table-cell>
          <table:table-cell office:value-type="float" office:value="1156.07">
            <text:p>1156.07</text:p>
          </table:table-cell>
          <table:table-cell office:value-type="float" office:value="675.984397597">
            <text:p>675.984397597</text:p>
          </table:table-cell>
          <table:table-cell office:value-type="float" office:value="0.584726182322">
            <text:p>0.5847261823</text:p>
          </table:table-cell>
          <table:table-cell office:value-type="float" office:value="413.957">
            <text:p>413.957</text:p>
          </table:table-cell>
          <table:table-cell office:value-type="float" office:value="789.604825878">
            <text:p>789.604825878</text:p>
          </table:table-cell>
          <table:table-cell office:value-type="float" office:value="1.90745615095">
            <text:p>1.907456151</text:p>
          </table:table-cell>
          <table:table-cell office:value-type="float" office:value="228.655">
            <text:p>228.655</text:p>
          </table:table-cell>
          <table:table-cell office:value-type="float" office:value="6915.38720426">
            <text:p>6915.38720426</text:p>
          </table:table-cell>
          <table:table-cell office:value-type="float" office:value="30.2437611434">
            <text:p>30.2437611434</text:p>
          </table:table-cell>
          <table:table-cell office:value-type="float" office:value="1156.07">
            <text:p>1156.07</text:p>
          </table:table-cell>
          <table:table-cell office:value-type="float" office:value="752.085034061">
            <text:p>752.085034061</text:p>
          </table:table-cell>
          <table:table-cell office:value-type="float" office:value="0.650553196659">
            <text:p>0.6505531967</text:p>
          </table:table-cell>
          <table:table-cell office:value-type="float" office:value="413.957">
            <text:p>413.957</text:p>
          </table:table-cell>
          <table:table-cell office:value-type="float" office:value="728.88379936">
            <text:p>728.88379936</text:p>
          </table:table-cell>
          <table:table-cell office:value-type="float" office:value="1.76077176943">
            <text:p>1.7607717694</text:p>
          </table:table-cell>
          <table:table-cell office:value-type="float" office:value="228.655">
            <text:p>228.655</text:p>
          </table:table-cell>
          <table:table-cell office:value-type="float" office:value="155.077046585">
            <text:p>155.077046585</text:p>
          </table:table-cell>
          <table:table-cell office:value-type="float" office:value="0.678214106775">
            <text:p>0.6782141068</text:p>
          </table:table-cell>
          <table:table-cell office:value-type="float" office:value="1156.07">
            <text:p>1156.07</text:p>
          </table:table-cell>
          <table:table-cell office:value-type="float" office:value="358.322976634">
            <text:p>358.322976634</text:p>
          </table:table-cell>
          <table:table-cell office:value-type="float" office:value="0.309949204316">
            <text:p>0.3099492043</text:p>
          </table:table-cell>
          <table:table-cell office:value-type="float" office:value="413.957">
            <text:p>413.957</text:p>
          </table:table-cell>
          <table:table-cell office:value-type="float" office:value="397.273323099">
            <text:p>397.273323099</text:p>
          </table:table-cell>
          <table:table-cell office:value-type="float" office:value="0.959697077472">
            <text:p>0.9596970775</text:p>
          </table:table-cell>
          <table:table-cell office:value-type="float" office:value="228.655">
            <text:p>228.655</text:p>
          </table:table-cell>
          <table:table-cell office:value-type="float" office:value="166.810263266">
            <text:p>166.810263266</text:p>
          </table:table-cell>
          <table:table-cell office:value-type="float" office:value="0.729528168053">
            <text:p>0.7295281681</text:p>
          </table:table-cell>
          <table:table-cell office:value-type="float" office:value="1156.07">
            <text:p>1156.07</text:p>
          </table:table-cell>
          <table:table-cell office:value-type="float" office:value="453.015173301">
            <text:p>453.015173301</text:p>
          </table:table-cell>
          <table:table-cell office:value-type="float" office:value="0.391857909383">
            <text:p>0.3918579094</text:p>
          </table:table-cell>
          <table:table-cell office:value-type="float" office:value="413.957">
            <text:p>413.957</text:p>
          </table:table-cell>
          <table:table-cell office:value-type="float" office:value="492.784315241">
            <text:p>492.784315241</text:p>
          </table:table-cell>
          <table:table-cell office:value-type="float" office:value="1.19042392142">
            <text:p>1.1904239214</text:p>
          </table:table-cell>
          <table:table-cell office:value-type="float" office:value="228.655">
            <text:p>228.655</text:p>
          </table:table-cell>
          <table:table-cell office:value-type="float" office:value="192.604667986">
            <text:p>192.604667986</text:p>
          </table:table-cell>
          <table:table-cell office:value-type="float" office:value="0.842337442813">
            <text:p>0.8423374428</text:p>
          </table:table-cell>
          <table:table-cell office:value-type="float" office:value="1156.07">
            <text:p>1156.07</text:p>
          </table:table-cell>
          <table:table-cell office:value-type="float" office:value="542.036459254">
            <text:p>542.036459254</text:p>
          </table:table-cell>
          <table:table-cell office:value-type="float" office:value="0.468861279381">
            <text:p>0.4688612794</text:p>
          </table:table-cell>
          <table:table-cell office:value-type="float" office:value="413.957">
            <text:p>413.957</text:p>
          </table:table-cell>
          <table:table-cell office:value-type="float" office:value="570.610227134">
            <text:p>570.610227134</text:p>
          </table:table-cell>
          <table:table-cell office:value-type="float" office:value="1.37842874292">
            <text:p>1.3784287429</text:p>
          </table:table-cell>
          <table:table-cell office:value-type="float" office:value="228.655">
            <text:p>228.655</text:p>
          </table:table-cell>
          <table:table-cell office:value-type="float" office:value="252.789578157">
            <text:p>252.789578157</text:p>
          </table:table-cell>
          <table:table-cell office:value-type="float" office:value="1.10555018765">
            <text:p>1.1055501877</text:p>
          </table:table-cell>
          <table:table-cell office:value-type="float" office:value="948.92">
            <text:p>948.9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88.47">
            <text:p>1388.47</text:p>
          </table:table-cell>
          <table:table-cell office:value-type="float" office:value="1349.71227365">
            <text:p>1349.71227365</text:p>
          </table:table-cell>
          <table:table-cell office:value-type="float" office:value="0.972086018168">
            <text:p>0.9720860182</text:p>
          </table:table-cell>
          <table:table-cell office:value-type="float" office:value="470.19">
            <text:p>470.19</text:p>
          </table:table-cell>
          <table:table-cell office:value-type="float" office:value="502.332048503">
            <text:p>502.332048503</text:p>
          </table:table-cell>
          <table:table-cell office:value-type="float" office:value="1.06835970247">
            <text:p>1.0683597025</text:p>
          </table:table-cell>
          <table:table-cell office:value-type="float" office:value="261.067">
            <text:p>261.067</text:p>
          </table:table-cell>
          <table:table-cell office:value-type="float" office:value="281.82054577">
            <text:p>281.82054577</text:p>
          </table:table-cell>
          <table:table-cell office:value-type="float" office:value="1.07949509425">
            <text:p>1.0794950943</text:p>
          </table:table-cell>
          <table:table-cell office:value-type="float" office:value="1388.47">
            <text:p>1388.47</text:p>
          </table:table-cell>
          <table:table-cell office:value-type="float" office:value="784.328899466">
            <text:p>784.328899466</text:p>
          </table:table-cell>
          <table:table-cell office:value-type="float" office:value="0.564887177588">
            <text:p>0.5648871776</text:p>
          </table:table-cell>
          <table:table-cell office:value-type="float" office:value="470.19">
            <text:p>470.19</text:p>
          </table:table-cell>
          <table:table-cell office:value-type="float" office:value="407.06282399">
            <text:p>407.06282399</text:p>
          </table:table-cell>
          <table:table-cell office:value-type="float" office:value="0.865741134415">
            <text:p>0.8657411344</text:p>
          </table:table-cell>
          <table:table-cell office:value-type="float" office:value="261.067">
            <text:p>261.067</text:p>
          </table:table-cell>
          <table:table-cell office:value-type="float" office:value="268.302583418">
            <text:p>268.302583418</text:p>
          </table:table-cell>
          <table:table-cell office:value-type="float" office:value="1.02771542714">
            <text:p>1.0277154271</text:p>
          </table:table-cell>
          <table:table-cell office:value-type="float" office:value="1388.47">
            <text:p>1388.47</text:p>
          </table:table-cell>
          <table:table-cell office:value-type="float" office:value="1305.11703331">
            <text:p>1305.11703331</text:p>
          </table:table-cell>
          <table:table-cell office:value-type="float" office:value="0.939967758257">
            <text:p>0.9399677583</text:p>
          </table:table-cell>
          <table:table-cell office:value-type="float" office:value="470.19">
            <text:p>470.19</text:p>
          </table:table-cell>
          <table:table-cell office:value-type="float" office:value="544.702657245">
            <text:p>544.702657245</text:p>
          </table:table-cell>
          <table:table-cell office:value-type="float" office:value="1.15847350485">
            <text:p>1.1584735049</text:p>
          </table:table-cell>
          <table:table-cell office:value-type="float" office:value="261.067">
            <text:p>261.067</text:p>
          </table:table-cell>
          <table:table-cell office:value-type="float" office:value="375.443687501">
            <text:p>375.443687501</text:p>
          </table:table-cell>
          <table:table-cell office:value-type="float" office:value="1.43811239069">
            <text:p>1.4381123907</text:p>
          </table:table-cell>
          <table:table-cell office:value-type="float" office:value="1388.47">
            <text:p>1388.47</text:p>
          </table:table-cell>
          <table:table-cell office:value-type="float" office:value="532.335751962">
            <text:p>532.335751962</text:p>
          </table:table-cell>
          <table:table-cell office:value-type="float" office:value="0.383397374061">
            <text:p>0.3833973741</text:p>
          </table:table-cell>
          <table:table-cell office:value-type="float" office:value="470.19">
            <text:p>470.19</text:p>
          </table:table-cell>
          <table:table-cell office:value-type="float" office:value="511.059641073">
            <text:p>511.059641073</text:p>
          </table:table-cell>
          <table:table-cell office:value-type="float" office:value="1.08692154464">
            <text:p>1.0869215446</text:p>
          </table:table-cell>
          <table:table-cell office:value-type="float" office:value="261.067">
            <text:p>261.067</text:p>
          </table:table-cell>
          <table:table-cell office:value-type="float" office:value="212.913557736">
            <text:p>212.913557736</text:p>
          </table:table-cell>
          <table:table-cell office:value-type="float" office:value="0.815551401503">
            <text:p>0.8155514015</text:p>
          </table:table-cell>
          <table:table-cell office:value-type="float" office:value="1388.47">
            <text:p>1388.47</text:p>
          </table:table-cell>
          <table:table-cell office:value-type="float" office:value="787.625859823">
            <text:p>787.625859823</text:p>
          </table:table-cell>
          <table:table-cell office:value-type="float" office:value="0.567261705203">
            <text:p>0.5672617052</text:p>
          </table:table-cell>
          <table:table-cell office:value-type="float" office:value="470.19">
            <text:p>470.19</text:p>
          </table:table-cell>
          <table:table-cell office:value-type="float" office:value="655.411511687">
            <text:p>655.411511687</text:p>
          </table:table-cell>
          <table:table-cell office:value-type="float" office:value="1.39392907481">
            <text:p>1.3939290748</text:p>
          </table:table-cell>
          <table:table-cell office:value-type="float" office:value="261.067">
            <text:p>261.067</text:p>
          </table:table-cell>
          <table:table-cell office:value-type="float" office:value="-893.55793437">
            <text:p>-893.55793437</text:p>
          </table:table-cell>
          <table:table-cell office:value-type="float" office:value="-3.42271499029">
            <text:p>-3.4227149903</text:p>
          </table:table-cell>
          <table:table-cell office:value-type="float" office:value="1388.47">
            <text:p>1388.47</text:p>
          </table:table-cell>
          <table:table-cell office:value-type="float" office:value="941.811640785">
            <text:p>941.811640785</text:p>
          </table:table-cell>
          <table:table-cell office:value-type="float" office:value="0.678308959347">
            <text:p>0.6783089593</text:p>
          </table:table-cell>
          <table:table-cell office:value-type="float" office:value="470.19">
            <text:p>470.19</text:p>
          </table:table-cell>
          <table:table-cell office:value-type="float" office:value="784.793205088">
            <text:p>784.793205088</text:p>
          </table:table-cell>
          <table:table-cell office:value-type="float" office:value="1.66909803502">
            <text:p>1.669098035</text:p>
          </table:table-cell>
          <table:table-cell office:value-type="float" office:value="261.067">
            <text:p>261.067</text:p>
          </table:table-cell>
          <table:table-cell office:value-type="float" office:value="225.021311477">
            <text:p>225.021311477</text:p>
          </table:table-cell>
          <table:table-cell office:value-type="float" office:value="0.861929357125">
            <text:p>0.8619293571</text:p>
          </table:table-cell>
          <table:table-cell office:value-type="float" office:value="1388.47">
            <text:p>1388.47</text:p>
          </table:table-cell>
          <table:table-cell office:value-type="float" office:value="409.726487684">
            <text:p>409.726487684</text:p>
          </table:table-cell>
          <table:table-cell office:value-type="float" office:value="0.295092070901">
            <text:p>0.2950920709</text:p>
          </table:table-cell>
          <table:table-cell office:value-type="float" office:value="470.19">
            <text:p>470.19</text:p>
          </table:table-cell>
          <table:table-cell office:value-type="float" office:value="441.06541637">
            <text:p>441.06541637</text:p>
          </table:table-cell>
          <table:table-cell office:value-type="float" office:value="0.938057841234">
            <text:p>0.9380578412</text:p>
          </table:table-cell>
          <table:table-cell office:value-type="float" office:value="261.067">
            <text:p>261.067</text:p>
          </table:table-cell>
          <table:table-cell office:value-type="float" office:value="190.029669582">
            <text:p>190.029669582</text:p>
          </table:table-cell>
          <table:table-cell office:value-type="float" office:value="0.727896170647">
            <text:p>0.7278961706</text:p>
          </table:table-cell>
          <table:table-cell office:value-type="float" office:value="1388.47">
            <text:p>1388.47</text:p>
          </table:table-cell>
          <table:table-cell office:value-type="float" office:value="518.798042414">
            <text:p>518.798042414</text:p>
          </table:table-cell>
          <table:table-cell office:value-type="float" office:value="0.373647282559">
            <text:p>0.3736472826</text:p>
          </table:table-cell>
          <table:table-cell office:value-type="float" office:value="470.19">
            <text:p>470.19</text:p>
          </table:table-cell>
          <table:table-cell office:value-type="float" office:value="550.359751104">
            <text:p>550.359751104</text:p>
          </table:table-cell>
          <table:table-cell office:value-type="float" office:value="1.17050501096">
            <text:p>1.170505011</text:p>
          </table:table-cell>
          <table:table-cell office:value-type="float" office:value="261.067">
            <text:p>261.067</text:p>
          </table:table-cell>
          <table:table-cell office:value-type="float" office:value="219.839449364">
            <text:p>219.839449364</text:p>
          </table:table-cell>
          <table:table-cell office:value-type="float" office:value="0.842080574581">
            <text:p>0.8420805746</text:p>
          </table:table-cell>
          <table:table-cell office:value-type="float" office:value="1388.47">
            <text:p>1388.47</text:p>
          </table:table-cell>
          <table:table-cell office:value-type="float" office:value="621.308349362">
            <text:p>621.308349362</text:p>
          </table:table-cell>
          <table:table-cell office:value-type="float" office:value="0.447476970595">
            <text:p>0.4474769706</text:p>
          </table:table-cell>
          <table:table-cell office:value-type="float" office:value="470.19">
            <text:p>470.19</text:p>
          </table:table-cell>
          <table:table-cell office:value-type="float" office:value="637.767784176">
            <text:p>637.767784176</text:p>
          </table:table-cell>
          <table:table-cell office:value-type="float" office:value="1.3564043986">
            <text:p>1.3564043986</text:p>
          </table:table-cell>
          <table:table-cell office:value-type="float" office:value="261.067">
            <text:p>261.067</text:p>
          </table:table-cell>
          <table:table-cell office:value-type="float" office:value="293.614759666">
            <text:p>293.614759666</text:p>
          </table:table-cell>
          <table:table-cell office:value-type="float" office:value="1.12467205609">
            <text:p>1.1246720561</text:p>
          </table:table-cell>
          <table:table-cell/>
        </table:table-row>
        <table:table-row table:style-name="ro1" table:number-rows-repeated="6">
          <table:table-cell table:number-columns-repeated="83"/>
        </table:table-row>
        <table:table-row table:style-name="ro1">
          <table:table-cell office:value-type="string">
            <text:p>nTs_atbon_highpi</text:p>
          </table:table-cell>
          <table:table-cell table:number-columns-repeated="82"/>
        </table:table-row>
        <table:table-row table:style-name="ro1">
          <table:table-cell office:value-type="string">
            <text:p>Length</text:p>
          </table:table-cell>
          <table:table-cell table:number-columns-repeated="82"/>
        </table:table-row>
        <table:table-row table:style-name="ro1">
          <table:table-cell office:value-type="float" office:value="1">
            <text:p>1</text:p>
          </table:table-cell>
          <table:table-cell table:number-columns-repeated="82"/>
        </table:table-row>
        <table:table-row table:style-name="ro1">
          <table:table-cell office:value-type="float" office:value="2">
            <text:p>2</text:p>
          </table:table-cell>
          <table:table-cell table:number-columns-repeated="82"/>
        </table:table-row>
        <table:table-row table:style-name="ro1">
          <table:table-cell office:value-type="float" office:value="3">
            <text:p>3</text:p>
          </table:table-cell>
          <table:table-cell table:number-columns-repeated="82"/>
        </table:table-row>
        <table:table-row table:style-name="ro1">
          <table:table-cell office:value-type="float" office:value="4">
            <text:p>4</text:p>
          </table:table-cell>
          <table:table-cell table:number-columns-repeated="82"/>
        </table:table-row>
        <table:table-row table:style-name="ro1">
          <table:table-cell office:value-type="float" office:value="5">
            <text:p>5</text:p>
          </table:table-cell>
          <table:table-cell table:number-columns-repeated="82"/>
        </table:table-row>
        <table:table-row table:style-name="ro1">
          <table:table-cell office:value-type="float" office:value="6">
            <text:p>6</text:p>
          </table:table-cell>
          <table:table-cell table:number-columns-repeated="82"/>
        </table:table-row>
        <table:table-row table:style-name="ro1">
          <table:table-cell office:value-type="float" office:value="7">
            <text:p>7</text:p>
          </table:table-cell>
          <table:table-cell table:number-columns-repeated="82"/>
        </table:table-row>
        <table:table-row table:style-name="ro1">
          <table:table-cell office:value-type="float" office:value="8">
            <text:p>8</text:p>
          </table:table-cell>
          <table:table-cell table:number-columns-repeated="82"/>
        </table:table-row>
      </table:table>
      <table:table table:name="Sheet1_2" table:style-name="ta1">
        <table:shapes>
          <draw:frame draw:z-index="0" draw:style-name="gr1" svg:width="24.368cm" svg:height="12.505cm" svg:x="111.541cm" svg:y="5.588cm">
            <draw:object draw:notify-on-update-of-ranges="Sheet1_2.A3:Sheet1_2.A10 Sheet1_2.O2:Sheet1_2.O2 Sheet1_2.O3:Sheet1_2.O10 Sheet1_2.E2:Sheet1_2.E2 Sheet1_2.E3:Sheet1_2.E10 Sheet1_2.X2:Sheet1_2.X2 Sheet1_2.X3:Sheet1_2.X10 Sheet1_2.AG2:Sheet1_2.AG2 Sheet1_2.AG3:Sheet1_2.AG10 Sheet1_2.AQ2:Sheet1_2.AQ2 Sheet1_2.AQ3:Sheet1_2.AQ10 Sheet1_2.AZ2:Sheet1_2.AZ2 Sheet1_2.AZ3:Sheet1_2.AZ10 Sheet1_2.BI2:Sheet1_2.BI2 Sheet1_2.BI3:Sheet1_2.BI10 Sheet1_2.BR2:Sheet1_2.BR2 Sheet1_2.BR3:Sheet1_2.BR10 Sheet1_2.CA2:Sheet1_2.CA2 Sheet1_2.CA3:Sheet1_2.CA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5.999cm" svg:height="8.999cm" svg:x="115.148cm" svg:y="18.956cm">
            <draw:object draw:notify-on-update-of-ranges="Sheet1_2.A3:Sheet1_2.A10 Sheet1_2.M2:Sheet1_2.M2 Sheet1_2.M3:Sheet1_2.M10 Sheet1_2.C2:Sheet1_2.C2 Sheet1_2.C3:Sheet1_2.C10 Sheet1_2.N2:Sheet1_2.N2 Sheet1_2.N3:Sheet1_2.N10 Sheet1_2.W2:Sheet1_2.W2 Sheet1_2.W3:Sheet1_2.W10 Sheet1_2.AF2:Sheet1_2.AF2 Sheet1_2.AF3:Sheet1_2.AF10 Sheet1_2.AP2:Sheet1_2.AP2 Sheet1_2.AP3:Sheet1_2.AP10 Sheet1_2.AY2:Sheet1_2.AY2 Sheet1_2.AY3:Sheet1_2.AY10 Sheet1_2.BH2:Sheet1_2.BH2 Sheet1_2.BH3:Sheet1_2.BH10 Sheet1_2.BQ2:Sheet1_2.BQ2 Sheet1_2.BQ3:Sheet1_2.BQ10 Sheet1_2.BZ2:Sheet1_2.BZ2 Sheet1_2.BZ3:Sheet1_2.BZ1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13.281cm" svg:height="9.672cm" svg:x="69.901cm" svg:y="4.318cm">
            <draw:object draw:notify-on-update-of-ranges="Sheet1_2.A3:Sheet1_2.A10 Sheet1_2.B2:Sheet1_2.B2 Sheet1_2.B3:Sheet1_2.B10 Sheet1_2.CG2:Sheet1_2.CG2 Sheet1_2.CG3:Sheet1_2.CG9 Sheet1_2.C2:Sheet1_2.C2 Sheet1_2.C3:Sheet1_2.C10 Sheet1_2.AE2:Sheet1_2.AE2 Sheet1_2.AE3:Sheet1_2.AE10 Sheet1_2.AN2:Sheet1_2.AN2 Sheet1_2.AN3:Sheet1_2.AN10 Sheet1_2.AX2:Sheet1_2.AX2 Sheet1_2.AX3:Sheet1_2.AX10 Sheet1_2.BG2:Sheet1_2.BG2 Sheet1_2.BG3:Sheet1_2.BG10 Sheet1_2.BP2:Sheet1_2.BP2 Sheet1_2.BP3:Sheet1_2.BP10 Sheet1_2.BY2:Sheet1_2.BY2 Sheet1_2.BY3:Sheet1_2.BY1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96" table:default-cell-style-name="Default"/>
        <table:table-row table:style-name="ro2">
          <table:table-cell office:value-type="string">
            <text:p>nTs</text:p>
          </table:table-cell>
          <table:table-cell table:number-columns-repeated="85"/>
          <table:table-cell office:value-type="string">
            <text:p>nTs_atbon_NEWBONDS</text:p>
          </table:table-cell>
          <table:table-cell table:number-columns-repeated="9"/>
        </table:table-row>
        <table:table-row table:style-name="ro2">
          <table:table-cell office:value-type="string">
            <text:p>Length</text:p>
          </table:table-cell>
          <table:table-cell office:value-type="string">
            <text:p>HF/6-31+g*</text:p>
          </table:table-cell>
          <table:table-cell office:value-type="string">
            <text:p>Atoms_and_Bonds</text:p>
          </table:table-cell>
          <table:table-cell office:value-type="string">
            <text:p>Superlinear Check</text:p>
          </table:table-cell>
          <table:table-cell office:value-type="string">
            <text:p>Long_ratio_Atoms_and_Bonds</text:p>
          </table:table-cell>
          <table:table-cell office:value-type="string">
            <text:p>Short_calpol_Atoms_and_Bonds</text:p>
          </table:table-cell>
          <table:table-cell office:value-type="string">
            <text:p>Short_pypol_Atoms_and_Bonds</text:p>
          </table:table-cell>
          <table:table-cell office:value-type="string">
            <text:p>Short_ratio_Atoms_and_Bonds</text:p>
          </table:table-cell>
          <table:table-cell office:value-type="string">
            <text:p>Face_calpol_Atoms_and_Bonds</text:p>
          </table:table-cell>
          <table:table-cell office:value-type="string">
            <text:p>Face_pypol_Atoms_and_Bonds</text:p>
          </table:table-cell>
          <table:table-cell office:value-type="string">
            <text:p>Face_ratio_Atoms_and_Bonds</text:p>
          </table:table-cell>
          <table:table-cell office:value-type="string">
            <text:p>Long_calpol_Atoms_and_Bonds_LowS</text:p>
          </table:table-cell>
          <table:table-cell office:value-type="string">
            <text:p>Atoms_and_Bonds_LowS</text:p>
          </table:table-cell>
          <table:table-cell office:value-type="string">
            <text:p>Long_ratio_Atoms_and_Bonds_LowS</text:p>
          </table:table-cell>
          <table:table-cell office:value-type="string">
            <text:p>Short_calpol_Atoms_and_Bonds_LowS</text:p>
          </table:table-cell>
          <table:table-cell office:value-type="string">
            <text:p>Short_pypol_Atoms_and_Bonds_LowS</text:p>
          </table:table-cell>
          <table:table-cell office:value-type="string">
            <text:p>Short_ratio_Atoms_and_Bonds_LowS</text:p>
          </table:table-cell>
          <table:table-cell office:value-type="string">
            <text:p>Face_calpol_Atoms_and_Bonds_LowS</text:p>
          </table:table-cell>
          <table:table-cell office:value-type="string">
            <text:p>Face_pypol_Atoms_and_Bonds_LowS</text:p>
          </table:table-cell>
          <table:table-cell office:value-type="string">
            <text:p>Face_ratio_Atoms_and_Bonds_LowS</text:p>
          </table:table-cell>
          <table:table-cell office:value-type="string">
            <text:p>Long_calpol_Atoms_and_Bonds</text:p>
          </table:table-cell>
          <table:table-cell office:value-type="string">
            <text:p>Atoms_and_Bonds</text:p>
          </table:table-cell>
          <table:table-cell office:value-type="string">
            <text:p>Long_ratio_Atoms_and_Bonds</text:p>
          </table:table-cell>
          <table:table-cell office:value-type="string">
            <text:p>Short_calpol_Atoms_and_Bonds</text:p>
          </table:table-cell>
          <table:table-cell office:value-type="string">
            <text:p>Short_pypol_Atoms_and_Bonds</text:p>
          </table:table-cell>
          <table:table-cell office:value-type="string">
            <text:p>Short_ratio_Atoms_and_Bonds</text:p>
          </table:table-cell>
          <table:table-cell office:value-type="string">
            <text:p>Face_calpol_Atoms_and_Bonds</text:p>
          </table:table-cell>
          <table:table-cell office:value-type="string">
            <text:p>Face_pypol_Atoms_and_Bonds</text:p>
          </table:table-cell>
          <table:table-cell office:value-type="string">
            <text:p>Face_ratio_Atoms_and_Bonds</text:p>
          </table:table-cell>
          <table:table-cell office:value-type="string">
            <text:p>Long_calpol_Thole_Lin_components</text:p>
          </table:table-cell>
          <table:table-cell office:value-type="string">
            <text:p>Thole_Lin_components</text:p>
          </table:table-cell>
          <table:table-cell office:value-type="string">
            <text:p>Long_ratio_Thole_Lin_components</text:p>
          </table:table-cell>
          <table:table-cell office:value-type="string">
            <text:p>Short_calpol_Thole_Lin_components</text:p>
          </table:table-cell>
          <table:table-cell office:value-type="string">
            <text:p>Short_pypol_Thole_Lin_components</text:p>
          </table:table-cell>
          <table:table-cell office:value-type="string">
            <text:p>Short_ratio_Thole_Lin_components</text:p>
          </table:table-cell>
          <table:table-cell office:value-type="string">
            <text:p>Face_calpol_Thole_Lin_components</text:p>
          </table:table-cell>
          <table:table-cell office:value-type="string">
            <text:p>Face_pypol_Thole_Lin_components</text:p>
          </table:table-cell>
          <table:table-cell office:value-type="string">
            <text:p>Face_ratio_Thole_Lin_components</text:p>
          </table:table-cell>
          <table:table-cell office:value-type="string">
            <text:p>Long_calpol_Thole_Lin_mean</text:p>
          </table:table-cell>
          <table:table-cell office:value-type="string">
            <text:p>Thole_Lin_mean</text:p>
          </table:table-cell>
          <table:table-cell office:value-type="string">
            <text:p>Superlinear Check</text:p>
          </table:table-cell>
          <table:table-cell office:value-type="string">
            <text:p>Long_ratio_Thole_Lin_mean</text:p>
          </table:table-cell>
          <table:table-cell office:value-type="string">
            <text:p>Short_calpol_Thole_Lin_mean</text:p>
          </table:table-cell>
          <table:table-cell office:value-type="string">
            <text:p>Short_pypol_Thole_Lin_mean</text:p>
          </table:table-cell>
          <table:table-cell office:value-type="string">
            <text:p>Short_ratio_Thole_Lin_mean</text:p>
          </table:table-cell>
          <table:table-cell office:value-type="string">
            <text:p>Face_calpol_Thole_Lin_mean</text:p>
          </table:table-cell>
          <table:table-cell office:value-type="string">
            <text:p>Face_pypol_Thole_Lin_mean</text:p>
          </table:table-cell>
          <table:table-cell office:value-type="string">
            <text:p>Face_ratio_Thole_Lin_mean</text:p>
          </table:table-cell>
          <table:table-cell office:value-type="string">
            <text:p>Long_calpol_Thole_Lin_empirical</text:p>
          </table:table-cell>
          <table:table-cell office:value-type="string">
            <text:p>Thole_Lin_empirical</text:p>
          </table:table-cell>
          <table:table-cell office:value-type="string">
            <text:p>Long_ratio_Thole_Lin_empirical</text:p>
          </table:table-cell>
          <table:table-cell office:value-type="string">
            <text:p>Short_calpol_Thole_Lin_empirical</text:p>
          </table:table-cell>
          <table:table-cell office:value-type="string">
            <text:p>Short_pypol_Thole_Lin_empirical</text:p>
          </table:table-cell>
          <table:table-cell office:value-type="string">
            <text:p>Short_ratio_Thole_Lin_empirical</text:p>
          </table:table-cell>
          <table:table-cell office:value-type="string">
            <text:p>Face_calpol_Thole_Lin_empirical</text:p>
          </table:table-cell>
          <table:table-cell office:value-type="string">
            <text:p>Face_pypol_Thole_Lin_empirical</text:p>
          </table:table-cell>
          <table:table-cell office:value-type="string">
            <text:p>Face_ratio_Thole_Lin_empirical</text:p>
          </table:table-cell>
          <table:table-cell office:value-type="string">
            <text:p>Long_calpol_Thole_Exp_components</text:p>
          </table:table-cell>
          <table:table-cell office:value-type="string">
            <text:p>Thole_Exp_components</text:p>
          </table:table-cell>
          <table:table-cell office:value-type="string">
            <text:p>Long_ratio_Thole_Exp_components</text:p>
          </table:table-cell>
          <table:table-cell office:value-type="string">
            <text:p>Short_calpol_Thole_Exp_components</text:p>
          </table:table-cell>
          <table:table-cell office:value-type="string">
            <text:p>Short_pypol_Thole_Exp_components</text:p>
          </table:table-cell>
          <table:table-cell office:value-type="string">
            <text:p>Short_ratio_Thole_Exp_components</text:p>
          </table:table-cell>
          <table:table-cell office:value-type="string">
            <text:p>Face_calpol_Thole_Exp_components</text:p>
          </table:table-cell>
          <table:table-cell office:value-type="string">
            <text:p>Face_pypol_Thole_Exp_components</text:p>
          </table:table-cell>
          <table:table-cell office:value-type="string">
            <text:p>Face_ratio_Thole_Exp_components</text:p>
          </table:table-cell>
          <table:table-cell office:value-type="string">
            <text:p>Long_calpol_Thole_Exp_mean</text:p>
          </table:table-cell>
          <table:table-cell office:value-type="string">
            <text:p>Thole_Exp_mean</text:p>
          </table:table-cell>
          <table:table-cell office:value-type="string">
            <text:p>Long_ratio_Thole_Exp_mean</text:p>
          </table:table-cell>
          <table:table-cell office:value-type="string">
            <text:p>Short_calpol_Thole_Exp_mean</text:p>
          </table:table-cell>
          <table:table-cell office:value-type="string">
            <text:p>Short_pypol_Thole_Exp_mean</text:p>
          </table:table-cell>
          <table:table-cell office:value-type="string">
            <text:p>Short_ratio_Thole_Exp_mean</text:p>
          </table:table-cell>
          <table:table-cell office:value-type="string">
            <text:p>Face_calpol_Thole_Exp_mean</text:p>
          </table:table-cell>
          <table:table-cell office:value-type="string">
            <text:p>Face_pypol_Thole_Exp_mean</text:p>
          </table:table-cell>
          <table:table-cell office:value-type="string">
            <text:p>Face_ratio_Thole_Exp_mean</text:p>
          </table:table-cell>
          <table:table-cell office:value-type="string">
            <text:p>Long_calpol_Thole_Exp_empirical</text:p>
          </table:table-cell>
          <table:table-cell office:value-type="string">
            <text:p>Thole_Exp_empirical</text:p>
          </table:table-cell>
          <table:table-cell office:value-type="string">
            <text:p>Long_ratio_Thole_Exp_empirical</text:p>
          </table:table-cell>
          <table:table-cell office:value-type="string">
            <text:p>Short_calpol_Thole_Exp_empirical</text:p>
          </table:table-cell>
          <table:table-cell office:value-type="string">
            <text:p>Short_pypol_Thole_Exp_empirical</text:p>
          </table:table-cell>
          <table:table-cell office:value-type="string">
            <text:p>Short_ratio_Thole_Exp_empirical</text:p>
          </table:table-cell>
          <table:table-cell office:value-type="string">
            <text:p>Face_calpol_Thole_Exp_empirical</text:p>
          </table:table-cell>
          <table:table-cell office:value-type="string">
            <text:p>Face_pypol_Thole_Exp_empirical</text:p>
          </table:table-cell>
          <table:table-cell office:value-type="string">
            <text:p>Face_ratio_Thole_Exp_empirical</text:p>
          </table:table-cell>
          <table:table-cell office:value-type="string">
            <text:p>Champagne et al. MP2/3-21g</text:p>
          </table:table-cell>
          <table:table-cell/>
          <table:table-cell office:value-type="string">
            <text:p>Length</text:p>
          </table:table-cell>
          <table:table-cell office:value-type="string">
            <text:p>Long_calpol_AtBon</text:p>
          </table:table-cell>
          <table:table-cell office:value-type="string">
            <text:p>Long_pypol_AtBon</text:p>
          </table:table-cell>
          <table:table-cell office:value-type="string">
            <text:p>Long_ratio_AtBon</text:p>
          </table:table-cell>
          <table:table-cell office:value-type="string">
            <text:p>Short_calpol_AtBon</text:p>
          </table:table-cell>
          <table:table-cell office:value-type="string">
            <text:p>Short_pypol_AtBon</text:p>
          </table:table-cell>
          <table:table-cell office:value-type="string">
            <text:p>Short_ratio_AtBon</text:p>
          </table:table-cell>
          <table:table-cell office:value-type="string">
            <text:p>Face_calpol_AtBon</text:p>
          </table:table-cell>
          <table:table-cell office:value-type="string">
            <text:p>Face_pypol_AtBon</text:p>
          </table:table-cell>
          <table:table-cell office:value-type="string">
            <text:p>Face_ratio_AtB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1.3577">
            <text:p>71.3577</text:p>
          </table:table-cell>
          <table:table-cell office:value-type="float" office:value="76.733959143">
            <text:p>76.733959143</text:p>
          </table:table-cell>
          <table:table-cell table:formula="of:=4*[.C3]/(529.055094808*[.A3])" office:value-type="float" office:value="0.580158549807351">
            <text:p>0.5801585498</text:p>
          </table:table-cell>
          <table:table-cell office:value-type="float" office:value="1.07534238271">
            <text:p>1.0753423827</text:p>
          </table:table-cell>
          <table:table-cell office:value-type="float" office:value="62.8695">
            <text:p>62.8695</text:p>
          </table:table-cell>
          <table:table-cell office:value-type="float" office:value="72.8224677995">
            <text:p>72.8224677995</text:p>
          </table:table-cell>
          <table:table-cell office:value-type="float" office:value="1.15831154693">
            <text:p>1.1583115469</text:p>
          </table:table-cell>
          <table:table-cell office:value-type="float" office:value="39.4705">
            <text:p>39.4705</text:p>
          </table:table-cell>
          <table:table-cell office:value-type="float" office:value="35.02505247">
            <text:p>35.02505247</text:p>
          </table:table-cell>
          <table:table-cell office:value-type="float" office:value="0.887372910655">
            <text:p>0.8873729107</text:p>
          </table:table-cell>
          <table:table-cell office:value-type="float" office:value="71.3577">
            <text:p>71.3577</text:p>
          </table:table-cell>
          <table:table-cell office:value-type="float" office:value="55.2341195983">
            <text:p>55.2341195983</text:p>
          </table:table-cell>
          <table:table-cell office:value-type="float" office:value="0.774045682503">
            <text:p>0.7740456825</text:p>
          </table:table-cell>
          <table:table-cell office:value-type="float" office:value="62.8695">
            <text:p>62.8695</text:p>
          </table:table-cell>
          <table:table-cell office:value-type="float" office:value="54.814225388">
            <text:p>54.814225388</text:p>
          </table:table-cell>
          <table:table-cell office:value-type="float" office:value="0.871873092486">
            <text:p>0.8718730925</text:p>
          </table:table-cell>
          <table:table-cell office:value-type="float" office:value="39.4705">
            <text:p>39.4705</text:p>
          </table:table-cell>
          <table:table-cell office:value-type="float" office:value="34.9705217582">
            <text:p>34.9705217582</text:p>
          </table:table-cell>
          <table:table-cell office:value-type="float" office:value="0.885991354511">
            <text:p>0.8859913545</text:p>
          </table:table-cell>
          <table:table-cell office:value-type="float" office:value="71.3577">
            <text:p>71.3577</text:p>
          </table:table-cell>
          <table:table-cell office:value-type="float" office:value="79.6240259605">
            <text:p>79.6240259605</text:p>
          </table:table-cell>
          <table:table-cell office:value-type="float" office:value="1.11584350337">
            <text:p>1.1158435034</text:p>
          </table:table-cell>
          <table:table-cell office:value-type="float" office:value="62.8695">
            <text:p>62.8695</text:p>
          </table:table-cell>
          <table:table-cell office:value-type="float" office:value="73.5908585211">
            <text:p>73.5908585211</text:p>
          </table:table-cell>
          <table:table-cell office:value-type="float" office:value="1.17053354204">
            <text:p>1.170533542</text:p>
          </table:table-cell>
          <table:table-cell office:value-type="float" office:value="39.4705">
            <text:p>39.4705</text:p>
          </table:table-cell>
          <table:table-cell office:value-type="float" office:value="52.812656722">
            <text:p>52.812656722</text:p>
          </table:table-cell>
          <table:table-cell office:value-type="float" office:value="1.33802857126">
            <text:p>1.3380285713</text:p>
          </table:table-cell>
          <table:table-cell office:value-type="float" office:value="71.3577">
            <text:p>71.3577</text:p>
          </table:table-cell>
          <table:table-cell office:value-type="float" office:value="173.925265418">
            <text:p>173.925265418</text:p>
          </table:table-cell>
          <table:table-cell office:value-type="float" office:value="2.43737207643">
            <text:p>2.4373720764</text:p>
          </table:table-cell>
          <table:table-cell office:value-type="float" office:value="62.8695">
            <text:p>62.8695</text:p>
          </table:table-cell>
          <table:table-cell office:value-type="float" office:value="58.6829085408">
            <text:p>58.6829085408</text:p>
          </table:table-cell>
          <table:table-cell office:value-type="float" office:value="0.933408227214">
            <text:p>0.9334082272</text:p>
          </table:table-cell>
          <table:table-cell office:value-type="float" office:value="39.4705">
            <text:p>39.4705</text:p>
          </table:table-cell>
          <table:table-cell office:value-type="float" office:value="24.0330655667">
            <text:p>24.0330655667</text:p>
          </table:table-cell>
          <table:table-cell office:value-type="float" office:value="0.608886777889">
            <text:p>0.6088867779</text:p>
          </table:table-cell>
          <table:table-cell office:value-type="float" office:value="71.3577">
            <text:p>71.3577</text:p>
          </table:table-cell>
          <table:table-cell office:value-type="float" office:value="193.930521197">
            <text:p>193.930521197</text:p>
          </table:table-cell>
          <table:table-cell table:style-name="ce1" table:formula="of:=4*[.AN3]/(353.902656245*[.A3])" office:value-type="float" office:value="2.19190806030849">
            <text:p>2.1919080603</text:p>
          </table:table-cell>
          <table:table-cell office:value-type="float" office:value="2.71772382234">
            <text:p>2.7177238223</text:p>
          </table:table-cell>
          <table:table-cell office:value-type="float" office:value="62.8695">
            <text:p>62.8695</text:p>
          </table:table-cell>
          <table:table-cell office:value-type="float" office:value="72.374854758">
            <text:p>72.374854758</text:p>
          </table:table-cell>
          <table:table-cell office:value-type="float" office:value="1.15119183003">
            <text:p>1.15119183</text:p>
          </table:table-cell>
          <table:table-cell office:value-type="float" office:value="39.4705">
            <text:p>39.4705</text:p>
          </table:table-cell>
          <table:table-cell office:value-type="float" office:value="26.122329145">
            <text:p>26.122329145</text:p>
          </table:table-cell>
          <table:table-cell office:value-type="float" office:value="0.661819058412">
            <text:p>0.6618190584</text:p>
          </table:table-cell>
          <table:table-cell office:value-type="float" office:value="71.3577">
            <text:p>71.3577</text:p>
          </table:table-cell>
          <table:table-cell office:value-type="float" office:value="234.965583945">
            <text:p>234.965583945</text:p>
          </table:table-cell>
          <table:table-cell office:value-type="float" office:value="3.29278527678">
            <text:p>3.2927852768</text:p>
          </table:table-cell>
          <table:table-cell office:value-type="float" office:value="62.8695">
            <text:p>62.8695</text:p>
          </table:table-cell>
          <table:table-cell office:value-type="float" office:value="86.3219663721">
            <text:p>86.3219663721</text:p>
          </table:table-cell>
          <table:table-cell office:value-type="float" office:value="1.37303408445">
            <text:p>1.3730340845</text:p>
          </table:table-cell>
          <table:table-cell office:value-type="float" office:value="39.4705">
            <text:p>39.4705</text:p>
          </table:table-cell>
          <table:table-cell office:value-type="float" office:value="28.9261586337">
            <text:p>28.9261586337</text:p>
          </table:table-cell>
          <table:table-cell office:value-type="float" office:value="0.7328551357">
            <text:p>0.7328551357</text:p>
          </table:table-cell>
          <table:table-cell office:value-type="float" office:value="71.3577">
            <text:p>71.3577</text:p>
          </table:table-cell>
          <table:table-cell office:value-type="float" office:value="134.387514249">
            <text:p>134.387514249</text:p>
          </table:table-cell>
          <table:table-cell office:value-type="float" office:value="1.8832938036">
            <text:p>1.8832938036</text:p>
          </table:table-cell>
          <table:table-cell office:value-type="float" office:value="62.8695">
            <text:p>62.8695</text:p>
          </table:table-cell>
          <table:table-cell office:value-type="float" office:value="56.4004423267">
            <text:p>56.4004423267</text:p>
          </table:table-cell>
          <table:table-cell office:value-type="float" office:value="0.897103401916">
            <text:p>0.8971034019</text:p>
          </table:table-cell>
          <table:table-cell office:value-type="float" office:value="39.4705">
            <text:p>39.4705</text:p>
          </table:table-cell>
          <table:table-cell office:value-type="float" office:value="24.0802658458">
            <text:p>24.0802658458</text:p>
          </table:table-cell>
          <table:table-cell office:value-type="float" office:value="0.610082614758">
            <text:p>0.6100826148</text:p>
          </table:table-cell>
          <table:table-cell office:value-type="float" office:value="71.3577">
            <text:p>71.3577</text:p>
          </table:table-cell>
          <table:table-cell office:value-type="float" office:value="147.568820896">
            <text:p>147.568820896</text:p>
          </table:table-cell>
          <table:table-cell office:value-type="float" office:value="2.0680153774">
            <text:p>2.0680153774</text:p>
          </table:table-cell>
          <table:table-cell office:value-type="float" office:value="62.8695">
            <text:p>62.8695</text:p>
          </table:table-cell>
          <table:table-cell office:value-type="float" office:value="66.80498521">
            <text:p>66.80498521</text:p>
          </table:table-cell>
          <table:table-cell office:value-type="float" office:value="1.06259768584">
            <text:p>1.0625976858</text:p>
          </table:table-cell>
          <table:table-cell office:value-type="float" office:value="39.4705">
            <text:p>39.4705</text:p>
          </table:table-cell>
          <table:table-cell office:value-type="float" office:value="25.6194904812">
            <text:p>25.6194904812</text:p>
          </table:table-cell>
          <table:table-cell office:value-type="float" office:value="0.649079451267">
            <text:p>0.6490794513</text:p>
          </table:table-cell>
          <table:table-cell office:value-type="float" office:value="71.3577">
            <text:p>71.3577</text:p>
          </table:table-cell>
          <table:table-cell office:value-type="float" office:value="163.835615838">
            <text:p>163.835615838</text:p>
          </table:table-cell>
          <table:table-cell office:value-type="float" office:value="2.2959766898">
            <text:p>2.2959766898</text:p>
          </table:table-cell>
          <table:table-cell office:value-type="float" office:value="62.8695">
            <text:p>62.8695</text:p>
          </table:table-cell>
          <table:table-cell office:value-type="float" office:value="75.1385340648">
            <text:p>75.1385340648</text:p>
          </table:table-cell>
          <table:table-cell office:value-type="float" office:value="1.19515081343">
            <text:p>1.1951508134</text:p>
          </table:table-cell>
          <table:table-cell office:value-type="float" office:value="39.4705">
            <text:p>39.4705</text:p>
          </table:table-cell>
          <table:table-cell office:value-type="float" office:value="27.1397171713">
            <text:p>27.1397171713</text:p>
          </table:table-cell>
          <table:table-cell office:value-type="float" office:value="0.687594967666">
            <text:p>0.6875949677</text:p>
          </table:table-cell>
          <table:table-cell office:value-type="float" office:value="55.46">
            <text:p>55.46</text:p>
          </table:table-cell>
          <table:table-cell/>
          <table:table-cell office:value-type="float" office:value="1">
            <text:p>1</text:p>
          </table:table-cell>
          <table:table-cell office:value-type="float" office:value="71.3577">
            <text:p>71.3577</text:p>
          </table:table-cell>
          <table:table-cell office:value-type="float" office:value="76.733959143">
            <text:p>76.733959143</text:p>
          </table:table-cell>
          <table:table-cell office:value-type="float" office:value="1.07534238271">
            <text:p>1.0753423827</text:p>
          </table:table-cell>
          <table:table-cell office:value-type="float" office:value="62.8695">
            <text:p>62.8695</text:p>
          </table:table-cell>
          <table:table-cell office:value-type="float" office:value="72.8224677995">
            <text:p>72.8224677995</text:p>
          </table:table-cell>
          <table:table-cell office:value-type="float" office:value="1.15831154693">
            <text:p>1.1583115469</text:p>
          </table:table-cell>
          <table:table-cell office:value-type="float" office:value="39.4705">
            <text:p>39.4705</text:p>
          </table:table-cell>
          <table:table-cell office:value-type="float" office:value="35.02505247">
            <text:p>35.02505247</text:p>
          </table:table-cell>
          <table:table-cell office:value-type="float" office:value="0.887372910655">
            <text:p>0.88737291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292">
            <text:p>173.292</text:p>
          </table:table-cell>
          <table:table-cell office:value-type="float" office:value="198.334395973">
            <text:p>198.334395973</text:p>
          </table:table-cell>
          <table:table-cell table:formula="of:=4*[.C4]/(529.055094808*[.A4])" office:value-type="float" office:value="0.74976839999992">
            <text:p>0.7497684</text:p>
          </table:table-cell>
          <table:table-cell office:value-type="float" office:value="1.14450982142">
            <text:p>1.1445098214</text:p>
          </table:table-cell>
          <table:table-cell office:value-type="float" office:value="128.321">
            <text:p>128.321</text:p>
          </table:table-cell>
          <table:table-cell office:value-type="float" office:value="136.393305253">
            <text:p>136.393305253</text:p>
          </table:table-cell>
          <table:table-cell office:value-type="float" office:value="1.06290712551">
            <text:p>1.0629071255</text:p>
          </table:table-cell>
          <table:table-cell office:value-type="float" office:value="73.0458">
            <text:p>73.0458</text:p>
          </table:table-cell>
          <table:table-cell office:value-type="float" office:value="68.3564079959">
            <text:p>68.3564079959</text:p>
          </table:table-cell>
          <table:table-cell office:value-type="float" office:value="0.935802030999">
            <text:p>0.935802031</text:p>
          </table:table-cell>
          <table:table-cell office:value-type="float" office:value="173.292">
            <text:p>173.292</text:p>
          </table:table-cell>
          <table:table-cell office:value-type="float" office:value="141.222435124">
            <text:p>141.222435124</text:p>
          </table:table-cell>
          <table:table-cell office:value-type="float" office:value="0.814939149668">
            <text:p>0.8149391497</text:p>
          </table:table-cell>
          <table:table-cell office:value-type="float" office:value="128.321">
            <text:p>128.321</text:p>
          </table:table-cell>
          <table:table-cell office:value-type="float" office:value="106.71331294">
            <text:p>106.71331294</text:p>
          </table:table-cell>
          <table:table-cell office:value-type="float" office:value="0.831612229799">
            <text:p>0.8316122298</text:p>
          </table:table-cell>
          <table:table-cell office:value-type="float" office:value="73.0458">
            <text:p>73.0458</text:p>
          </table:table-cell>
          <table:table-cell office:value-type="float" office:value="71.7059230429">
            <text:p>71.7059230429</text:p>
          </table:table-cell>
          <table:table-cell office:value-type="float" office:value="0.981657029465">
            <text:p>0.9816570295</text:p>
          </table:table-cell>
          <table:table-cell office:value-type="float" office:value="173.292">
            <text:p>173.292</text:p>
          </table:table-cell>
          <table:table-cell office:value-type="float" office:value="200.014454203">
            <text:p>200.014454203</text:p>
          </table:table-cell>
          <table:table-cell office:value-type="float" office:value="1.15420477693">
            <text:p>1.1542047769</text:p>
          </table:table-cell>
          <table:table-cell office:value-type="float" office:value="128.321">
            <text:p>128.321</text:p>
          </table:table-cell>
          <table:table-cell office:value-type="float" office:value="149.055992472">
            <text:p>149.055992472</text:p>
          </table:table-cell>
          <table:table-cell office:value-type="float" office:value="1.16158689904">
            <text:p>1.161586899</text:p>
          </table:table-cell>
          <table:table-cell office:value-type="float" office:value="73.0458">
            <text:p>73.0458</text:p>
          </table:table-cell>
          <table:table-cell office:value-type="float" office:value="102.540795732">
            <text:p>102.540795732</text:p>
          </table:table-cell>
          <table:table-cell office:value-type="float" office:value="1.40378770213">
            <text:p>1.4037877021</text:p>
          </table:table-cell>
          <table:table-cell office:value-type="float" office:value="173.292">
            <text:p>173.292</text:p>
          </table:table-cell>
          <table:table-cell office:value-type="float" office:value="123.392251631">
            <text:p>123.392251631</text:p>
          </table:table-cell>
          <table:table-cell office:value-type="float" office:value="0.712048170898">
            <text:p>0.7120481709</text:p>
          </table:table-cell>
          <table:table-cell office:value-type="float" office:value="128.321">
            <text:p>128.321</text:p>
          </table:table-cell>
          <table:table-cell office:value-type="float" office:value="215.484725837">
            <text:p>215.484725837</text:p>
          </table:table-cell>
          <table:table-cell office:value-type="float" office:value="1.6792631435">
            <text:p>1.6792631435</text:p>
          </table:table-cell>
          <table:table-cell office:value-type="float" office:value="73.0458">
            <text:p>73.0458</text:p>
          </table:table-cell>
          <table:table-cell office:value-type="float" office:value="59.4440485217">
            <text:p>59.4440485217</text:p>
          </table:table-cell>
          <table:table-cell office:value-type="float" office:value="0.813791464009">
            <text:p>0.813791464</text:p>
          </table:table-cell>
          <table:table-cell office:value-type="float" office:value="173.292">
            <text:p>173.292</text:p>
          </table:table-cell>
          <table:table-cell office:value-type="float" office:value="158.196789074">
            <text:p>158.196789074</text:p>
          </table:table-cell>
          <table:table-cell table:style-name="ce1" table:formula="of:=4*[.AN4]/(353.902656245*[.A4])" office:value-type="float" office:value="0.894013007715226">
            <text:p>0.8940130077</text:p>
          </table:table-cell>
          <table:table-cell office:value-type="float" office:value="0.912891472625">
            <text:p>0.9128914726</text:p>
          </table:table-cell>
          <table:table-cell office:value-type="float" office:value="128.321">
            <text:p>128.321</text:p>
          </table:table-cell>
          <table:table-cell office:value-type="float" office:value="245.857668039">
            <text:p>245.857668039</text:p>
          </table:table-cell>
          <table:table-cell office:value-type="float" office:value="1.91595816771">
            <text:p>1.9159581677</text:p>
          </table:table-cell>
          <table:table-cell office:value-type="float" office:value="73.0458">
            <text:p>73.0458</text:p>
          </table:table-cell>
          <table:table-cell office:value-type="float" office:value="71.6236814002">
            <text:p>71.6236814002</text:p>
          </table:table-cell>
          <table:table-cell office:value-type="float" office:value="0.980531138001">
            <text:p>0.980531138</text:p>
          </table:table-cell>
          <table:table-cell office:value-type="float" office:value="173.292">
            <text:p>173.292</text:p>
          </table:table-cell>
          <table:table-cell office:value-type="float" office:value="199.57023515">
            <text:p>199.57023515</text:p>
          </table:table-cell>
          <table:table-cell office:value-type="float" office:value="1.15164136342">
            <text:p>1.1516413634</text:p>
          </table:table-cell>
          <table:table-cell office:value-type="float" office:value="128.321">
            <text:p>128.321</text:p>
          </table:table-cell>
          <table:table-cell office:value-type="float" office:value="286.100869682">
            <text:p>286.100869682</text:p>
          </table:table-cell>
          <table:table-cell office:value-type="float" office:value="2.22957169662">
            <text:p>2.2295716966</text:p>
          </table:table-cell>
          <table:table-cell office:value-type="float" office:value="73.0458">
            <text:p>73.0458</text:p>
          </table:table-cell>
          <table:table-cell office:value-type="float" office:value="125.47753042">
            <text:p>125.47753042</text:p>
          </table:table-cell>
          <table:table-cell office:value-type="float" office:value="1.71779254139">
            <text:p>1.7177925414</text:p>
          </table:table-cell>
          <table:table-cell office:value-type="float" office:value="173.292">
            <text:p>173.292</text:p>
          </table:table-cell>
          <table:table-cell office:value-type="float" office:value="101.519464533">
            <text:p>101.519464533</text:p>
          </table:table-cell>
          <table:table-cell office:value-type="float" office:value="0.585828916125">
            <text:p>0.5858289161</text:p>
          </table:table-cell>
          <table:table-cell office:value-type="float" office:value="128.321">
            <text:p>128.321</text:p>
          </table:table-cell>
          <table:table-cell office:value-type="float" office:value="170.76494548">
            <text:p>170.76494548</text:p>
          </table:table-cell>
          <table:table-cell office:value-type="float" office:value="1.33076383039">
            <text:p>1.3307638304</text:p>
          </table:table-cell>
          <table:table-cell office:value-type="float" office:value="73.0458">
            <text:p>73.0458</text:p>
          </table:table-cell>
          <table:table-cell office:value-type="float" office:value="54.4463165738">
            <text:p>54.4463165738</text:p>
          </table:table-cell>
          <table:table-cell office:value-type="float" office:value="0.745372308522">
            <text:p>0.7453723085</text:p>
          </table:table-cell>
          <table:table-cell office:value-type="float" office:value="173.292">
            <text:p>173.292</text:p>
          </table:table-cell>
          <table:table-cell office:value-type="float" office:value="125.243838316">
            <text:p>125.243838316</text:p>
          </table:table-cell>
          <table:table-cell office:value-type="float" office:value="0.722732949679">
            <text:p>0.7227329497</text:p>
          </table:table-cell>
          <table:table-cell office:value-type="float" office:value="128.321">
            <text:p>128.321</text:p>
          </table:table-cell>
          <table:table-cell office:value-type="float" office:value="195.456848863">
            <text:p>195.456848863</text:p>
          </table:table-cell>
          <table:table-cell office:value-type="float" office:value="1.52318676493">
            <text:p>1.5231867649</text:p>
          </table:table-cell>
          <table:table-cell office:value-type="float" office:value="73.0458">
            <text:p>73.0458</text:p>
          </table:table-cell>
          <table:table-cell office:value-type="float" office:value="60.3582369952">
            <text:p>60.3582369952</text:p>
          </table:table-cell>
          <table:table-cell office:value-type="float" office:value="0.826306741732">
            <text:p>0.8263067417</text:p>
          </table:table-cell>
          <table:table-cell office:value-type="float" office:value="173.292">
            <text:p>173.292</text:p>
          </table:table-cell>
          <table:table-cell office:value-type="float" office:value="146.839933322">
            <text:p>146.839933322</text:p>
          </table:table-cell>
          <table:table-cell office:value-type="float" office:value="0.847355523176">
            <text:p>0.8473555232</text:p>
          </table:table-cell>
          <table:table-cell office:value-type="float" office:value="128.321">
            <text:p>128.321</text:p>
          </table:table-cell>
          <table:table-cell office:value-type="float" office:value="218.028398277">
            <text:p>218.028398277</text:p>
          </table:table-cell>
          <table:table-cell office:value-type="float" office:value="1.69908587275">
            <text:p>1.6990858728</text:p>
          </table:table-cell>
          <table:table-cell office:value-type="float" office:value="73.0458">
            <text:p>73.0458</text:p>
          </table:table-cell>
          <table:table-cell office:value-type="float" office:value="67.6956113977">
            <text:p>67.6956113977</text:p>
          </table:table-cell>
          <table:table-cell office:value-type="float" office:value="0.926755698448">
            <text:p>0.9267556984</text:p>
          </table:table-cell>
          <table:table-cell office:value-type="float" office:value="151.5">
            <text:p>151.5</text:p>
          </table:table-cell>
          <table:table-cell/>
          <table:table-cell office:value-type="float" office:value="2">
            <text:p>2</text:p>
          </table:table-cell>
          <table:table-cell office:value-type="float" office:value="173.292">
            <text:p>173.292</text:p>
          </table:table-cell>
          <table:table-cell office:value-type="float" office:value="198.334395973">
            <text:p>198.334395973</text:p>
          </table:table-cell>
          <table:table-cell office:value-type="float" office:value="1.14450982142">
            <text:p>1.1445098214</text:p>
          </table:table-cell>
          <table:table-cell office:value-type="float" office:value="128.321">
            <text:p>128.321</text:p>
          </table:table-cell>
          <table:table-cell office:value-type="float" office:value="136.393305253">
            <text:p>136.393305253</text:p>
          </table:table-cell>
          <table:table-cell office:value-type="float" office:value="1.06290712551">
            <text:p>1.0629071255</text:p>
          </table:table-cell>
          <table:table-cell office:value-type="float" office:value="73.0458">
            <text:p>73.0458</text:p>
          </table:table-cell>
          <table:table-cell office:value-type="float" office:value="68.3564079959">
            <text:p>68.3564079959</text:p>
          </table:table-cell>
          <table:table-cell office:value-type="float" office:value="0.935802030999">
            <text:p>0.9358020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2.028">
            <text:p>322.028</text:p>
          </table:table-cell>
          <table:table-cell office:value-type="float" office:value="349.82737412">
            <text:p>349.82737412</text:p>
          </table:table-cell>
          <table:table-cell table:formula="of:=4*[.C5]/(529.055094808*[.A5])" office:value-type="float" office:value="0.881640689985117">
            <text:p>0.88164069</text:p>
          </table:table-cell>
          <table:table-cell office:value-type="float" office:value="1.08632595339">
            <text:p>1.0863259534</text:p>
          </table:table-cell>
          <table:table-cell office:value-type="float" office:value="187.771">
            <text:p>187.771</text:p>
          </table:table-cell>
          <table:table-cell office:value-type="float" office:value="202.34417643">
            <text:p>202.34417643</text:p>
          </table:table-cell>
          <table:table-cell office:value-type="float" office:value="1.07761143323">
            <text:p>1.0776114332</text:p>
          </table:table-cell>
          <table:table-cell office:value-type="float" office:value="103.373">
            <text:p>103.373</text:p>
          </table:table-cell>
          <table:table-cell office:value-type="float" office:value="99.1867280094">
            <text:p>99.1867280094</text:p>
          </table:table-cell>
          <table:table-cell office:value-type="float" office:value="0.959503235946">
            <text:p>0.9595032359</text:p>
          </table:table-cell>
          <table:table-cell office:value-type="float" office:value="322.028">
            <text:p>322.028</text:p>
          </table:table-cell>
          <table:table-cell office:value-type="float" office:value="238.120732759">
            <text:p>238.120732759</text:p>
          </table:table-cell>
          <table:table-cell office:value-type="float" office:value="0.739441082016">
            <text:p>0.739441082</text:p>
          </table:table-cell>
          <table:table-cell office:value-type="float" office:value="187.771">
            <text:p>187.771</text:p>
          </table:table-cell>
          <table:table-cell office:value-type="float" office:value="157.895533873">
            <text:p>157.895533873</text:p>
          </table:table-cell>
          <table:table-cell office:value-type="float" office:value="0.840894141657">
            <text:p>0.8408941417</text:p>
          </table:table-cell>
          <table:table-cell office:value-type="float" office:value="103.373">
            <text:p>103.373</text:p>
          </table:table-cell>
          <table:table-cell office:value-type="float" office:value="103.440611409">
            <text:p>103.440611409</text:p>
          </table:table-cell>
          <table:table-cell office:value-type="float" office:value="1.00065405289">
            <text:p>1.0006540529</text:p>
          </table:table-cell>
          <table:table-cell office:value-type="float" office:value="322.028">
            <text:p>322.028</text:p>
          </table:table-cell>
          <table:table-cell office:value-type="float" office:value="356.826534868">
            <text:p>356.826534868</text:p>
          </table:table-cell>
          <table:table-cell office:value-type="float" office:value="1.10806058749">
            <text:p>1.1080605875</text:p>
          </table:table-cell>
          <table:table-cell office:value-type="float" office:value="187.771">
            <text:p>187.771</text:p>
          </table:table-cell>
          <table:table-cell office:value-type="float" office:value="215.704085784">
            <text:p>215.704085784</text:p>
          </table:table-cell>
          <table:table-cell office:value-type="float" office:value="1.14876144763">
            <text:p>1.1487614476</text:p>
          </table:table-cell>
          <table:table-cell office:value-type="float" office:value="103.373">
            <text:p>103.373</text:p>
          </table:table-cell>
          <table:table-cell office:value-type="float" office:value="146.879606932">
            <text:p>146.879606932</text:p>
          </table:table-cell>
          <table:table-cell office:value-type="float" office:value="1.42087012017">
            <text:p>1.4208701202</text:p>
          </table:table-cell>
          <table:table-cell office:value-type="float" office:value="322.028">
            <text:p>322.028</text:p>
          </table:table-cell>
          <table:table-cell office:value-type="float" office:value="187.873599684">
            <text:p>187.873599684</text:p>
          </table:table-cell>
          <table:table-cell office:value-type="float" office:value="0.583407653012">
            <text:p>0.583407653</text:p>
          </table:table-cell>
          <table:table-cell office:value-type="float" office:value="187.771">
            <text:p>187.771</text:p>
          </table:table-cell>
          <table:table-cell office:value-type="float" office:value="278.65438752">
            <text:p>278.65438752</text:p>
          </table:table-cell>
          <table:table-cell office:value-type="float" office:value="1.48401184166">
            <text:p>1.4840118417</text:p>
          </table:table-cell>
          <table:table-cell office:value-type="float" office:value="103.373">
            <text:p>103.373</text:p>
          </table:table-cell>
          <table:table-cell office:value-type="float" office:value="81.7771636037">
            <text:p>81.7771636037</text:p>
          </table:table-cell>
          <table:table-cell office:value-type="float" office:value="0.791088230038">
            <text:p>0.79108823</text:p>
          </table:table-cell>
          <table:table-cell office:value-type="float" office:value="322.028">
            <text:p>322.028</text:p>
          </table:table-cell>
          <table:table-cell office:value-type="float" office:value="250.945970072">
            <text:p>250.945970072</text:p>
          </table:table-cell>
          <table:table-cell table:style-name="ce1" table:formula="of:=4*[.AN5]/(353.902656245*[.A5])" office:value-type="float" office:value="0.945442541496589">
            <text:p>0.9454425415</text:p>
          </table:table-cell>
          <table:table-cell office:value-type="float" office:value="0.779267548387">
            <text:p>0.7792675484</text:p>
          </table:table-cell>
          <table:table-cell office:value-type="float" office:value="187.771">
            <text:p>187.771</text:p>
          </table:table-cell>
          <table:table-cell office:value-type="float" office:value="336.370925506">
            <text:p>336.370925506</text:p>
          </table:table-cell>
          <table:table-cell office:value-type="float" office:value="1.79138911496">
            <text:p>1.791389115</text:p>
          </table:table-cell>
          <table:table-cell office:value-type="float" office:value="103.373">
            <text:p>103.373</text:p>
          </table:table-cell>
          <table:table-cell office:value-type="float" office:value="112.499535658">
            <text:p>112.499535658</text:p>
          </table:table-cell>
          <table:table-cell office:value-type="float" office:value="1.08828742184">
            <text:p>1.0882874218</text:p>
          </table:table-cell>
          <table:table-cell office:value-type="float" office:value="322.028">
            <text:p>322.028</text:p>
          </table:table-cell>
          <table:table-cell office:value-type="float" office:value="333.439024742">
            <text:p>333.439024742</text:p>
          </table:table-cell>
          <table:table-cell office:value-type="float" office:value="1.03543488374">
            <text:p>1.0354348837</text:p>
          </table:table-cell>
          <table:table-cell office:value-type="float" office:value="187.771">
            <text:p>187.771</text:p>
          </table:table-cell>
          <table:table-cell office:value-type="float" office:value="305.187662407">
            <text:p>305.187662407</text:p>
          </table:table-cell>
          <table:table-cell office:value-type="float" office:value="1.62531840597">
            <text:p>1.625318406</text:p>
          </table:table-cell>
          <table:table-cell office:value-type="float" office:value="103.373">
            <text:p>103.373</text:p>
          </table:table-cell>
          <table:table-cell office:value-type="float" office:value="-25.2174255851">
            <text:p>-25.2174255851</text:p>
          </table:table-cell>
          <table:table-cell office:value-type="float" office:value="-0.243945958665">
            <text:p>-0.2439459587</text:p>
          </table:table-cell>
          <table:table-cell office:value-type="float" office:value="322.028">
            <text:p>322.028</text:p>
          </table:table-cell>
          <table:table-cell office:value-type="float" office:value="152.276800203">
            <text:p>152.276800203</text:p>
          </table:table-cell>
          <table:table-cell office:value-type="float" office:value="0.472868198426">
            <text:p>0.4728681984</text:p>
          </table:table-cell>
          <table:table-cell office:value-type="float" office:value="187.771">
            <text:p>187.771</text:p>
          </table:table-cell>
          <table:table-cell office:value-type="float" office:value="222.673553439">
            <text:p>222.673553439</text:p>
          </table:table-cell>
          <table:table-cell office:value-type="float" office:value="1.18587829558">
            <text:p>1.1858782956</text:p>
          </table:table-cell>
          <table:table-cell office:value-type="float" office:value="103.373">
            <text:p>103.373</text:p>
          </table:table-cell>
          <table:table-cell office:value-type="float" office:value="74.9422535413">
            <text:p>74.9422535413</text:p>
          </table:table-cell>
          <table:table-cell office:value-type="float" office:value="0.724969320241">
            <text:p>0.7249693202</text:p>
          </table:table-cell>
          <table:table-cell office:value-type="float" office:value="322.028">
            <text:p>322.028</text:p>
          </table:table-cell>
          <table:table-cell office:value-type="float" office:value="189.102840105">
            <text:p>189.102840105</text:p>
          </table:table-cell>
          <table:table-cell office:value-type="float" office:value="0.587224837918">
            <text:p>0.5872248379</text:p>
          </table:table-cell>
          <table:table-cell office:value-type="float" office:value="187.771">
            <text:p>187.771</text:p>
          </table:table-cell>
          <table:table-cell office:value-type="float" office:value="262.893305954">
            <text:p>262.893305954</text:p>
          </table:table-cell>
          <table:table-cell office:value-type="float" office:value="1.40007405805">
            <text:p>1.4000740581</text:p>
          </table:table-cell>
          <table:table-cell office:value-type="float" office:value="103.373">
            <text:p>103.373</text:p>
          </table:table-cell>
          <table:table-cell office:value-type="float" office:value="84.6408109299">
            <text:p>84.6408109299</text:p>
          </table:table-cell>
          <table:table-cell office:value-type="float" office:value="0.818790312072">
            <text:p>0.8187903121</text:p>
          </table:table-cell>
          <table:table-cell office:value-type="float" office:value="322.028">
            <text:p>322.028</text:p>
          </table:table-cell>
          <table:table-cell office:value-type="float" office:value="222.893650439">
            <text:p>222.893650439</text:p>
          </table:table-cell>
          <table:table-cell office:value-type="float" office:value="0.692156118221">
            <text:p>0.6921561182</text:p>
          </table:table-cell>
          <table:table-cell office:value-type="float" office:value="187.771">
            <text:p>187.771</text:p>
          </table:table-cell>
          <table:table-cell office:value-type="float" office:value="300.95900063">
            <text:p>300.95900063</text:p>
          </table:table-cell>
          <table:table-cell office:value-type="float" office:value="1.60279809252">
            <text:p>1.6027980925</text:p>
          </table:table-cell>
          <table:table-cell office:value-type="float" office:value="103.373">
            <text:p>103.373</text:p>
          </table:table-cell>
          <table:table-cell office:value-type="float" office:value="98.5362994892">
            <text:p>98.5362994892</text:p>
          </table:table-cell>
          <table:table-cell office:value-type="float" office:value="0.953211181732">
            <text:p>0.9532111817</text:p>
          </table:table-cell>
          <table:table-cell office:value-type="float" office:value="282.27">
            <text:p>282.27</text:p>
          </table:table-cell>
          <table:table-cell/>
          <table:table-cell office:value-type="float" office:value="3">
            <text:p>3</text:p>
          </table:table-cell>
          <table:table-cell office:value-type="float" office:value="322.028">
            <text:p>322.028</text:p>
          </table:table-cell>
          <table:table-cell office:value-type="float" office:value="349.82737412">
            <text:p>349.82737412</text:p>
          </table:table-cell>
          <table:table-cell office:value-type="float" office:value="1.08632595339">
            <text:p>1.0863259534</text:p>
          </table:table-cell>
          <table:table-cell office:value-type="float" office:value="187.771">
            <text:p>187.771</text:p>
          </table:table-cell>
          <table:table-cell office:value-type="float" office:value="202.34417643">
            <text:p>202.34417643</text:p>
          </table:table-cell>
          <table:table-cell office:value-type="float" office:value="1.07761143323">
            <text:p>1.0776114332</text:p>
          </table:table-cell>
          <table:table-cell office:value-type="float" office:value="103.373">
            <text:p>103.373</text:p>
          </table:table-cell>
          <table:table-cell office:value-type="float" office:value="99.1867280094">
            <text:p>99.1867280094</text:p>
          </table:table-cell>
          <table:table-cell office:value-type="float" office:value="0.959503235946">
            <text:p>0.959503235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5.19">
            <text:p>505.19</text:p>
          </table:table-cell>
          <table:table-cell office:value-type="float" office:value="529.055094808">
            <text:p>529.055094808</text:p>
          </table:table-cell>
          <table:table-cell table:formula="of:=4*[.C6]/(529.055094808*[.A6])" office:value-type="float" office:value="1">
            <text:p>1</text:p>
          </table:table-cell>
          <table:table-cell office:value-type="float" office:value="1.04723984008">
            <text:p>1.0472398401</text:p>
          </table:table-cell>
          <table:table-cell office:value-type="float" office:value="244.329">
            <text:p>244.329</text:p>
          </table:table-cell>
          <table:table-cell office:value-type="float" office:value="263.696580089">
            <text:p>263.696580089</text:p>
          </table:table-cell>
          <table:table-cell office:value-type="float" office:value="1.07926844578">
            <text:p>1.0792684458</text:p>
          </table:table-cell>
          <table:table-cell office:value-type="float" office:value="134.501">
            <text:p>134.501</text:p>
          </table:table-cell>
          <table:table-cell office:value-type="float" office:value="130.860604056">
            <text:p>130.860604056</text:p>
          </table:table-cell>
          <table:table-cell office:value-type="float" office:value="0.972934060387">
            <text:p>0.9729340604</text:p>
          </table:table-cell>
          <table:table-cell office:value-type="float" office:value="505.19">
            <text:p>505.19</text:p>
          </table:table-cell>
          <table:table-cell office:value-type="float" office:value="343.590214892">
            <text:p>343.590214892</text:p>
          </table:table-cell>
          <table:table-cell office:value-type="float" office:value="0.680120776128">
            <text:p>0.6801207761</text:p>
          </table:table-cell>
          <table:table-cell office:value-type="float" office:value="244.329">
            <text:p>244.329</text:p>
          </table:table-cell>
          <table:table-cell office:value-type="float" office:value="207.840451369">
            <text:p>207.840451369</text:p>
          </table:table-cell>
          <table:table-cell office:value-type="float" office:value="0.850658134603">
            <text:p>0.8506581346</text:p>
          </table:table-cell>
          <table:table-cell office:value-type="float" office:value="134.501">
            <text:p>134.501</text:p>
          </table:table-cell>
          <table:table-cell office:value-type="float" office:value="136.501497199">
            <text:p>136.501497199</text:p>
          </table:table-cell>
          <table:table-cell office:value-type="float" office:value="1.01487347454">
            <text:p>1.0148734745</text:p>
          </table:table-cell>
          <table:table-cell office:value-type="float" office:value="505.19">
            <text:p>505.19</text:p>
          </table:table-cell>
          <table:table-cell office:value-type="float" office:value="532.831151174">
            <text:p>532.831151174</text:p>
          </table:table-cell>
          <table:table-cell office:value-type="float" office:value="1.05471436722">
            <text:p>1.0547143672</text:p>
          </table:table-cell>
          <table:table-cell office:value-type="float" office:value="244.329">
            <text:p>244.329</text:p>
          </table:table-cell>
          <table:table-cell office:value-type="float" office:value="281.583775647">
            <text:p>281.583775647</text:p>
          </table:table-cell>
          <table:table-cell office:value-type="float" office:value="1.15247791153">
            <text:p>1.1524779115</text:p>
          </table:table-cell>
          <table:table-cell office:value-type="float" office:value="134.501">
            <text:p>134.501</text:p>
          </table:table-cell>
          <table:table-cell office:value-type="float" office:value="192.634812806">
            <text:p>192.634812806</text:p>
          </table:table-cell>
          <table:table-cell office:value-type="float" office:value="1.43221844303">
            <text:p>1.432218443</text:p>
          </table:table-cell>
          <table:table-cell office:value-type="float" office:value="505.19">
            <text:p>505.19</text:p>
          </table:table-cell>
          <table:table-cell office:value-type="float" office:value="257.336556658">
            <text:p>257.336556658</text:p>
          </table:table-cell>
          <table:table-cell office:value-type="float" office:value="0.509385689855">
            <text:p>0.5093856899</text:p>
          </table:table-cell>
          <table:table-cell office:value-type="float" office:value="244.329">
            <text:p>244.329</text:p>
          </table:table-cell>
          <table:table-cell office:value-type="float" office:value="321.831856779">
            <text:p>321.831856779</text:p>
          </table:table-cell>
          <table:table-cell office:value-type="float" office:value="1.31720694956">
            <text:p>1.3172069496</text:p>
          </table:table-cell>
          <table:table-cell office:value-type="float" office:value="134.501">
            <text:p>134.501</text:p>
          </table:table-cell>
          <table:table-cell office:value-type="float" office:value="110.868876809">
            <text:p>110.868876809</text:p>
          </table:table-cell>
          <table:table-cell office:value-type="float" office:value="0.824297788189">
            <text:p>0.8242977882</text:p>
          </table:table-cell>
          <table:table-cell office:value-type="float" office:value="505.19">
            <text:p>505.19</text:p>
          </table:table-cell>
          <table:table-cell office:value-type="float" office:value="353.902656245">
            <text:p>353.902656245</text:p>
          </table:table-cell>
          <table:table-cell table:style-name="ce1" table:formula="of:=4*[.AN6]/(353.902656245*[.A6])" office:value-type="float" office:value="1">
            <text:p>1</text:p>
          </table:table-cell>
          <table:table-cell office:value-type="float" office:value="0.700533771938">
            <text:p>0.7005337719</text:p>
          </table:table-cell>
          <table:table-cell office:value-type="float" office:value="244.329">
            <text:p>244.329</text:p>
          </table:table-cell>
          <table:table-cell office:value-type="float" office:value="389.974360952">
            <text:p>389.974360952</text:p>
          </table:table-cell>
          <table:table-cell office:value-type="float" office:value="1.59610345457">
            <text:p>1.5961034546</text:p>
          </table:table-cell>
          <table:table-cell office:value-type="float" office:value="134.501">
            <text:p>134.501</text:p>
          </table:table-cell>
          <table:table-cell office:value-type="float" office:value="187.044154638">
            <text:p>187.044154638</text:p>
          </table:table-cell>
          <table:table-cell office:value-type="float" office:value="1.39065252034">
            <text:p>1.3906525203</text:p>
          </table:table-cell>
          <table:table-cell office:value-type="float" office:value="505.19">
            <text:p>505.19</text:p>
          </table:table-cell>
          <table:table-cell office:value-type="float" office:value="507.676689812">
            <text:p>507.676689812</text:p>
          </table:table-cell>
          <table:table-cell office:value-type="float" office:value="1.00492228629">
            <text:p>1.0049222863</text:p>
          </table:table-cell>
          <table:table-cell office:value-type="float" office:value="244.329">
            <text:p>244.329</text:p>
          </table:table-cell>
          <table:table-cell office:value-type="float" office:value="483.732059372">
            <text:p>483.732059372</text:p>
          </table:table-cell>
          <table:table-cell office:value-type="float" office:value="1.97983890317">
            <text:p>1.9798389032</text:p>
          </table:table-cell>
          <table:table-cell office:value-type="float" office:value="134.501">
            <text:p>134.501</text:p>
          </table:table-cell>
          <table:table-cell office:value-type="float" office:value="51.9290751256">
            <text:p>51.9290751256</text:p>
          </table:table-cell>
          <table:table-cell office:value-type="float" office:value="0.386086907351">
            <text:p>0.3860869074</text:p>
          </table:table-cell>
          <table:table-cell office:value-type="float" office:value="505.19">
            <text:p>505.19</text:p>
          </table:table-cell>
          <table:table-cell office:value-type="float" office:value="203.748610398">
            <text:p>203.748610398</text:p>
          </table:table-cell>
          <table:table-cell office:value-type="float" office:value="0.403310854131">
            <text:p>0.4033108541</text:p>
          </table:table-cell>
          <table:table-cell office:value-type="float" office:value="244.329">
            <text:p>244.329</text:p>
          </table:table-cell>
          <table:table-cell office:value-type="float" office:value="263.992181401">
            <text:p>263.992181401</text:p>
          </table:table-cell>
          <table:table-cell office:value-type="float" office:value="1.08047829525">
            <text:p>1.0804782953</text:p>
          </table:table-cell>
          <table:table-cell office:value-type="float" office:value="134.501">
            <text:p>134.501</text:p>
          </table:table-cell>
          <table:table-cell office:value-type="float" office:value="99.6810968974">
            <text:p>99.6810968974</text:p>
          </table:table-cell>
          <table:table-cell office:value-type="float" office:value="0.741117886836">
            <text:p>0.7411178868</text:p>
          </table:table-cell>
          <table:table-cell office:value-type="float" office:value="505.19">
            <text:p>505.19</text:p>
          </table:table-cell>
          <table:table-cell office:value-type="float" office:value="255.004689194">
            <text:p>255.004689194</text:p>
          </table:table-cell>
          <table:table-cell office:value-type="float" office:value="0.504769867168">
            <text:p>0.5047698672</text:p>
          </table:table-cell>
          <table:table-cell office:value-type="float" office:value="244.329">
            <text:p>244.329</text:p>
          </table:table-cell>
          <table:table-cell office:value-type="float" office:value="317.487151848">
            <text:p>317.487151848</text:p>
          </table:table-cell>
          <table:table-cell office:value-type="float" office:value="1.29942475862">
            <text:p>1.2994247586</text:p>
          </table:table-cell>
          <table:table-cell office:value-type="float" office:value="134.501">
            <text:p>134.501</text:p>
          </table:table-cell>
          <table:table-cell office:value-type="float" office:value="113.825319678">
            <text:p>113.825319678</text:p>
          </table:table-cell>
          <table:table-cell office:value-type="float" office:value="0.846278612633">
            <text:p>0.8462786126</text:p>
          </table:table-cell>
          <table:table-cell office:value-type="float" office:value="505.19">
            <text:p>505.19</text:p>
          </table:table-cell>
          <table:table-cell office:value-type="float" office:value="302.6655628">
            <text:p>302.6655628</text:p>
          </table:table-cell>
          <table:table-cell office:value-type="float" office:value="0.599112339517">
            <text:p>0.5991123395</text:p>
          </table:table-cell>
          <table:table-cell office:value-type="float" office:value="244.329">
            <text:p>244.329</text:p>
          </table:table-cell>
          <table:table-cell office:value-type="float" office:value="363.216432946">
            <text:p>363.216432946</text:p>
          </table:table-cell>
          <table:table-cell office:value-type="float" office:value="1.48658748223">
            <text:p>1.4865874822</text:p>
          </table:table-cell>
          <table:table-cell office:value-type="float" office:value="134.501">
            <text:p>134.501</text:p>
          </table:table-cell>
          <table:table-cell office:value-type="float" office:value="138.18316938">
            <text:p>138.18316938</text:p>
          </table:table-cell>
          <table:table-cell office:value-type="float" office:value="1.02737652047">
            <text:p>1.0273765205</text:p>
          </table:table-cell>
          <table:table-cell office:value-type="float" office:value="434.58">
            <text:p>434.58</text:p>
          </table:table-cell>
          <table:table-cell/>
          <table:table-cell office:value-type="float" office:value="4">
            <text:p>4</text:p>
          </table:table-cell>
          <table:table-cell office:value-type="float" office:value="505.19">
            <text:p>505.19</text:p>
          </table:table-cell>
          <table:table-cell office:value-type="float" office:value="529.055094808">
            <text:p>529.055094808</text:p>
          </table:table-cell>
          <table:table-cell office:value-type="float" office:value="1.04723984008">
            <text:p>1.0472398401</text:p>
          </table:table-cell>
          <table:table-cell office:value-type="float" office:value="244.329">
            <text:p>244.329</text:p>
          </table:table-cell>
          <table:table-cell office:value-type="float" office:value="263.696580089">
            <text:p>263.696580089</text:p>
          </table:table-cell>
          <table:table-cell office:value-type="float" office:value="1.07926844578">
            <text:p>1.0792684458</text:p>
          </table:table-cell>
          <table:table-cell office:value-type="float" office:value="134.501">
            <text:p>134.501</text:p>
          </table:table-cell>
          <table:table-cell office:value-type="float" office:value="130.860604056">
            <text:p>130.860604056</text:p>
          </table:table-cell>
          <table:table-cell office:value-type="float" office:value="0.972934060387">
            <text:p>0.972934060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09.993">
            <text:p>709.993</text:p>
          </table:table-cell>
          <table:table-cell office:value-type="float" office:value="720.745558815">
            <text:p>720.745558815</text:p>
          </table:table-cell>
          <table:table-cell table:formula="of:=4*[.C7]/(529.055094808*[.A7])" office:value-type="float" office:value="1.0898608721673">
            <text:p>1.0898608722</text:p>
          </table:table-cell>
          <table:table-cell office:value-type="float" office:value="1.01514459835">
            <text:p>1.0151445984</text:p>
          </table:table-cell>
          <table:table-cell office:value-type="float" office:value="301.097">
            <text:p>301.097</text:p>
          </table:table-cell>
          <table:table-cell office:value-type="float" office:value="325.662177609">
            <text:p>325.662177609</text:p>
          </table:table-cell>
          <table:table-cell office:value-type="float" office:value="1.08158559404">
            <text:p>1.081585594</text:p>
          </table:table-cell>
          <table:table-cell office:value-type="float" office:value="165.466">
            <text:p>165.466</text:p>
          </table:table-cell>
          <table:table-cell office:value-type="float" office:value="162.269767507">
            <text:p>162.269767507</text:p>
          </table:table-cell>
          <table:table-cell office:value-type="float" office:value="0.980683448607">
            <text:p>0.9806834486</text:p>
          </table:table-cell>
          <table:table-cell office:value-type="float" office:value="709.993">
            <text:p>709.993</text:p>
          </table:table-cell>
          <table:table-cell office:value-type="float" office:value="452.142274751">
            <text:p>452.142274751</text:p>
          </table:table-cell>
          <table:table-cell office:value-type="float" office:value="0.636826383853">
            <text:p>0.6368263839</text:p>
          </table:table-cell>
          <table:table-cell office:value-type="float" office:value="301.097">
            <text:p>301.097</text:p>
          </table:table-cell>
          <table:table-cell office:value-type="float" office:value="257.792404355">
            <text:p>257.792404355</text:p>
          </table:table-cell>
          <table:table-cell office:value-type="float" office:value="0.856177259672">
            <text:p>0.8561772597</text:p>
          </table:table-cell>
          <table:table-cell office:value-type="float" office:value="165.466">
            <text:p>165.466</text:p>
          </table:table-cell>
          <table:table-cell office:value-type="float" office:value="168.75360791">
            <text:p>168.75360791</text:p>
          </table:table-cell>
          <table:table-cell office:value-type="float" office:value="1.01986878216">
            <text:p>1.0198687822</text:p>
          </table:table-cell>
          <table:table-cell office:value-type="float" office:value="709.993">
            <text:p>709.993</text:p>
          </table:table-cell>
          <table:table-cell office:value-type="float" office:value="719.24750176">
            <text:p>719.24750176</text:p>
          </table:table-cell>
          <table:table-cell office:value-type="float" office:value="1.01303463803">
            <text:p>1.013034638</text:p>
          </table:table-cell>
          <table:table-cell office:value-type="float" office:value="301.097">
            <text:p>301.097</text:p>
          </table:table-cell>
          <table:table-cell office:value-type="float" office:value="347.650733286">
            <text:p>347.650733286</text:p>
          </table:table-cell>
          <table:table-cell office:value-type="float" office:value="1.15461374004">
            <text:p>1.15461374</text:p>
          </table:table-cell>
          <table:table-cell office:value-type="float" office:value="165.466">
            <text:p>165.466</text:p>
          </table:table-cell>
          <table:table-cell office:value-type="float" office:value="237.487419502">
            <text:p>237.487419502</text:p>
          </table:table-cell>
          <table:table-cell office:value-type="float" office:value="1.43526416002">
            <text:p>1.43526416</text:p>
          </table:table-cell>
          <table:table-cell office:value-type="float" office:value="709.993">
            <text:p>709.993</text:p>
          </table:table-cell>
          <table:table-cell office:value-type="float" office:value="326.489866446">
            <text:p>326.489866446</text:p>
          </table:table-cell>
          <table:table-cell office:value-type="float" office:value="0.459849416046">
            <text:p>0.459849416</text:p>
          </table:table-cell>
          <table:table-cell office:value-type="float" office:value="301.097">
            <text:p>301.097</text:p>
          </table:table-cell>
          <table:table-cell office:value-type="float" office:value="370.710316082">
            <text:p>370.710316082</text:p>
          </table:table-cell>
          <table:table-cell office:value-type="float" office:value="1.23119896937">
            <text:p>1.2311989694</text:p>
          </table:table-cell>
          <table:table-cell office:value-type="float" office:value="165.466">
            <text:p>165.466</text:p>
          </table:table-cell>
          <table:table-cell office:value-type="float" office:value="134.916807217">
            <text:p>134.916807217</text:p>
          </table:table-cell>
          <table:table-cell office:value-type="float" office:value="0.815374803387">
            <text:p>0.8153748034</text:p>
          </table:table-cell>
          <table:table-cell office:value-type="float" office:value="709.993">
            <text:p>709.993</text:p>
          </table:table-cell>
          <table:table-cell office:value-type="float" office:value="459.42906461">
            <text:p>459.42906461</text:p>
          </table:table-cell>
          <table:table-cell table:style-name="ce1" table:formula="of:=4*[.AN7]/(353.902656245*[.A7])" office:value-type="float" office:value="1.03854335423116">
            <text:p>1.0385433542</text:p>
          </table:table-cell>
          <table:table-cell office:value-type="float" office:value="0.647089569348">
            <text:p>0.6470895693</text:p>
          </table:table-cell>
          <table:table-cell office:value-type="float" office:value="301.097">
            <text:p>301.097</text:p>
          </table:table-cell>
          <table:table-cell office:value-type="float" office:value="471.466330495">
            <text:p>471.466330495</text:p>
          </table:table-cell>
          <table:table-cell office:value-type="float" office:value="1.56582872129">
            <text:p>1.5658287213</text:p>
          </table:table-cell>
          <table:table-cell office:value-type="float" office:value="165.466">
            <text:p>165.466</text:p>
          </table:table-cell>
          <table:table-cell office:value-type="float" office:value="308.622017681">
            <text:p>308.622017681</text:p>
          </table:table-cell>
          <table:table-cell office:value-type="float" office:value="1.86516878199">
            <text:p>1.865168782</text:p>
          </table:table-cell>
          <table:table-cell office:value-type="float" office:value="709.993">
            <text:p>709.993</text:p>
          </table:table-cell>
          <table:table-cell office:value-type="float" office:value="856.363824356">
            <text:p>856.363824356</text:p>
          </table:table-cell>
          <table:table-cell office:value-type="float" office:value="1.20615812319">
            <text:p>1.2061581232</text:p>
          </table:table-cell>
          <table:table-cell office:value-type="float" office:value="301.097">
            <text:p>301.097</text:p>
          </table:table-cell>
          <table:table-cell office:value-type="float" office:value="540.640432442">
            <text:p>540.640432442</text:p>
          </table:table-cell>
          <table:table-cell office:value-type="float" office:value="1.79556897758">
            <text:p>1.7955689776</text:p>
          </table:table-cell>
          <table:table-cell office:value-type="float" office:value="165.466">
            <text:p>165.466</text:p>
          </table:table-cell>
          <table:table-cell office:value-type="float" office:value="88.1818112925">
            <text:p>88.1818112925</text:p>
          </table:table-cell>
          <table:table-cell office:value-type="float" office:value="0.532930096168">
            <text:p>0.5329300962</text:p>
          </table:table-cell>
          <table:table-cell office:value-type="float" office:value="709.993">
            <text:p>709.993</text:p>
          </table:table-cell>
          <table:table-cell office:value-type="float" office:value="255.329547948">
            <text:p>255.329547948</text:p>
          </table:table-cell>
          <table:table-cell office:value-type="float" office:value="0.359622627192">
            <text:p>0.3596226272</text:p>
          </table:table-cell>
          <table:table-cell office:value-type="float" office:value="301.097">
            <text:p>301.097</text:p>
          </table:table-cell>
          <table:table-cell office:value-type="float" office:value="309.420082529">
            <text:p>309.420082529</text:p>
          </table:table-cell>
          <table:table-cell office:value-type="float" office:value="1.02764252892">
            <text:p>1.0276425289</text:p>
          </table:table-cell>
          <table:table-cell office:value-type="float" office:value="165.466">
            <text:p>165.466</text:p>
          </table:table-cell>
          <table:table-cell office:value-type="float" office:value="121.195740997">
            <text:p>121.195740997</text:p>
          </table:table-cell>
          <table:table-cell office:value-type="float" office:value="0.732451023152">
            <text:p>0.7324510232</text:p>
          </table:table-cell>
          <table:table-cell office:value-type="float" office:value="709.993">
            <text:p>709.993</text:p>
          </table:table-cell>
          <table:table-cell office:value-type="float" office:value="321.092020477">
            <text:p>321.092020477</text:p>
          </table:table-cell>
          <table:table-cell office:value-type="float" office:value="0.452246741132">
            <text:p>0.4522467411</text:p>
          </table:table-cell>
          <table:table-cell office:value-type="float" office:value="301.097">
            <text:p>301.097</text:p>
          </table:table-cell>
          <table:table-cell office:value-type="float" office:value="377.293714928">
            <text:p>377.293714928</text:p>
          </table:table-cell>
          <table:table-cell office:value-type="float" office:value="1.25306368023">
            <text:p>1.2530636802</text:p>
          </table:table-cell>
          <table:table-cell office:value-type="float" office:value="165.466">
            <text:p>165.466</text:p>
          </table:table-cell>
          <table:table-cell office:value-type="float" office:value="139.200847432">
            <text:p>139.200847432</text:p>
          </table:table-cell>
          <table:table-cell office:value-type="float" office:value="0.8412655617">
            <text:p>0.8412655617</text:p>
          </table:table-cell>
          <table:table-cell office:value-type="float" office:value="709.993">
            <text:p>709.993</text:p>
          </table:table-cell>
          <table:table-cell office:value-type="float" office:value="382.658264247">
            <text:p>382.658264247</text:p>
          </table:table-cell>
          <table:table-cell office:value-type="float" office:value="0.538960615453">
            <text:p>0.5389606155</text:p>
          </table:table-cell>
          <table:table-cell office:value-type="float" office:value="301.097">
            <text:p>301.097</text:p>
          </table:table-cell>
          <table:table-cell office:value-type="float" office:value="435.352136925">
            <text:p>435.352136925</text:p>
          </table:table-cell>
          <table:table-cell office:value-type="float" office:value="1.44588666418">
            <text:p>1.4458866642</text:p>
          </table:table-cell>
          <table:table-cell office:value-type="float" office:value="165.466">
            <text:p>165.466</text:p>
          </table:table-cell>
          <table:table-cell office:value-type="float" office:value="174.329795869">
            <text:p>174.329795869</text:p>
          </table:table-cell>
          <table:table-cell office:value-type="float" office:value="1.05356868401">
            <text:p>1.053568684</text:p>
          </table:table-cell>
          <table:table-cell office:value-type="float" office:value="599.5">
            <text:p>599.5</text:p>
          </table:table-cell>
          <table:table-cell/>
          <table:table-cell office:value-type="float" office:value="5">
            <text:p>5</text:p>
          </table:table-cell>
          <table:table-cell office:value-type="float" office:value="709.993">
            <text:p>709.993</text:p>
          </table:table-cell>
          <table:table-cell office:value-type="float" office:value="720.745558815">
            <text:p>720.745558815</text:p>
          </table:table-cell>
          <table:table-cell office:value-type="float" office:value="1.01514459835">
            <text:p>1.0151445984</text:p>
          </table:table-cell>
          <table:table-cell office:value-type="float" office:value="301.097">
            <text:p>301.097</text:p>
          </table:table-cell>
          <table:table-cell office:value-type="float" office:value="325.662177609">
            <text:p>325.662177609</text:p>
          </table:table-cell>
          <table:table-cell office:value-type="float" office:value="1.08158559404">
            <text:p>1.081585594</text:p>
          </table:table-cell>
          <table:table-cell office:value-type="float" office:value="165.466">
            <text:p>165.466</text:p>
          </table:table-cell>
          <table:table-cell office:value-type="float" office:value="162.269767507">
            <text:p>162.269767507</text:p>
          </table:table-cell>
          <table:table-cell office:value-type="float" office:value="0.980683448607">
            <text:p>0.98068344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25.447">
            <text:p>925.447</text:p>
          </table:table-cell>
          <table:table-cell office:value-type="float" office:value="914.91200536">
            <text:p>914.91200536</text:p>
          </table:table-cell>
          <table:table-cell table:formula="of:=4*[.C8]/(529.055094808*[.A8])" office:value-type="float" office:value="1.15288812619416">
            <text:p>1.1528881262</text:p>
          </table:table-cell>
          <table:table-cell office:value-type="float" office:value="0.988616317693">
            <text:p>0.9886163177</text:p>
          </table:table-cell>
          <table:table-cell office:value-type="float" office:value="359.081">
            <text:p>359.081</text:p>
          </table:table-cell>
          <table:table-cell office:value-type="float" office:value="388.513340023">
            <text:p>388.513340023</text:p>
          </table:table-cell>
          <table:table-cell office:value-type="float" office:value="1.08196574038">
            <text:p>1.0819657404</text:p>
          </table:table-cell>
          <table:table-cell office:value-type="float" office:value="197.291">
            <text:p>197.291</text:p>
          </table:table-cell>
          <table:table-cell office:value-type="float" office:value="194.667231007">
            <text:p>194.667231007</text:p>
          </table:table-cell>
          <table:table-cell office:value-type="float" office:value="0.986701020356">
            <text:p>0.9867010204</text:p>
          </table:table-cell>
          <table:table-cell office:value-type="float" office:value="925.447">
            <text:p>925.447</text:p>
          </table:table-cell>
          <table:table-cell office:value-type="float" office:value="560.912166911">
            <text:p>560.912166911</text:p>
          </table:table-cell>
          <table:table-cell office:value-type="float" office:value="0.606098638724">
            <text:p>0.6060986387</text:p>
          </table:table-cell>
          <table:table-cell office:value-type="float" office:value="359.081">
            <text:p>359.081</text:p>
          </table:table-cell>
          <table:table-cell office:value-type="float" office:value="309.915333461">
            <text:p>309.915333461</text:p>
          </table:table-cell>
          <table:table-cell office:value-type="float" office:value="0.863079175621">
            <text:p>0.8630791756</text:p>
          </table:table-cell>
          <table:table-cell office:value-type="float" office:value="197.291">
            <text:p>197.291</text:p>
          </table:table-cell>
          <table:table-cell office:value-type="float" office:value="202.330681921">
            <text:p>202.330681921</text:p>
          </table:table-cell>
          <table:table-cell office:value-type="float" office:value="1.02554440862">
            <text:p>1.0255444086</text:p>
          </table:table-cell>
          <table:table-cell office:value-type="float" office:value="925.447">
            <text:p>925.447</text:p>
          </table:table-cell>
          <table:table-cell office:value-type="float" office:value="910.002679685">
            <text:p>910.002679685</text:p>
          </table:table-cell>
          <table:table-cell office:value-type="float" office:value="0.983311502101">
            <text:p>0.9833115021</text:p>
          </table:table-cell>
          <table:table-cell office:value-type="float" office:value="359.081">
            <text:p>359.081</text:p>
          </table:table-cell>
          <table:table-cell office:value-type="float" office:value="415.458881441">
            <text:p>415.458881441</text:p>
          </table:table-cell>
          <table:table-cell office:value-type="float" office:value="1.15700602772">
            <text:p>1.1570060277</text:p>
          </table:table-cell>
          <table:table-cell office:value-type="float" office:value="197.291">
            <text:p>197.291</text:p>
          </table:table-cell>
          <table:table-cell office:value-type="float" office:value="283.811081772">
            <text:p>283.811081772</text:p>
          </table:table-cell>
          <table:table-cell office:value-type="float" office:value="1.43854043911">
            <text:p>1.4385404391</text:p>
          </table:table-cell>
          <table:table-cell office:value-type="float" office:value="925.447">
            <text:p>925.447</text:p>
          </table:table-cell>
          <table:table-cell office:value-type="float" office:value="393.428165869">
            <text:p>393.428165869</text:p>
          </table:table-cell>
          <table:table-cell office:value-type="float" office:value="0.425122309401">
            <text:p>0.4251223094</text:p>
          </table:table-cell>
          <table:table-cell office:value-type="float" office:value="359.081">
            <text:p>359.081</text:p>
          </table:table-cell>
          <table:table-cell office:value-type="float" office:value="418.097309137">
            <text:p>418.097309137</text:p>
          </table:table-cell>
          <table:table-cell office:value-type="float" office:value="1.16435375065">
            <text:p>1.1643537507</text:p>
          </table:table-cell>
          <table:table-cell office:value-type="float" office:value="197.291">
            <text:p>197.291</text:p>
          </table:table-cell>
          <table:table-cell office:value-type="float" office:value="163.778502971">
            <text:p>163.778502971</text:p>
          </table:table-cell>
          <table:table-cell office:value-type="float" office:value="0.830136716684">
            <text:p>0.8301367167</text:p>
          </table:table-cell>
          <table:table-cell office:value-type="float" office:value="925.447">
            <text:p>925.447</text:p>
          </table:table-cell>
          <table:table-cell office:value-type="float" office:value="563.467216767">
            <text:p>563.467216767</text:p>
          </table:table-cell>
          <table:table-cell table:style-name="ce1" table:formula="of:=4*[.AN8]/(353.902656245*[.A8])" office:value-type="float" office:value="1.06143541041395">
            <text:p>1.0614354104</text:p>
          </table:table-cell>
          <table:table-cell office:value-type="float" office:value="0.608859520607">
            <text:p>0.6088595206</text:p>
          </table:table-cell>
          <table:table-cell office:value-type="float" office:value="359.081">
            <text:p>359.081</text:p>
          </table:table-cell>
          <table:table-cell office:value-type="float" office:value="525.709080815">
            <text:p>525.709080815</text:p>
          </table:table-cell>
          <table:table-cell office:value-type="float" office:value="1.46404037199">
            <text:p>1.464040372</text:p>
          </table:table-cell>
          <table:table-cell office:value-type="float" office:value="197.291">
            <text:p>197.291</text:p>
          </table:table-cell>
          <table:table-cell office:value-type="float" office:value="651.179963385">
            <text:p>651.179963385</text:p>
          </table:table-cell>
          <table:table-cell office:value-type="float" office:value="3.3006065324">
            <text:p>3.3006065324</text:p>
          </table:table-cell>
          <table:table-cell office:value-type="float" office:value="925.447">
            <text:p>925.447</text:p>
          </table:table-cell>
          <table:table-cell office:value-type="float" office:value="432.5250781">
            <text:p>432.5250781</text:p>
          </table:table-cell>
          <table:table-cell office:value-type="float" office:value="0.467368826199">
            <text:p>0.4673688262</text:p>
          </table:table-cell>
          <table:table-cell office:value-type="float" office:value="359.081">
            <text:p>359.081</text:p>
          </table:table-cell>
          <table:table-cell office:value-type="float" office:value="553.498368901">
            <text:p>553.498368901</text:p>
          </table:table-cell>
          <table:table-cell office:value-type="float" office:value="1.54143039844">
            <text:p>1.5414303984</text:p>
          </table:table-cell>
          <table:table-cell office:value-type="float" office:value="197.291">
            <text:p>197.291</text:p>
          </table:table-cell>
          <table:table-cell office:value-type="float" office:value="118.837083833">
            <text:p>118.837083833</text:p>
          </table:table-cell>
          <table:table-cell office:value-type="float" office:value="0.602344170962">
            <text:p>0.602344171</text:p>
          </table:table-cell>
          <table:table-cell office:value-type="float" office:value="925.447">
            <text:p>925.447</text:p>
          </table:table-cell>
          <table:table-cell office:value-type="float" office:value="306.497000511">
            <text:p>306.497000511</text:p>
          </table:table-cell>
          <table:table-cell office:value-type="float" office:value="0.331188064266">
            <text:p>0.3311880643</text:p>
          </table:table-cell>
          <table:table-cell office:value-type="float" office:value="359.081">
            <text:p>359.081</text:p>
          </table:table-cell>
          <table:table-cell office:value-type="float" office:value="352.568747405">
            <text:p>352.568747405</text:p>
          </table:table-cell>
          <table:table-cell office:value-type="float" office:value="0.981864112569">
            <text:p>0.9818641126</text:p>
          </table:table-cell>
          <table:table-cell office:value-type="float" office:value="197.291">
            <text:p>197.291</text:p>
          </table:table-cell>
          <table:table-cell office:value-type="float" office:value="145.81400226">
            <text:p>145.81400226</text:p>
          </table:table-cell>
          <table:table-cell office:value-type="float" office:value="0.73908086157">
            <text:p>0.7390808616</text:p>
          </table:table-cell>
          <table:table-cell office:value-type="float" office:value="925.447">
            <text:p>925.447</text:p>
          </table:table-cell>
          <table:table-cell office:value-type="float" office:value="386.179678742">
            <text:p>386.179678742</text:p>
          </table:table-cell>
          <table:table-cell office:value-type="float" office:value="0.417289892065">
            <text:p>0.4172898921</text:p>
          </table:table-cell>
          <table:table-cell office:value-type="float" office:value="359.081">
            <text:p>359.081</text:p>
          </table:table-cell>
          <table:table-cell office:value-type="float" office:value="434.587198316">
            <text:p>434.587198316</text:p>
          </table:table-cell>
          <table:table-cell office:value-type="float" office:value="1.21027622825">
            <text:p>1.2102762283</text:p>
          </table:table-cell>
          <table:table-cell office:value-type="float" office:value="197.291">
            <text:p>197.291</text:p>
          </table:table-cell>
          <table:table-cell office:value-type="float" office:value="168.440467434">
            <text:p>168.440467434</text:p>
          </table:table-cell>
          <table:table-cell office:value-type="float" office:value="0.853766605846">
            <text:p>0.8537666058</text:p>
          </table:table-cell>
          <table:table-cell office:value-type="float" office:value="925.447">
            <text:p>925.447</text:p>
          </table:table-cell>
          <table:table-cell office:value-type="float" office:value="460.604102711">
            <text:p>460.604102711</text:p>
          </table:table-cell>
          <table:table-cell office:value-type="float" office:value="0.497709866379">
            <text:p>0.4977098664</text:p>
          </table:table-cell>
          <table:table-cell office:value-type="float" office:value="359.081">
            <text:p>359.081</text:p>
          </table:table-cell>
          <table:table-cell office:value-type="float" office:value="502.279665022">
            <text:p>502.279665022</text:p>
          </table:table-cell>
          <table:table-cell office:value-type="float" office:value="1.39879209711">
            <text:p>1.3987920971</text:p>
          </table:table-cell>
          <table:table-cell office:value-type="float" office:value="197.291">
            <text:p>197.291</text:p>
          </table:table-cell>
          <table:table-cell office:value-type="float" office:value="217.833983517">
            <text:p>217.833983517</text:p>
          </table:table-cell>
          <table:table-cell office:value-type="float" office:value="1.1041252947">
            <text:p>1.1041252947</text:p>
          </table:table-cell>
          <table:table-cell office:value-type="float" office:value="771.98">
            <text:p>771.98</text:p>
          </table:table-cell>
          <table:table-cell/>
          <table:table-cell office:value-type="float" office:value="6">
            <text:p>6</text:p>
          </table:table-cell>
          <table:table-cell office:value-type="float" office:value="925.447">
            <text:p>925.447</text:p>
          </table:table-cell>
          <table:table-cell office:value-type="float" office:value="914.91200536">
            <text:p>914.91200536</text:p>
          </table:table-cell>
          <table:table-cell office:value-type="float" office:value="0.988616317693">
            <text:p>0.9886163177</text:p>
          </table:table-cell>
          <table:table-cell office:value-type="float" office:value="359.081">
            <text:p>359.081</text:p>
          </table:table-cell>
          <table:table-cell office:value-type="float" office:value="388.513340023">
            <text:p>388.513340023</text:p>
          </table:table-cell>
          <table:table-cell office:value-type="float" office:value="1.08196574038">
            <text:p>1.0819657404</text:p>
          </table:table-cell>
          <table:table-cell office:value-type="float" office:value="197.291">
            <text:p>197.291</text:p>
          </table:table-cell>
          <table:table-cell office:value-type="float" office:value="194.667231007">
            <text:p>194.667231007</text:p>
          </table:table-cell>
          <table:table-cell office:value-type="float" office:value="0.986701020356">
            <text:p>0.98670102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56.07">
            <text:p>1156.07</text:p>
          </table:table-cell>
          <table:table-cell office:value-type="float" office:value="1121.61948638">
            <text:p>1121.61948638</text:p>
          </table:table-cell>
          <table:table-cell table:formula="of:=4*[.C9]/(529.055094808*[.A9])" office:value-type="float" office:value="1.21145307375061">
            <text:p>1.2114530738</text:p>
          </table:table-cell>
          <table:table-cell office:value-type="float" office:value="0.970200322112">
            <text:p>0.9702003221</text:p>
          </table:table-cell>
          <table:table-cell office:value-type="float" office:value="413.957">
            <text:p>413.957</text:p>
          </table:table-cell>
          <table:table-cell office:value-type="float" office:value="448.560672492">
            <text:p>448.560672492</text:p>
          </table:table-cell>
          <table:table-cell office:value-type="float" office:value="1.08359243229">
            <text:p>1.0835924323</text:p>
          </table:table-cell>
          <table:table-cell office:value-type="float" office:value="228.655">
            <text:p>228.655</text:p>
          </table:table-cell>
          <table:table-cell office:value-type="float" office:value="226.601450726">
            <text:p>226.601450726</text:p>
          </table:table-cell>
          <table:table-cell office:value-type="float" office:value="0.991019005603">
            <text:p>0.9910190056</text:p>
          </table:table-cell>
          <table:table-cell office:value-type="float" office:value="1156.07">
            <text:p>1156.07</text:p>
          </table:table-cell>
          <table:table-cell office:value-type="float" office:value="673.195836312">
            <text:p>673.195836312</text:p>
          </table:table-cell>
          <table:table-cell office:value-type="float" office:value="0.582314078137">
            <text:p>0.5823140781</text:p>
          </table:table-cell>
          <table:table-cell office:value-type="float" office:value="413.957">
            <text:p>413.957</text:p>
          </table:table-cell>
          <table:table-cell office:value-type="float" office:value="357.308301347">
            <text:p>357.308301347</text:p>
          </table:table-cell>
          <table:table-cell office:value-type="float" office:value="0.863153181">
            <text:p>0.863153181</text:p>
          </table:table-cell>
          <table:table-cell office:value-type="float" office:value="228.655">
            <text:p>228.655</text:p>
          </table:table-cell>
          <table:table-cell office:value-type="float" office:value="234.814677011">
            <text:p>234.814677011</text:p>
          </table:table-cell>
          <table:table-cell office:value-type="float" office:value="1.02693873745">
            <text:p>1.0269387375</text:p>
          </table:table-cell>
          <table:table-cell office:value-type="float" office:value="1156.07">
            <text:p>1156.07</text:p>
          </table:table-cell>
          <table:table-cell office:value-type="float" office:value="1107.55647596">
            <text:p>1107.55647596</text:p>
          </table:table-cell>
          <table:table-cell office:value-type="float" office:value="0.958035824783">
            <text:p>0.9580358248</text:p>
          </table:table-cell>
          <table:table-cell office:value-type="float" office:value="413.957">
            <text:p>413.957</text:p>
          </table:table-cell>
          <table:table-cell office:value-type="float" office:value="479.03916749">
            <text:p>479.03916749</text:p>
          </table:table-cell>
          <table:table-cell office:value-type="float" office:value="1.15721963269">
            <text:p>1.1572196327</text:p>
          </table:table-cell>
          <table:table-cell office:value-type="float" office:value="228.655">
            <text:p>228.655</text:p>
          </table:table-cell>
          <table:table-cell office:value-type="float" office:value="329.017838306">
            <text:p>329.017838306</text:p>
          </table:table-cell>
          <table:table-cell office:value-type="float" office:value="1.43892693493">
            <text:p>1.4389269349</text:p>
          </table:table-cell>
          <table:table-cell office:value-type="float" office:value="1156.07">
            <text:p>1156.07</text:p>
          </table:table-cell>
          <table:table-cell office:value-type="float" office:value="463.890303541">
            <text:p>463.890303541</text:p>
          </table:table-cell>
          <table:table-cell office:value-type="float" office:value="0.401264891867">
            <text:p>0.4012648919</text:p>
          </table:table-cell>
          <table:table-cell office:value-type="float" office:value="413.957">
            <text:p>413.957</text:p>
          </table:table-cell>
          <table:table-cell office:value-type="float" office:value="464.4004929">
            <text:p>464.4004929</text:p>
          </table:table-cell>
          <table:table-cell office:value-type="float" office:value="1.12185684238">
            <text:p>1.1218568424</text:p>
          </table:table-cell>
          <table:table-cell office:value-type="float" office:value="228.655">
            <text:p>228.655</text:p>
          </table:table-cell>
          <table:table-cell office:value-type="float" office:value="186.532521656">
            <text:p>186.532521656</text:p>
          </table:table-cell>
          <table:table-cell office:value-type="float" office:value="0.815781512132">
            <text:p>0.8157815121</text:p>
          </table:table-cell>
          <table:table-cell office:value-type="float" office:value="1156.07">
            <text:p>1156.07</text:p>
          </table:table-cell>
          <table:table-cell office:value-type="float" office:value="675.984397597">
            <text:p>675.984397597</text:p>
          </table:table-cell>
          <table:table-cell table:style-name="ce1" table:formula="of:=4*[.AN9]/(353.902656245*[.A9])" office:value-type="float" office:value="1.09147753431793">
            <text:p>1.0914775343</text:p>
          </table:table-cell>
          <table:table-cell office:value-type="float" office:value="0.584726182322">
            <text:p>0.5847261823</text:p>
          </table:table-cell>
          <table:table-cell office:value-type="float" office:value="413.957">
            <text:p>413.957</text:p>
          </table:table-cell>
          <table:table-cell office:value-type="float" office:value="789.604825878">
            <text:p>789.604825878</text:p>
          </table:table-cell>
          <table:table-cell office:value-type="float" office:value="1.90745615095">
            <text:p>1.907456151</text:p>
          </table:table-cell>
          <table:table-cell office:value-type="float" office:value="228.655">
            <text:p>228.655</text:p>
          </table:table-cell>
          <table:table-cell office:value-type="float" office:value="6915.38720426">
            <text:p>6915.38720426</text:p>
          </table:table-cell>
          <table:table-cell office:value-type="float" office:value="30.2437611434">
            <text:p>30.2437611434</text:p>
          </table:table-cell>
          <table:table-cell office:value-type="float" office:value="1156.07">
            <text:p>1156.07</text:p>
          </table:table-cell>
          <table:table-cell office:value-type="float" office:value="752.085034061">
            <text:p>752.085034061</text:p>
          </table:table-cell>
          <table:table-cell office:value-type="float" office:value="0.650553196659">
            <text:p>0.6505531967</text:p>
          </table:table-cell>
          <table:table-cell office:value-type="float" office:value="413.957">
            <text:p>413.957</text:p>
          </table:table-cell>
          <table:table-cell office:value-type="float" office:value="728.88379936">
            <text:p>728.88379936</text:p>
          </table:table-cell>
          <table:table-cell office:value-type="float" office:value="1.76077176943">
            <text:p>1.7607717694</text:p>
          </table:table-cell>
          <table:table-cell office:value-type="float" office:value="228.655">
            <text:p>228.655</text:p>
          </table:table-cell>
          <table:table-cell office:value-type="float" office:value="155.077046585">
            <text:p>155.077046585</text:p>
          </table:table-cell>
          <table:table-cell office:value-type="float" office:value="0.678214106775">
            <text:p>0.6782141068</text:p>
          </table:table-cell>
          <table:table-cell office:value-type="float" office:value="1156.07">
            <text:p>1156.07</text:p>
          </table:table-cell>
          <table:table-cell office:value-type="float" office:value="358.322976634">
            <text:p>358.322976634</text:p>
          </table:table-cell>
          <table:table-cell office:value-type="float" office:value="0.309949204316">
            <text:p>0.3099492043</text:p>
          </table:table-cell>
          <table:table-cell office:value-type="float" office:value="413.957">
            <text:p>413.957</text:p>
          </table:table-cell>
          <table:table-cell office:value-type="float" office:value="397.273323099">
            <text:p>397.273323099</text:p>
          </table:table-cell>
          <table:table-cell office:value-type="float" office:value="0.959697077472">
            <text:p>0.9596970775</text:p>
          </table:table-cell>
          <table:table-cell office:value-type="float" office:value="228.655">
            <text:p>228.655</text:p>
          </table:table-cell>
          <table:table-cell office:value-type="float" office:value="166.810263266">
            <text:p>166.810263266</text:p>
          </table:table-cell>
          <table:table-cell office:value-type="float" office:value="0.729528168053">
            <text:p>0.7295281681</text:p>
          </table:table-cell>
          <table:table-cell office:value-type="float" office:value="1156.07">
            <text:p>1156.07</text:p>
          </table:table-cell>
          <table:table-cell office:value-type="float" office:value="453.015173301">
            <text:p>453.015173301</text:p>
          </table:table-cell>
          <table:table-cell office:value-type="float" office:value="0.391857909383">
            <text:p>0.3918579094</text:p>
          </table:table-cell>
          <table:table-cell office:value-type="float" office:value="413.957">
            <text:p>413.957</text:p>
          </table:table-cell>
          <table:table-cell office:value-type="float" office:value="492.784315241">
            <text:p>492.784315241</text:p>
          </table:table-cell>
          <table:table-cell office:value-type="float" office:value="1.19042392142">
            <text:p>1.1904239214</text:p>
          </table:table-cell>
          <table:table-cell office:value-type="float" office:value="228.655">
            <text:p>228.655</text:p>
          </table:table-cell>
          <table:table-cell office:value-type="float" office:value="192.604667986">
            <text:p>192.604667986</text:p>
          </table:table-cell>
          <table:table-cell office:value-type="float" office:value="0.842337442813">
            <text:p>0.8423374428</text:p>
          </table:table-cell>
          <table:table-cell office:value-type="float" office:value="1156.07">
            <text:p>1156.07</text:p>
          </table:table-cell>
          <table:table-cell office:value-type="float" office:value="542.036459254">
            <text:p>542.036459254</text:p>
          </table:table-cell>
          <table:table-cell office:value-type="float" office:value="0.468861279381">
            <text:p>0.4688612794</text:p>
          </table:table-cell>
          <table:table-cell office:value-type="float" office:value="413.957">
            <text:p>413.957</text:p>
          </table:table-cell>
          <table:table-cell office:value-type="float" office:value="570.610227134">
            <text:p>570.610227134</text:p>
          </table:table-cell>
          <table:table-cell office:value-type="float" office:value="1.37842874292">
            <text:p>1.3784287429</text:p>
          </table:table-cell>
          <table:table-cell office:value-type="float" office:value="228.655">
            <text:p>228.655</text:p>
          </table:table-cell>
          <table:table-cell office:value-type="float" office:value="252.789578157">
            <text:p>252.789578157</text:p>
          </table:table-cell>
          <table:table-cell office:value-type="float" office:value="1.10555018765">
            <text:p>1.1055501877</text:p>
          </table:table-cell>
          <table:table-cell office:value-type="float" office:value="948.92">
            <text:p>948.92</text:p>
          </table:table-cell>
          <table:table-cell/>
          <table:table-cell office:value-type="float" office:value="7">
            <text:p>7</text:p>
          </table:table-cell>
          <table:table-cell office:value-type="float" office:value="1156.07">
            <text:p>1156.07</text:p>
          </table:table-cell>
          <table:table-cell office:value-type="float" office:value="1121.61948638">
            <text:p>1121.61948638</text:p>
          </table:table-cell>
          <table:table-cell office:value-type="float" office:value="0.970200322112">
            <text:p>0.9702003221</text:p>
          </table:table-cell>
          <table:table-cell office:value-type="float" office:value="413.957">
            <text:p>413.957</text:p>
          </table:table-cell>
          <table:table-cell office:value-type="float" office:value="448.560672492">
            <text:p>448.560672492</text:p>
          </table:table-cell>
          <table:table-cell office:value-type="float" office:value="1.08359243229">
            <text:p>1.0835924323</text:p>
          </table:table-cell>
          <table:table-cell office:value-type="float" office:value="228.655">
            <text:p>228.655</text:p>
          </table:table-cell>
          <table:table-cell office:value-type="float" office:value="226.601450726">
            <text:p>226.601450726</text:p>
          </table:table-cell>
          <table:table-cell office:value-type="float" office:value="0.991019005603">
            <text:p>0.991019005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88.47">
            <text:p>1388.47</text:p>
          </table:table-cell>
          <table:table-cell office:value-type="float" office:value="1326.62084702">
            <text:p>1326.62084702</text:p>
          </table:table-cell>
          <table:table-cell table:formula="of:=4*[.C10]/(529.055094808*[.A10])" office:value-type="float" office:value="1.25376436219884">
            <text:p>1.2537643622</text:p>
          </table:table-cell>
          <table:table-cell office:value-type="float" office:value="0.955455175135">
            <text:p>0.9554551751</text:p>
          </table:table-cell>
          <table:table-cell office:value-type="float" office:value="470.19">
            <text:p>470.19</text:p>
          </table:table-cell>
          <table:table-cell office:value-type="float" office:value="509.762509615">
            <text:p>509.762509615</text:p>
          </table:table-cell>
          <table:table-cell office:value-type="float" office:value="1.08416280571">
            <text:p>1.0841628057</text:p>
          </table:table-cell>
          <table:table-cell office:value-type="float" office:value="261.067">
            <text:p>261.067</text:p>
          </table:table-cell>
          <table:table-cell office:value-type="float" office:value="259.626411151">
            <text:p>259.626411151</text:p>
          </table:table-cell>
          <table:table-cell office:value-type="float" office:value="0.994481919013">
            <text:p>0.994481919</text:p>
          </table:table-cell>
          <table:table-cell office:value-type="float" office:value="1388.47">
            <text:p>1388.47</text:p>
          </table:table-cell>
          <table:table-cell office:value-type="float" office:value="784.328899466">
            <text:p>784.328899466</text:p>
          </table:table-cell>
          <table:table-cell office:value-type="float" office:value="0.564887177588">
            <text:p>0.5648871776</text:p>
          </table:table-cell>
          <table:table-cell office:value-type="float" office:value="470.19">
            <text:p>470.19</text:p>
          </table:table-cell>
          <table:table-cell office:value-type="float" office:value="407.06282399">
            <text:p>407.06282399</text:p>
          </table:table-cell>
          <table:table-cell office:value-type="float" office:value="0.865741134415">
            <text:p>0.8657411344</text:p>
          </table:table-cell>
          <table:table-cell office:value-type="float" office:value="261.067">
            <text:p>261.067</text:p>
          </table:table-cell>
          <table:table-cell office:value-type="float" office:value="268.302583418">
            <text:p>268.302583418</text:p>
          </table:table-cell>
          <table:table-cell office:value-type="float" office:value="1.02771542714">
            <text:p>1.0277154271</text:p>
          </table:table-cell>
          <table:table-cell office:value-type="float" office:value="1388.47">
            <text:p>1388.47</text:p>
          </table:table-cell>
          <table:table-cell office:value-type="float" office:value="1305.11703331">
            <text:p>1305.11703331</text:p>
          </table:table-cell>
          <table:table-cell office:value-type="float" office:value="0.939967758257">
            <text:p>0.9399677583</text:p>
          </table:table-cell>
          <table:table-cell office:value-type="float" office:value="470.19">
            <text:p>470.19</text:p>
          </table:table-cell>
          <table:table-cell office:value-type="float" office:value="544.702657245">
            <text:p>544.702657245</text:p>
          </table:table-cell>
          <table:table-cell office:value-type="float" office:value="1.15847350485">
            <text:p>1.1584735049</text:p>
          </table:table-cell>
          <table:table-cell office:value-type="float" office:value="261.067">
            <text:p>261.067</text:p>
          </table:table-cell>
          <table:table-cell office:value-type="float" office:value="375.443687501">
            <text:p>375.443687501</text:p>
          </table:table-cell>
          <table:table-cell office:value-type="float" office:value="1.43811239069">
            <text:p>1.4381123907</text:p>
          </table:table-cell>
          <table:table-cell office:value-type="float" office:value="1388.47">
            <text:p>1388.47</text:p>
          </table:table-cell>
          <table:table-cell office:value-type="float" office:value="532.335751962">
            <text:p>532.335751962</text:p>
          </table:table-cell>
          <table:table-cell office:value-type="float" office:value="0.383397374061">
            <text:p>0.3833973741</text:p>
          </table:table-cell>
          <table:table-cell office:value-type="float" office:value="470.19">
            <text:p>470.19</text:p>
          </table:table-cell>
          <table:table-cell office:value-type="float" office:value="511.059641073">
            <text:p>511.059641073</text:p>
          </table:table-cell>
          <table:table-cell office:value-type="float" office:value="1.08692154464">
            <text:p>1.0869215446</text:p>
          </table:table-cell>
          <table:table-cell office:value-type="float" office:value="261.067">
            <text:p>261.067</text:p>
          </table:table-cell>
          <table:table-cell office:value-type="float" office:value="212.913557736">
            <text:p>212.913557736</text:p>
          </table:table-cell>
          <table:table-cell office:value-type="float" office:value="0.815551401503">
            <text:p>0.8155514015</text:p>
          </table:table-cell>
          <table:table-cell office:value-type="float" office:value="1388.47">
            <text:p>1388.47</text:p>
          </table:table-cell>
          <table:table-cell office:value-type="float" office:value="787.625859823">
            <text:p>787.625859823</text:p>
          </table:table-cell>
          <table:table-cell table:style-name="ce1" table:formula="of:=4*[.AN10]/(353.902656245*[.A10])" office:value-type="float" office:value="1.11277189634562">
            <text:p>1.1127718963</text:p>
          </table:table-cell>
          <table:table-cell office:value-type="float" office:value="0.567261705203">
            <text:p>0.5672617052</text:p>
          </table:table-cell>
          <table:table-cell office:value-type="float" office:value="470.19">
            <text:p>470.19</text:p>
          </table:table-cell>
          <table:table-cell office:value-type="float" office:value="655.411511687">
            <text:p>655.411511687</text:p>
          </table:table-cell>
          <table:table-cell office:value-type="float" office:value="1.39392907481">
            <text:p>1.3939290748</text:p>
          </table:table-cell>
          <table:table-cell office:value-type="float" office:value="261.067">
            <text:p>261.067</text:p>
          </table:table-cell>
          <table:table-cell office:value-type="float" office:value="-893.55793437">
            <text:p>-893.55793437</text:p>
          </table:table-cell>
          <table:table-cell office:value-type="float" office:value="-3.42271499029">
            <text:p>-3.4227149903</text:p>
          </table:table-cell>
          <table:table-cell office:value-type="float" office:value="1388.47">
            <text:p>1388.47</text:p>
          </table:table-cell>
          <table:table-cell office:value-type="float" office:value="941.811640785">
            <text:p>941.811640785</text:p>
          </table:table-cell>
          <table:table-cell office:value-type="float" office:value="0.678308959347">
            <text:p>0.6783089593</text:p>
          </table:table-cell>
          <table:table-cell office:value-type="float" office:value="470.19">
            <text:p>470.19</text:p>
          </table:table-cell>
          <table:table-cell office:value-type="float" office:value="784.793205088">
            <text:p>784.793205088</text:p>
          </table:table-cell>
          <table:table-cell office:value-type="float" office:value="1.66909803502">
            <text:p>1.669098035</text:p>
          </table:table-cell>
          <table:table-cell office:value-type="float" office:value="261.067">
            <text:p>261.067</text:p>
          </table:table-cell>
          <table:table-cell office:value-type="float" office:value="225.021311477">
            <text:p>225.021311477</text:p>
          </table:table-cell>
          <table:table-cell office:value-type="float" office:value="0.861929357125">
            <text:p>0.8619293571</text:p>
          </table:table-cell>
          <table:table-cell office:value-type="float" office:value="1388.47">
            <text:p>1388.47</text:p>
          </table:table-cell>
          <table:table-cell office:value-type="float" office:value="409.726487684">
            <text:p>409.726487684</text:p>
          </table:table-cell>
          <table:table-cell office:value-type="float" office:value="0.295092070901">
            <text:p>0.2950920709</text:p>
          </table:table-cell>
          <table:table-cell office:value-type="float" office:value="470.19">
            <text:p>470.19</text:p>
          </table:table-cell>
          <table:table-cell office:value-type="float" office:value="441.06541637">
            <text:p>441.06541637</text:p>
          </table:table-cell>
          <table:table-cell office:value-type="float" office:value="0.938057841234">
            <text:p>0.9380578412</text:p>
          </table:table-cell>
          <table:table-cell office:value-type="float" office:value="261.067">
            <text:p>261.067</text:p>
          </table:table-cell>
          <table:table-cell office:value-type="float" office:value="190.029669582">
            <text:p>190.029669582</text:p>
          </table:table-cell>
          <table:table-cell office:value-type="float" office:value="0.727896170647">
            <text:p>0.7278961706</text:p>
          </table:table-cell>
          <table:table-cell office:value-type="float" office:value="1388.47">
            <text:p>1388.47</text:p>
          </table:table-cell>
          <table:table-cell office:value-type="float" office:value="518.798042414">
            <text:p>518.798042414</text:p>
          </table:table-cell>
          <table:table-cell office:value-type="float" office:value="0.373647282559">
            <text:p>0.3736472826</text:p>
          </table:table-cell>
          <table:table-cell office:value-type="float" office:value="470.19">
            <text:p>470.19</text:p>
          </table:table-cell>
          <table:table-cell office:value-type="float" office:value="550.359751104">
            <text:p>550.359751104</text:p>
          </table:table-cell>
          <table:table-cell office:value-type="float" office:value="1.17050501096">
            <text:p>1.170505011</text:p>
          </table:table-cell>
          <table:table-cell office:value-type="float" office:value="261.067">
            <text:p>261.067</text:p>
          </table:table-cell>
          <table:table-cell office:value-type="float" office:value="219.839449364">
            <text:p>219.839449364</text:p>
          </table:table-cell>
          <table:table-cell office:value-type="float" office:value="0.842080574581">
            <text:p>0.8420805746</text:p>
          </table:table-cell>
          <table:table-cell office:value-type="float" office:value="1388.47">
            <text:p>1388.47</text:p>
          </table:table-cell>
          <table:table-cell office:value-type="float" office:value="621.308349362">
            <text:p>621.308349362</text:p>
          </table:table-cell>
          <table:table-cell office:value-type="float" office:value="0.447476970595">
            <text:p>0.4474769706</text:p>
          </table:table-cell>
          <table:table-cell office:value-type="float" office:value="470.19">
            <text:p>470.19</text:p>
          </table:table-cell>
          <table:table-cell office:value-type="float" office:value="637.767784176">
            <text:p>637.767784176</text:p>
          </table:table-cell>
          <table:table-cell office:value-type="float" office:value="1.3564043986">
            <text:p>1.3564043986</text:p>
          </table:table-cell>
          <table:table-cell office:value-type="float" office:value="261.067">
            <text:p>261.067</text:p>
          </table:table-cell>
          <table:table-cell office:value-type="float" office:value="293.614759666">
            <text:p>293.614759666</text:p>
          </table:table-cell>
          <table:table-cell office:value-type="float" office:value="1.12467205609">
            <text:p>1.1246720561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388.47">
            <text:p>1388.47</text:p>
          </table:table-cell>
          <table:table-cell office:value-type="float" office:value="1326.62084702">
            <text:p>1326.62084702</text:p>
          </table:table-cell>
          <table:table-cell office:value-type="float" office:value="0.955455175135">
            <text:p>0.9554551751</text:p>
          </table:table-cell>
          <table:table-cell office:value-type="float" office:value="470.19">
            <text:p>470.19</text:p>
          </table:table-cell>
          <table:table-cell office:value-type="float" office:value="509.762509615">
            <text:p>509.762509615</text:p>
          </table:table-cell>
          <table:table-cell office:value-type="float" office:value="1.08416280571">
            <text:p>1.0841628057</text:p>
          </table:table-cell>
          <table:table-cell office:value-type="float" office:value="261.067">
            <text:p>261.067</text:p>
          </table:table-cell>
          <table:table-cell office:value-type="float" office:value="259.626411151">
            <text:p>259.626411151</text:p>
          </table:table-cell>
          <table:table-cell office:value-type="float" office:value="0.994481919013">
            <text:p>0.994481919</text:p>
          </table:table-cell>
        </table:table-row>
        <table:table-row table:style-name="ro1" table:number-rows-repeated="6">
          <table:table-cell table:number-columns-repeated="96"/>
        </table:table-row>
        <table:table-row table:style-name="ro2">
          <table:table-cell office:value-type="string">
            <text:p>nTs_Atoms_and_Bonds_highpi</text:p>
          </table:table-cell>
          <table:table-cell table:number-columns-repeated="95"/>
        </table:table-row>
        <table:table-row table:style-name="ro1">
          <table:table-cell office:value-type="string">
            <text:p>Length</text:p>
          </table:table-cell>
          <table:table-cell table:number-columns-repeated="95"/>
        </table:table-row>
        <table:table-row table:style-name="ro1">
          <table:table-cell office:value-type="float" office:value="1">
            <text:p>1</text:p>
          </table:table-cell>
          <table:table-cell table:number-columns-repeated="95"/>
        </table:table-row>
        <table:table-row table:style-name="ro1">
          <table:table-cell office:value-type="float" office:value="2">
            <text:p>2</text:p>
          </table:table-cell>
          <table:table-cell table:number-columns-repeated="95"/>
        </table:table-row>
        <table:table-row table:style-name="ro1">
          <table:table-cell office:value-type="float" office:value="3">
            <text:p>3</text:p>
          </table:table-cell>
          <table:table-cell table:number-columns-repeated="95"/>
        </table:table-row>
        <table:table-row table:style-name="ro1">
          <table:table-cell office:value-type="float" office:value="4">
            <text:p>4</text:p>
          </table:table-cell>
          <table:table-cell table:number-columns-repeated="95"/>
        </table:table-row>
        <table:table-row table:style-name="ro1">
          <table:table-cell office:value-type="float" office:value="5">
            <text:p>5</text:p>
          </table:table-cell>
          <table:table-cell table:number-columns-repeated="95"/>
        </table:table-row>
        <table:table-row table:style-name="ro1">
          <table:table-cell office:value-type="float" office:value="6">
            <text:p>6</text:p>
          </table:table-cell>
          <table:table-cell table:number-columns-repeated="95"/>
        </table:table-row>
        <table:table-row table:style-name="ro1">
          <table:table-cell office:value-type="float" office:value="7">
            <text:p>7</text:p>
          </table:table-cell>
          <table:table-cell table:number-columns-repeated="95"/>
        </table:table-row>
        <table:table-row table:style-name="ro1">
          <table:table-cell office:value-type="float" office:value="8">
            <text:p>8</text:p>
          </table:table-cell>
          <table:table-cell table:number-columns-repeated="95"/>
        </table:table-row>
        <table:table-row table:style-name="ro1" table:number-rows-repeated="33">
          <table:table-cell table:number-columns-repeated="96"/>
        </table:table-row>
        <table:table-row table:style-name="ro1">
          <table:table-cell table:number-columns-repeated="43"/>
          <table:table-cell office:value-type="string">
            <text:p>++</text:p>
          </table:table-cell>
          <table:table-cell table:number-columns-repeated="52"/>
        </table:table-row>
        <table:table-row table:style-name="ro1" table:number-rows-repeated="1048515">
          <table:table-cell table:number-columns-repeated="96"/>
        </table:table-row>
        <table:table-row table:style-name="ro1">
          <table:table-cell table:number-columns-repeated="9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1">00/00/0000</text:date>, <text:time style:data-style-name="N2" text:time-value="0000-00-00T03:43:2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30T10:35:48</meta:creation-date>
    <dc:date>2014-06-21T03:54:03</dc:date>
    <meta:editing-duration>PT6H18M54S</meta:editing-duration>
    <meta:editing-cycles>4</meta:editing-cycles>
    <meta:generator>LibreOffice/3.6$MacOSX_x86 LibreOffice_project/e29a214-2bbed72-0621de6-a97528c-8f066d</meta:generator>
    <meta:document-statistic meta:table-count="2" meta:cell-count="162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369cm" svg:height="12.506cm" xlink:href=".." xlink:type="simple" chart:class="chart:bar" chart:style-name="ch1">
        <chart:legend chart:legend-position="end" svg:x="19.214cm" svg:y="3.948cm" style:legend-expansion="high" chart:style-name="ch2"/>
        <chart:plot-area chart:style-name="ch3" table:cell-range-address="Sheet1.CE4:Sheet1.CE4 Sheet1.A3:Sheet1.A10 Sheet1.N2:Sheet1.N10 Sheet1.D2:Sheet1.D10 Sheet1.W2:Sheet1.W10 Sheet1.AF2:Sheet1.AF10 Sheet1.AO2:Sheet1.AO10 Sheet1.AX2:Sheet1.AX10 Sheet1.BG2:Sheet1.BG10 Sheet1.BP2:Sheet1.BP10 Sheet1.BY2:Sheet1.BY10" chart:data-source-has-labels="both" svg:x="0.937cm" svg:y="1.135cm" svg:width="17.303cm" svg:height="10.701cm">
          <chartooo:coordinate-region svg:x="1.688cm" svg:y="1.336cm" svg:width="16.552cm" svg:height="9.85cm"/>
          <chart:axis chart:dimension="x" chart:name="primary-x" chart:style-name="ch4" chartooo:axis-type="auto">
            <chartooo:date-scale/>
            <chart:categories table:cell-range-address="Sheet1.A3:Sheet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N3:Sheet1.N10" chart:label-cell-address="Sheet1.N2:Sheet1.N2" chart:class="chart:bar">
            <chart:data-point chart:repeated="8"/>
          </chart:series>
          <chart:series chart:style-name="ch8" chart:values-cell-range-address="Sheet1.D3:Sheet1.D10" chart:label-cell-address="Sheet1.D2:Sheet1.D2" chart:class="chart:bar">
            <chart:data-point chart:repeated="8"/>
          </chart:series>
          <chart:series chart:style-name="ch9" chart:values-cell-range-address="Sheet1.W3:Sheet1.W10" chart:label-cell-address="Sheet1.W2:Sheet1.W2" chart:class="chart:bar">
            <chart:data-point chart:repeated="8"/>
          </chart:series>
          <chart:series chart:style-name="ch10" chart:values-cell-range-address="Sheet1.AF3:Sheet1.AF10" chart:label-cell-address="Sheet1.AF2:Sheet1.AF2" chart:class="chart:bar">
            <chart:data-point chart:repeated="8"/>
          </chart:series>
          <chart:series chart:style-name="ch11" chart:values-cell-range-address="Sheet1.AO3:Sheet1.AO10" chart:label-cell-address="Sheet1.AO2:Sheet1.AO2" chart:class="chart:bar">
            <chart:data-point chart:repeated="8"/>
          </chart:series>
          <chart:series chart:style-name="ch12" chart:values-cell-range-address="Sheet1.AX3:Sheet1.AX10" chart:label-cell-address="Sheet1.AX2:Sheet1.AX2" chart:class="chart:bar">
            <chart:data-point chart:repeated="8"/>
          </chart:series>
          <chart:series chart:style-name="ch13" chart:values-cell-range-address="Sheet1.BG3:Sheet1.BG10" chart:label-cell-address="Sheet1.BG2:Sheet1.BG2" chart:class="chart:bar">
            <chart:data-point chart:repeated="8"/>
          </chart:series>
          <chart:series chart:style-name="ch14" chart:values-cell-range-address="Sheet1.BP3:Sheet1.BP10" chart:label-cell-address="Sheet1.BP2:Sheet1.BP2" chart:class="chart:bar">
            <chart:data-point chart:repeated="8"/>
          </chart:series>
          <chart:series chart:style-name="ch15" chart:values-cell-range-address="Sheet1.BY3:Sheet1.BY10" chart:label-cell-address="Sheet1.BY2:Sheet1.BY2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ng_ratio_AtBon_LowS</text:p>
                <draw:g>
                  <svg:desc>Sheet1.N2:Sheet1.N2</svg:desc>
                </draw:g>
              </table:table-cell>
              <table:table-cell office:value-type="string">
                <text:p>Long_ratio_AtBon_HighPi</text:p>
                <draw:g>
                  <svg:desc>Sheet1.D2:Sheet1.D2</svg:desc>
                </draw:g>
              </table:table-cell>
              <table:table-cell office:value-type="string">
                <text:p>Long_ratio_AtBon</text:p>
                <draw:g>
                  <svg:desc>Sheet1.W2:Sheet1.W2</svg:desc>
                </draw:g>
              </table:table-cell>
              <table:table-cell office:value-type="string">
                <text:p>Long_ratio_Lincomponents</text:p>
                <draw:g>
                  <svg:desc>Sheet1.AF2:Sheet1.AF2</svg:desc>
                </draw:g>
              </table:table-cell>
              <table:table-cell office:value-type="string">
                <text:p>Long_ratio_Linmean</text:p>
                <draw:g>
                  <svg:desc>Sheet1.AO2:Sheet1.AO2</svg:desc>
                </draw:g>
              </table:table-cell>
              <table:table-cell office:value-type="string">
                <text:p>Long_ratio_Linempirical</text:p>
                <draw:g>
                  <svg:desc>Sheet1.AX2:Sheet1.AX2</svg:desc>
                </draw:g>
              </table:table-cell>
              <table:table-cell office:value-type="string">
                <text:p>Long_ratio_Expcomponents</text:p>
                <draw:g>
                  <svg:desc>Sheet1.BG2:Sheet1.BG2</svg:desc>
                </draw:g>
              </table:table-cell>
              <table:table-cell office:value-type="string">
                <text:p>Long_ratio_Expmean</text:p>
                <draw:g>
                  <svg:desc>Sheet1.BP2:Sheet1.BP2</svg:desc>
                </draw:g>
              </table:table-cell>
              <table:table-cell office:value-type="string">
                <text:p>Long_ratio_Expempirical</text:p>
                <draw:g>
                  <svg:desc>Sheet1.BY2:Sheet1.BY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10</svg:desc>
                </draw:g>
              </table:table-cell>
              <table:table-cell office:value-type="float" office:value="0.774045682503">
                <text:p>0.774045682503</text:p>
                <draw:g>
                  <svg:desc>Sheet1.N3:Sheet1.N10</svg:desc>
                </draw:g>
              </table:table-cell>
              <table:table-cell office:value-type="float" office:value="0.961389083963">
                <text:p>0.961389083963</text:p>
                <draw:g>
                  <svg:desc>Sheet1.D3:Sheet1.D10</svg:desc>
                </draw:g>
              </table:table-cell>
              <table:table-cell office:value-type="float" office:value="1.11584350337">
                <text:p>1.11584350337</text:p>
                <draw:g>
                  <svg:desc>Sheet1.W3:Sheet1.W10</svg:desc>
                </draw:g>
              </table:table-cell>
              <table:table-cell office:value-type="float" office:value="2.43737207643">
                <text:p>2.43737207643</text:p>
                <draw:g>
                  <svg:desc>Sheet1.AF3:Sheet1.AF10</svg:desc>
                </draw:g>
              </table:table-cell>
              <table:table-cell office:value-type="float" office:value="2.71772382234">
                <text:p>2.71772382234</text:p>
                <draw:g>
                  <svg:desc>Sheet1.AO3:Sheet1.AO10</svg:desc>
                </draw:g>
              </table:table-cell>
              <table:table-cell office:value-type="float" office:value="3.29278527678">
                <text:p>3.29278527678</text:p>
                <draw:g>
                  <svg:desc>Sheet1.AX3:Sheet1.AX10</svg:desc>
                </draw:g>
              </table:table-cell>
              <table:table-cell office:value-type="float" office:value="1.8832938036">
                <text:p>1.8832938036</text:p>
                <draw:g>
                  <svg:desc>Sheet1.BG3:Sheet1.BG10</svg:desc>
                </draw:g>
              </table:table-cell>
              <table:table-cell office:value-type="float" office:value="2.0680153774">
                <text:p>2.0680153774</text:p>
                <draw:g>
                  <svg:desc>Sheet1.BP3:Sheet1.BP10</svg:desc>
                </draw:g>
              </table:table-cell>
              <table:table-cell office:value-type="float" office:value="2.2959766898">
                <text:p>2.2959766898</text:p>
                <draw:g>
                  <svg:desc>Sheet1.BY3:Sheet1.BY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14939149668">
                <text:p>0.814939149668</text:p>
              </table:table-cell>
              <table:table-cell office:value-type="float" office:value="1.14821386875">
                <text:p>1.14821386875</text:p>
              </table:table-cell>
              <table:table-cell office:value-type="float" office:value="1.15420477693">
                <text:p>1.15420477693</text:p>
              </table:table-cell>
              <table:table-cell office:value-type="float" office:value="0.712048170898">
                <text:p>0.712048170898</text:p>
              </table:table-cell>
              <table:table-cell office:value-type="float" office:value="0.912891472625">
                <text:p>0.912891472625</text:p>
              </table:table-cell>
              <table:table-cell office:value-type="float" office:value="1.15164136342">
                <text:p>1.15164136342</text:p>
              </table:table-cell>
              <table:table-cell office:value-type="float" office:value="0.585828916125">
                <text:p>0.585828916125</text:p>
              </table:table-cell>
              <table:table-cell office:value-type="float" office:value="0.722732949679">
                <text:p>0.722732949679</text:p>
              </table:table-cell>
              <table:table-cell office:value-type="float" office:value="0.847355523176">
                <text:p>0.84735552317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739441082016">
                <text:p>0.739441082016</text:p>
              </table:table-cell>
              <table:table-cell office:value-type="float" office:value="1.10699720069">
                <text:p>1.10699720069</text:p>
              </table:table-cell>
              <table:table-cell office:value-type="float" office:value="1.10806058749">
                <text:p>1.10806058749</text:p>
              </table:table-cell>
              <table:table-cell office:value-type="float" office:value="0.583407653012">
                <text:p>0.583407653012</text:p>
              </table:table-cell>
              <table:table-cell office:value-type="float" office:value="0.779267548387">
                <text:p>0.779267548387</text:p>
              </table:table-cell>
              <table:table-cell office:value-type="float" office:value="1.03543488374">
                <text:p>1.03543488374</text:p>
              </table:table-cell>
              <table:table-cell office:value-type="float" office:value="0.472868198426">
                <text:p>0.472868198426</text:p>
              </table:table-cell>
              <table:table-cell office:value-type="float" office:value="0.587224837918">
                <text:p>0.587224837918</text:p>
              </table:table-cell>
              <table:table-cell office:value-type="float" office:value="0.692156118221">
                <text:p>0.6921561182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80120776128">
                <text:p>0.680120776128</text:p>
              </table:table-cell>
              <table:table-cell office:value-type="float" office:value="1.06824213551">
                <text:p>1.06824213551</text:p>
              </table:table-cell>
              <table:table-cell office:value-type="float" office:value="1.05471436722">
                <text:p>1.05471436722</text:p>
              </table:table-cell>
              <table:table-cell office:value-type="float" office:value="0.509385689855">
                <text:p>0.509385689855</text:p>
              </table:table-cell>
              <table:table-cell office:value-type="float" office:value="0.700533771938">
                <text:p>0.700533771938</text:p>
              </table:table-cell>
              <table:table-cell office:value-type="float" office:value="1.00492228629">
                <text:p>1.00492228629</text:p>
              </table:table-cell>
              <table:table-cell office:value-type="float" office:value="0.403310854131">
                <text:p>0.403310854131</text:p>
              </table:table-cell>
              <table:table-cell office:value-type="float" office:value="0.504769867168">
                <text:p>0.504769867168</text:p>
              </table:table-cell>
              <table:table-cell office:value-type="float" office:value="0.599112339517">
                <text:p>0.59911233951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636826383853">
                <text:p>0.636826383853</text:p>
              </table:table-cell>
              <table:table-cell office:value-type="float" office:value="1.03468987305">
                <text:p>1.03468987305</text:p>
              </table:table-cell>
              <table:table-cell office:value-type="float" office:value="1.01303463803">
                <text:p>1.01303463803</text:p>
              </table:table-cell>
              <table:table-cell office:value-type="float" office:value="0.459849416046">
                <text:p>0.459849416046</text:p>
              </table:table-cell>
              <table:table-cell office:value-type="float" office:value="0.647089569348">
                <text:p>0.647089569348</text:p>
              </table:table-cell>
              <table:table-cell office:value-type="float" office:value="1.20615812319">
                <text:p>1.20615812319</text:p>
              </table:table-cell>
              <table:table-cell office:value-type="float" office:value="0.359622627192">
                <text:p>0.359622627192</text:p>
              </table:table-cell>
              <table:table-cell office:value-type="float" office:value="0.452246741132">
                <text:p>0.452246741132</text:p>
              </table:table-cell>
              <table:table-cell office:value-type="float" office:value="0.538960615453">
                <text:p>0.53896061545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606098638724">
                <text:p>0.606098638724</text:p>
              </table:table-cell>
              <table:table-cell office:value-type="float" office:value="1.00852602595">
                <text:p>1.00852602595</text:p>
              </table:table-cell>
              <table:table-cell office:value-type="float" office:value="0.983311502101">
                <text:p>0.983311502101</text:p>
              </table:table-cell>
              <table:table-cell office:value-type="float" office:value="0.425122309401">
                <text:p>0.425122309401</text:p>
              </table:table-cell>
              <table:table-cell office:value-type="float" office:value="0.608859520607">
                <text:p>0.608859520607</text:p>
              </table:table-cell>
              <table:table-cell office:value-type="float" office:value="0.467368826199">
                <text:p>0.467368826199</text:p>
              </table:table-cell>
              <table:table-cell office:value-type="float" office:value="0.331188064266">
                <text:p>0.331188064266</text:p>
              </table:table-cell>
              <table:table-cell office:value-type="float" office:value="0.417289892065">
                <text:p>0.417289892065</text:p>
              </table:table-cell>
              <table:table-cell office:value-type="float" office:value="0.497709866379">
                <text:p>0.49770986637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582314078137">
                <text:p>0.582314078137</text:p>
              </table:table-cell>
              <table:table-cell office:value-type="float" office:value="0.988022996743">
                <text:p>0.988022996743</text:p>
              </table:table-cell>
              <table:table-cell office:value-type="float" office:value="0.958035824783">
                <text:p>0.958035824783</text:p>
              </table:table-cell>
              <table:table-cell office:value-type="float" office:value="0.401264891867">
                <text:p>0.401264891867</text:p>
              </table:table-cell>
              <table:table-cell office:value-type="float" office:value="0.584726182322">
                <text:p>0.584726182322</text:p>
              </table:table-cell>
              <table:table-cell office:value-type="float" office:value="0.650553196659">
                <text:p>0.650553196659</text:p>
              </table:table-cell>
              <table:table-cell office:value-type="float" office:value="0.309949204316">
                <text:p>0.309949204316</text:p>
              </table:table-cell>
              <table:table-cell office:value-type="float" office:value="0.391857909383">
                <text:p>0.391857909383</text:p>
              </table:table-cell>
              <table:table-cell office:value-type="float" office:value="0.468861279381">
                <text:p>0.46886127938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564887177588">
                <text:p>0.564887177588</text:p>
              </table:table-cell>
              <table:table-cell office:value-type="float" office:value="0.972086018168">
                <text:p>0.972086018168</text:p>
              </table:table-cell>
              <table:table-cell office:value-type="float" office:value="0.939967758257">
                <text:p>0.939967758257</text:p>
              </table:table-cell>
              <table:table-cell office:value-type="float" office:value="0.383397374061">
                <text:p>0.383397374061</text:p>
              </table:table-cell>
              <table:table-cell office:value-type="float" office:value="0.567261705203">
                <text:p>0.567261705203</text:p>
              </table:table-cell>
              <table:table-cell office:value-type="float" office:value="0.678308959347">
                <text:p>0.678308959347</text:p>
              </table:table-cell>
              <table:table-cell office:value-type="float" office:value="0.295092070901">
                <text:p>0.295092070901</text:p>
              </table:table-cell>
              <table:table-cell office:value-type="float" office:value="0.373647282559">
                <text:p>0.373647282559</text:p>
              </table:table-cell>
              <table:table-cell office:value-type="float" office:value="0.447476970595">
                <text:p>0.4474769705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e29a214-2bbed72-0621de6-a97528c-8f06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/>
      <style:graphic-properties draw:stroke="none" draw:fill-color="#4b1f6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369cm" svg:height="12.506cm" xlink:href=".." xlink:type="simple" chart:class="chart:bar" chart:style-name="ch1">
        <chart:legend chart:legend-position="end" svg:x="17.394cm" svg:y="3.948cm" style:legend-expansion="high" chart:style-name="ch2"/>
        <chart:plot-area chart:style-name="ch3" table:cell-range-address="Sheet1_2.A3:Sheet1_2.A10 Sheet1_2.O2:Sheet1_2.O10 Sheet1_2.E2:Sheet1_2.E10 Sheet1_2.X2:Sheet1_2.X10 Sheet1_2.AG2:Sheet1_2.AG10 Sheet1_2.AQ2:Sheet1_2.AQ10 Sheet1_2.AZ2:Sheet1_2.AZ10 Sheet1_2.BI2:Sheet1_2.BI10 Sheet1_2.BR2:Sheet1_2.BR10 Sheet1_2.CA2:Sheet1_2.CA10" chart:data-source-has-labels="both" svg:x="0.937cm" svg:y="1.135cm" svg:width="15.483cm" svg:height="10.701cm">
          <chartooo:coordinate-region svg:x="1.768cm" svg:y="1.336cm" svg:width="14.652cm" svg:height="9.85cm"/>
          <chart:axis chart:dimension="x" chart:name="primary-x" chart:style-name="ch4" chartooo:axis-type="auto">
            <chartooo:date-scale/>
            <chart:categories table:cell-range-address="Sheet1_2.A3:Sheet1_2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.O3:Sheet1_2.O10" chart:label-cell-address="Sheet1_2.O2:Sheet1_2.O2" chart:class="chart:bar">
            <chart:data-point chart:repeated="8"/>
          </chart:series>
          <chart:series chart:style-name="ch8" chart:values-cell-range-address="Sheet1_2.E3:Sheet1_2.E10" chart:label-cell-address="Sheet1_2.E2:Sheet1_2.E2" chart:class="chart:bar">
            <chart:data-point chart:repeated="8"/>
          </chart:series>
          <chart:series chart:style-name="ch9" chart:values-cell-range-address="Sheet1_2.X3:Sheet1_2.X10" chart:label-cell-address="Sheet1_2.X2:Sheet1_2.X2" chart:class="chart:bar">
            <chart:data-point chart:repeated="8"/>
          </chart:series>
          <chart:series chart:style-name="ch10" chart:values-cell-range-address="Sheet1_2.AG3:Sheet1_2.AG10" chart:label-cell-address="Sheet1_2.AG2:Sheet1_2.AG2" chart:class="chart:bar">
            <chart:data-point chart:repeated="8"/>
          </chart:series>
          <chart:series chart:style-name="ch11" chart:values-cell-range-address="Sheet1_2.AQ3:Sheet1_2.AQ10" chart:label-cell-address="Sheet1_2.AQ2:Sheet1_2.AQ2" chart:class="chart:bar">
            <chart:data-point chart:repeated="8"/>
          </chart:series>
          <chart:series chart:style-name="ch12" chart:values-cell-range-address="Sheet1_2.AZ3:Sheet1_2.AZ10" chart:label-cell-address="Sheet1_2.AZ2:Sheet1_2.AZ2" chart:class="chart:bar">
            <chart:data-point chart:repeated="8"/>
          </chart:series>
          <chart:series chart:style-name="ch13" chart:values-cell-range-address="Sheet1_2.BI3:Sheet1_2.BI10" chart:label-cell-address="Sheet1_2.BI2:Sheet1_2.BI2" chart:class="chart:bar">
            <chart:data-point chart:repeated="8"/>
          </chart:series>
          <chart:series chart:style-name="ch14" chart:values-cell-range-address="Sheet1_2.BR3:Sheet1_2.BR10" chart:label-cell-address="Sheet1_2.BR2:Sheet1_2.BR2" chart:class="chart:bar">
            <chart:data-point chart:repeated="8"/>
          </chart:series>
          <chart:series chart:style-name="ch15" chart:values-cell-range-address="Sheet1_2.CA3:Sheet1_2.CA10" chart:label-cell-address="Sheet1_2.CA2:Sheet1_2.CA2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ort_calpol_Atoms_and_Bonds_LowS</text:p>
                <draw:g>
                  <svg:desc>Sheet1_2.O2:Sheet1_2.O2</svg:desc>
                </draw:g>
              </table:table-cell>
              <table:table-cell office:value-type="string">
                <text:p>Long_ratio_Atoms_and_Bonds</text:p>
                <draw:g>
                  <svg:desc>Sheet1_2.E2:Sheet1_2.E2</svg:desc>
                </draw:g>
              </table:table-cell>
              <table:table-cell office:value-type="string">
                <text:p>Short_calpol_Atoms_and_Bonds</text:p>
                <draw:g>
                  <svg:desc>Sheet1_2.X2:Sheet1_2.X2</svg:desc>
                </draw:g>
              </table:table-cell>
              <table:table-cell office:value-type="string">
                <text:p>Short_calpol_Thole_Lin_components</text:p>
                <draw:g>
                  <svg:desc>Sheet1_2.AG2:Sheet1_2.AG2</svg:desc>
                </draw:g>
              </table:table-cell>
              <table:table-cell office:value-type="string">
                <text:p>Short_calpol_Thole_Lin_mean</text:p>
                <draw:g>
                  <svg:desc>Sheet1_2.AQ2:Sheet1_2.AQ2</svg:desc>
                </draw:g>
              </table:table-cell>
              <table:table-cell office:value-type="string">
                <text:p>Short_calpol_Thole_Lin_empirical</text:p>
                <draw:g>
                  <svg:desc>Sheet1_2.AZ2:Sheet1_2.AZ2</svg:desc>
                </draw:g>
              </table:table-cell>
              <table:table-cell office:value-type="string">
                <text:p>Short_calpol_Thole_Exp_components</text:p>
                <draw:g>
                  <svg:desc>Sheet1_2.BI2:Sheet1_2.BI2</svg:desc>
                </draw:g>
              </table:table-cell>
              <table:table-cell office:value-type="string">
                <text:p>Short_calpol_Thole_Exp_mean</text:p>
                <draw:g>
                  <svg:desc>Sheet1_2.BR2:Sheet1_2.BR2</svg:desc>
                </draw:g>
              </table:table-cell>
              <table:table-cell office:value-type="string">
                <text:p>Short_calpol_Thole_Exp_empirical</text:p>
                <draw:g>
                  <svg:desc>Sheet1_2.CA2:Sheet1_2.CA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_2.A3:Sheet1_2.A10</svg:desc>
                </draw:g>
              </table:table-cell>
              <table:table-cell office:value-type="float" office:value="62.8695">
                <text:p>62.8695</text:p>
                <draw:g>
                  <svg:desc>Sheet1_2.O3:Sheet1_2.O10</svg:desc>
                </draw:g>
              </table:table-cell>
              <table:table-cell office:value-type="float" office:value="1.07534238271">
                <text:p>1.07534238271</text:p>
                <draw:g>
                  <svg:desc>Sheet1_2.E3:Sheet1_2.E10</svg:desc>
                </draw:g>
              </table:table-cell>
              <table:table-cell office:value-type="float" office:value="62.8695">
                <text:p>62.8695</text:p>
                <draw:g>
                  <svg:desc>Sheet1_2.X3:Sheet1_2.X10</svg:desc>
                </draw:g>
              </table:table-cell>
              <table:table-cell office:value-type="float" office:value="62.8695">
                <text:p>62.8695</text:p>
                <draw:g>
                  <svg:desc>Sheet1_2.AG3:Sheet1_2.AG10</svg:desc>
                </draw:g>
              </table:table-cell>
              <table:table-cell office:value-type="float" office:value="62.8695">
                <text:p>62.8695</text:p>
                <draw:g>
                  <svg:desc>Sheet1_2.AQ3:Sheet1_2.AQ10</svg:desc>
                </draw:g>
              </table:table-cell>
              <table:table-cell office:value-type="float" office:value="62.8695">
                <text:p>62.8695</text:p>
                <draw:g>
                  <svg:desc>Sheet1_2.AZ3:Sheet1_2.AZ10</svg:desc>
                </draw:g>
              </table:table-cell>
              <table:table-cell office:value-type="float" office:value="62.8695">
                <text:p>62.8695</text:p>
                <draw:g>
                  <svg:desc>Sheet1_2.BI3:Sheet1_2.BI10</svg:desc>
                </draw:g>
              </table:table-cell>
              <table:table-cell office:value-type="float" office:value="62.8695">
                <text:p>62.8695</text:p>
                <draw:g>
                  <svg:desc>Sheet1_2.BR3:Sheet1_2.BR10</svg:desc>
                </draw:g>
              </table:table-cell>
              <table:table-cell office:value-type="float" office:value="62.8695">
                <text:p>62.8695</text:p>
                <draw:g>
                  <svg:desc>Sheet1_2.CA3:Sheet1_2.CA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8.321">
                <text:p>128.321</text:p>
              </table:table-cell>
              <table:table-cell office:value-type="float" office:value="1.14450982142">
                <text:p>1.14450982142</text:p>
              </table:table-cell>
              <table:table-cell office:value-type="float" office:value="128.321">
                <text:p>128.321</text:p>
              </table:table-cell>
              <table:table-cell office:value-type="float" office:value="128.321">
                <text:p>128.321</text:p>
              </table:table-cell>
              <table:table-cell office:value-type="float" office:value="128.321">
                <text:p>128.321</text:p>
              </table:table-cell>
              <table:table-cell office:value-type="float" office:value="128.321">
                <text:p>128.321</text:p>
              </table:table-cell>
              <table:table-cell office:value-type="float" office:value="128.321">
                <text:p>128.321</text:p>
              </table:table-cell>
              <table:table-cell office:value-type="float" office:value="128.321">
                <text:p>128.321</text:p>
              </table:table-cell>
              <table:table-cell office:value-type="float" office:value="128.321">
                <text:p>128.32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87.771">
                <text:p>187.771</text:p>
              </table:table-cell>
              <table:table-cell office:value-type="float" office:value="1.08632595339">
                <text:p>1.08632595339</text:p>
              </table:table-cell>
              <table:table-cell office:value-type="float" office:value="187.771">
                <text:p>187.771</text:p>
              </table:table-cell>
              <table:table-cell office:value-type="float" office:value="187.771">
                <text:p>187.771</text:p>
              </table:table-cell>
              <table:table-cell office:value-type="float" office:value="187.771">
                <text:p>187.771</text:p>
              </table:table-cell>
              <table:table-cell office:value-type="float" office:value="187.771">
                <text:p>187.771</text:p>
              </table:table-cell>
              <table:table-cell office:value-type="float" office:value="187.771">
                <text:p>187.771</text:p>
              </table:table-cell>
              <table:table-cell office:value-type="float" office:value="187.771">
                <text:p>187.771</text:p>
              </table:table-cell>
              <table:table-cell office:value-type="float" office:value="187.771">
                <text:p>187.7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44.329">
                <text:p>244.329</text:p>
              </table:table-cell>
              <table:table-cell office:value-type="float" office:value="1.04723984008">
                <text:p>1.04723984008</text:p>
              </table:table-cell>
              <table:table-cell office:value-type="float" office:value="244.329">
                <text:p>244.329</text:p>
              </table:table-cell>
              <table:table-cell office:value-type="float" office:value="244.329">
                <text:p>244.329</text:p>
              </table:table-cell>
              <table:table-cell office:value-type="float" office:value="244.329">
                <text:p>244.329</text:p>
              </table:table-cell>
              <table:table-cell office:value-type="float" office:value="244.329">
                <text:p>244.329</text:p>
              </table:table-cell>
              <table:table-cell office:value-type="float" office:value="244.329">
                <text:p>244.329</text:p>
              </table:table-cell>
              <table:table-cell office:value-type="float" office:value="244.329">
                <text:p>244.329</text:p>
              </table:table-cell>
              <table:table-cell office:value-type="float" office:value="244.329">
                <text:p>244.32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01.097">
                <text:p>301.097</text:p>
              </table:table-cell>
              <table:table-cell office:value-type="float" office:value="1.01514459835">
                <text:p>1.01514459835</text:p>
              </table:table-cell>
              <table:table-cell office:value-type="float" office:value="301.097">
                <text:p>301.097</text:p>
              </table:table-cell>
              <table:table-cell office:value-type="float" office:value="301.097">
                <text:p>301.097</text:p>
              </table:table-cell>
              <table:table-cell office:value-type="float" office:value="301.097">
                <text:p>301.097</text:p>
              </table:table-cell>
              <table:table-cell office:value-type="float" office:value="301.097">
                <text:p>301.097</text:p>
              </table:table-cell>
              <table:table-cell office:value-type="float" office:value="301.097">
                <text:p>301.097</text:p>
              </table:table-cell>
              <table:table-cell office:value-type="float" office:value="301.097">
                <text:p>301.097</text:p>
              </table:table-cell>
              <table:table-cell office:value-type="float" office:value="301.097">
                <text:p>301.0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59.081">
                <text:p>359.081</text:p>
              </table:table-cell>
              <table:table-cell office:value-type="float" office:value="0.988616317693">
                <text:p>0.988616317693</text:p>
              </table:table-cell>
              <table:table-cell office:value-type="float" office:value="359.081">
                <text:p>359.081</text:p>
              </table:table-cell>
              <table:table-cell office:value-type="float" office:value="359.081">
                <text:p>359.081</text:p>
              </table:table-cell>
              <table:table-cell office:value-type="float" office:value="359.081">
                <text:p>359.081</text:p>
              </table:table-cell>
              <table:table-cell office:value-type="float" office:value="359.081">
                <text:p>359.081</text:p>
              </table:table-cell>
              <table:table-cell office:value-type="float" office:value="359.081">
                <text:p>359.081</text:p>
              </table:table-cell>
              <table:table-cell office:value-type="float" office:value="359.081">
                <text:p>359.081</text:p>
              </table:table-cell>
              <table:table-cell office:value-type="float" office:value="359.081">
                <text:p>359.08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13.957">
                <text:p>413.957</text:p>
              </table:table-cell>
              <table:table-cell office:value-type="float" office:value="0.970200322112">
                <text:p>0.970200322112</text:p>
              </table:table-cell>
              <table:table-cell office:value-type="float" office:value="413.957">
                <text:p>413.957</text:p>
              </table:table-cell>
              <table:table-cell office:value-type="float" office:value="413.957">
                <text:p>413.957</text:p>
              </table:table-cell>
              <table:table-cell office:value-type="float" office:value="413.957">
                <text:p>413.957</text:p>
              </table:table-cell>
              <table:table-cell office:value-type="float" office:value="413.957">
                <text:p>413.957</text:p>
              </table:table-cell>
              <table:table-cell office:value-type="float" office:value="413.957">
                <text:p>413.957</text:p>
              </table:table-cell>
              <table:table-cell office:value-type="float" office:value="413.957">
                <text:p>413.957</text:p>
              </table:table-cell>
              <table:table-cell office:value-type="float" office:value="413.957">
                <text:p>413.95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70.19">
                <text:p>470.19</text:p>
              </table:table-cell>
              <table:table-cell office:value-type="float" office:value="0.955455175135">
                <text:p>0.955455175135</text:p>
              </table:table-cell>
              <table:table-cell office:value-type="float" office:value="470.19">
                <text:p>470.19</text:p>
              </table:table-cell>
              <table:table-cell office:value-type="float" office:value="470.19">
                <text:p>470.19</text:p>
              </table:table-cell>
              <table:table-cell office:value-type="float" office:value="470.19">
                <text:p>470.19</text:p>
              </table:table-cell>
              <table:table-cell office:value-type="float" office:value="470.19">
                <text:p>470.19</text:p>
              </table:table-cell>
              <table:table-cell office:value-type="float" office:value="470.19">
                <text:p>470.19</text:p>
              </table:table-cell>
              <table:table-cell office:value-type="float" office:value="470.19">
                <text:p>470.19</text:p>
              </table:table-cell>
              <table:table-cell office:value-type="float" office:value="470.19">
                <text:p>470.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e29a214-2bbed72-0621de6-a97528c-8f06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tar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/>
      <style:graphic-properties draw:stroke="none"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 2 3 4 5 6 7 8 9" chart:style-name="ch1">
        <chart:legend chart:legend-position="end" svg:x="10.845cm" svg:y="1.945cm" style:legend-expansion="high" chart:style-name="ch2"/>
        <chart:plot-area chart:style-name="ch3" table:cell-range-address="Sheet1.A3:Sheet1.A10 Sheet1.L2:Sheet1.M10 Sheet1.C2:Sheet1.C10 Sheet1.V2:Sheet1.V10 Sheet1.AE2:Sheet1.AE10 Sheet1.AN2:Sheet1.AN10 Sheet1.AW2:Sheet1.AW10 Sheet1.BF2:Sheet1.BF10 Sheet1.BO2:Sheet1.BO10 Sheet1.BX2:Sheet1.BX10" chart:data-source-has-labels="both" svg:x="0.77cm" svg:y="0.855cm" svg:width="9.435cm" svg:height="7.545cm">
          <chartooo:coordinate-region svg:x="1.801cm" svg:y="1.056cm" svg:width="8.302cm" svg:height="6.694cm"/>
          <chart:axis chart:dimension="x" chart:name="primary-x" chart:style-name="ch4" chartooo:axis-type="auto">
            <chartooo:date-scale/>
            <chart:categories table:cell-range-address="Sheet1.A3:Sheet1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3:Sheet1.L10" chart:label-cell-address="Sheet1.L2:Sheet1.L2" chart:class="chart:line">
            <chart:data-point chart:repeated="8"/>
          </chart:series>
          <chart:series chart:style-name="ch7" chart:values-cell-range-address="Sheet1.C3:Sheet1.C10" chart:label-cell-address="Sheet1.C2:Sheet1.C2" chart:class="chart:line">
            <chart:data-point chart:repeated="8"/>
          </chart:series>
          <chart:series chart:style-name="ch8" chart:values-cell-range-address="Sheet1.M3:Sheet1.M10" chart:label-cell-address="Sheet1.M2:Sheet1.M2" chart:class="chart:line">
            <chart:data-point chart:repeated="8"/>
          </chart:series>
          <chart:series chart:style-name="ch9" chart:values-cell-range-address="Sheet1.V3:Sheet1.V10" chart:label-cell-address="Sheet1.V2:Sheet1.V2" chart:class="chart:line">
            <chart:data-point chart:repeated="8"/>
          </chart:series>
          <chart:series chart:style-name="ch10" chart:values-cell-range-address="Sheet1.AE3:Sheet1.AE10" chart:label-cell-address="Sheet1.AE2:Sheet1.AE2" chart:class="chart:line">
            <chart:data-point chart:repeated="8"/>
          </chart:series>
          <chart:series chart:style-name="ch11" chart:values-cell-range-address="Sheet1.AN3:Sheet1.AN10" chart:label-cell-address="Sheet1.AN2:Sheet1.AN2" chart:class="chart:line">
            <chart:data-point chart:repeated="8"/>
          </chart:series>
          <chart:series chart:style-name="ch12" chart:values-cell-range-address="Sheet1.AW3:Sheet1.AW10" chart:label-cell-address="Sheet1.AW2:Sheet1.AW2" chart:class="chart:line">
            <chart:data-point chart:repeated="8"/>
          </chart:series>
          <chart:series chart:style-name="ch13" chart:values-cell-range-address="Sheet1.BF3:Sheet1.BF10" chart:label-cell-address="Sheet1.BF2:Sheet1.BF2" chart:class="chart:line">
            <chart:data-point chart:repeated="8"/>
          </chart:series>
          <chart:series chart:style-name="ch14" chart:values-cell-range-address="Sheet1.BO3:Sheet1.BO10" chart:label-cell-address="Sheet1.BO2:Sheet1.BO2" chart:class="chart:line">
            <chart:data-point chart:repeated="8"/>
          </chart:series>
          <chart:series chart:style-name="ch15" chart:values-cell-range-address="Sheet1.BX3:Sheet1.BX10" chart:label-cell-address="Sheet1.BX2:Sheet1.BX2" chart:class="chart:line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ng_pypol_AtBon_LowS</text:p>
                <draw:g>
                  <svg:desc>Sheet1.L2:Sheet1.L2</svg:desc>
                </draw:g>
              </table:table-cell>
              <table:table-cell office:value-type="string">
                <text:p>Long_pypol_AtBon_HighPi</text:p>
                <draw:g>
                  <svg:desc>Sheet1.C2:Sheet1.C2</svg:desc>
                </draw:g>
              </table:table-cell>
              <table:table-cell office:value-type="string">
                <text:p>Long_ratio_AtBon_LowS</text:p>
                <draw:g>
                  <svg:desc>Sheet1.M2:Sheet1.M2</svg:desc>
                </draw:g>
              </table:table-cell>
              <table:table-cell office:value-type="string">
                <text:p>Long_ratio_AtBon</text:p>
                <draw:g>
                  <svg:desc>Sheet1.V2:Sheet1.V2</svg:desc>
                </draw:g>
              </table:table-cell>
              <table:table-cell office:value-type="string">
                <text:p>Long_ratio_Lincomponents</text:p>
                <draw:g>
                  <svg:desc>Sheet1.AE2:Sheet1.AE2</svg:desc>
                </draw:g>
              </table:table-cell>
              <table:table-cell office:value-type="string">
                <text:p>Long_ratio_Linmean</text:p>
                <draw:g>
                  <svg:desc>Sheet1.AN2:Sheet1.AN2</svg:desc>
                </draw:g>
              </table:table-cell>
              <table:table-cell office:value-type="string">
                <text:p>Long_ratio_Linempirical</text:p>
                <draw:g>
                  <svg:desc>Sheet1.AW2:Sheet1.AW2</svg:desc>
                </draw:g>
              </table:table-cell>
              <table:table-cell office:value-type="string">
                <text:p>Long_ratio_Expcomponents</text:p>
                <draw:g>
                  <svg:desc>Sheet1.BF2:Sheet1.BF2</svg:desc>
                </draw:g>
              </table:table-cell>
              <table:table-cell office:value-type="string">
                <text:p>Long_ratio_Expmean</text:p>
                <draw:g>
                  <svg:desc>Sheet1.BO2:Sheet1.BO2</svg:desc>
                </draw:g>
              </table:table-cell>
              <table:table-cell office:value-type="string">
                <text:p>Long_ratio_Expempirical</text:p>
                <draw:g>
                  <svg:desc>Sheet1.BX2:Sheet1.BX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10</svg:desc>
                </draw:g>
              </table:table-cell>
              <table:table-cell office:value-type="float" office:value="55.2341195983">
                <text:p>55.2341195983</text:p>
                <draw:g>
                  <svg:desc>Sheet1.L3:Sheet1.L10</svg:desc>
                </draw:g>
              </table:table-cell>
              <table:table-cell office:value-type="float" office:value="68.6025138367">
                <text:p>68.6025138367</text:p>
                <draw:g>
                  <svg:desc>Sheet1.C3:Sheet1.C10</svg:desc>
                </draw:g>
              </table:table-cell>
              <table:table-cell office:value-type="float" office:value="0.774045682503">
                <text:p>0.774045682503</text:p>
                <draw:g>
                  <svg:desc>Sheet1.M3:Sheet1.M10</svg:desc>
                </draw:g>
              </table:table-cell>
              <table:table-cell office:value-type="float" office:value="1.11584350337">
                <text:p>1.11584350337</text:p>
                <draw:g>
                  <svg:desc>Sheet1.V3:Sheet1.V10</svg:desc>
                </draw:g>
              </table:table-cell>
              <table:table-cell office:value-type="float" office:value="2.43737207643">
                <text:p>2.43737207643</text:p>
                <draw:g>
                  <svg:desc>Sheet1.AE3:Sheet1.AE10</svg:desc>
                </draw:g>
              </table:table-cell>
              <table:table-cell office:value-type="float" office:value="2.71772382234">
                <text:p>2.71772382234</text:p>
                <draw:g>
                  <svg:desc>Sheet1.AN3:Sheet1.AN10</svg:desc>
                </draw:g>
              </table:table-cell>
              <table:table-cell office:value-type="float" office:value="3.29278527678">
                <text:p>3.29278527678</text:p>
                <draw:g>
                  <svg:desc>Sheet1.AW3:Sheet1.AW10</svg:desc>
                </draw:g>
              </table:table-cell>
              <table:table-cell office:value-type="float" office:value="1.8832938036">
                <text:p>1.8832938036</text:p>
                <draw:g>
                  <svg:desc>Sheet1.BF3:Sheet1.BF10</svg:desc>
                </draw:g>
              </table:table-cell>
              <table:table-cell office:value-type="float" office:value="2.0680153774">
                <text:p>2.0680153774</text:p>
                <draw:g>
                  <svg:desc>Sheet1.BO3:Sheet1.BO10</svg:desc>
                </draw:g>
              </table:table-cell>
              <table:table-cell office:value-type="float" office:value="2.2959766898">
                <text:p>2.2959766898</text:p>
                <draw:g>
                  <svg:desc>Sheet1.BX3:Sheet1.BX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41.222435124">
                <text:p>141.222435124</text:p>
              </table:table-cell>
              <table:table-cell office:value-type="float" office:value="198.976277744">
                <text:p>198.976277744</text:p>
              </table:table-cell>
              <table:table-cell office:value-type="float" office:value="0.814939149668">
                <text:p>0.814939149668</text:p>
              </table:table-cell>
              <table:table-cell office:value-type="float" office:value="1.15420477693">
                <text:p>1.15420477693</text:p>
              </table:table-cell>
              <table:table-cell office:value-type="float" office:value="0.712048170898">
                <text:p>0.712048170898</text:p>
              </table:table-cell>
              <table:table-cell office:value-type="float" office:value="0.912891472625">
                <text:p>0.912891472625</text:p>
              </table:table-cell>
              <table:table-cell office:value-type="float" office:value="1.15164136342">
                <text:p>1.15164136342</text:p>
              </table:table-cell>
              <table:table-cell office:value-type="float" office:value="0.585828916125">
                <text:p>0.585828916125</text:p>
              </table:table-cell>
              <table:table-cell office:value-type="float" office:value="0.722732949679">
                <text:p>0.722732949679</text:p>
              </table:table-cell>
              <table:table-cell office:value-type="float" office:value="0.847355523176">
                <text:p>0.84735552317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38.120732759">
                <text:p>238.120732759</text:p>
              </table:table-cell>
              <table:table-cell office:value-type="float" office:value="356.484094543">
                <text:p>356.484094543</text:p>
              </table:table-cell>
              <table:table-cell office:value-type="float" office:value="0.739441082016">
                <text:p>0.739441082016</text:p>
              </table:table-cell>
              <table:table-cell office:value-type="float" office:value="1.10806058749">
                <text:p>1.10806058749</text:p>
              </table:table-cell>
              <table:table-cell office:value-type="float" office:value="0.583407653012">
                <text:p>0.583407653012</text:p>
              </table:table-cell>
              <table:table-cell office:value-type="float" office:value="0.779267548387">
                <text:p>0.779267548387</text:p>
              </table:table-cell>
              <table:table-cell office:value-type="float" office:value="1.03543488374">
                <text:p>1.03543488374</text:p>
              </table:table-cell>
              <table:table-cell office:value-type="float" office:value="0.472868198426">
                <text:p>0.472868198426</text:p>
              </table:table-cell>
              <table:table-cell office:value-type="float" office:value="0.587224837918">
                <text:p>0.587224837918</text:p>
              </table:table-cell>
              <table:table-cell office:value-type="float" office:value="0.692156118221">
                <text:p>0.6921561182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43.590214892">
                <text:p>343.590214892</text:p>
              </table:table-cell>
              <table:table-cell office:value-type="float" office:value="539.665244441">
                <text:p>539.665244441</text:p>
              </table:table-cell>
              <table:table-cell office:value-type="float" office:value="0.680120776128">
                <text:p>0.680120776128</text:p>
              </table:table-cell>
              <table:table-cell office:value-type="float" office:value="1.05471436722">
                <text:p>1.05471436722</text:p>
              </table:table-cell>
              <table:table-cell office:value-type="float" office:value="0.509385689855">
                <text:p>0.509385689855</text:p>
              </table:table-cell>
              <table:table-cell office:value-type="float" office:value="0.700533771938">
                <text:p>0.700533771938</text:p>
              </table:table-cell>
              <table:table-cell office:value-type="float" office:value="1.00492228629">
                <text:p>1.00492228629</text:p>
              </table:table-cell>
              <table:table-cell office:value-type="float" office:value="0.403310854131">
                <text:p>0.403310854131</text:p>
              </table:table-cell>
              <table:table-cell office:value-type="float" office:value="0.504769867168">
                <text:p>0.504769867168</text:p>
              </table:table-cell>
              <table:table-cell office:value-type="float" office:value="0.599112339517">
                <text:p>0.59911233951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52.142274751">
                <text:p>452.142274751</text:p>
              </table:table-cell>
              <table:table-cell office:value-type="float" office:value="734.622567035">
                <text:p>734.622567035</text:p>
              </table:table-cell>
              <table:table-cell office:value-type="float" office:value="0.636826383853">
                <text:p>0.636826383853</text:p>
              </table:table-cell>
              <table:table-cell office:value-type="float" office:value="1.01303463803">
                <text:p>1.01303463803</text:p>
              </table:table-cell>
              <table:table-cell office:value-type="float" office:value="0.459849416046">
                <text:p>0.459849416046</text:p>
              </table:table-cell>
              <table:table-cell office:value-type="float" office:value="0.647089569348">
                <text:p>0.647089569348</text:p>
              </table:table-cell>
              <table:table-cell office:value-type="float" office:value="1.20615812319">
                <text:p>1.20615812319</text:p>
              </table:table-cell>
              <table:table-cell office:value-type="float" office:value="0.359622627192">
                <text:p>0.359622627192</text:p>
              </table:table-cell>
              <table:table-cell office:value-type="float" office:value="0.452246741132">
                <text:p>0.452246741132</text:p>
              </table:table-cell>
              <table:table-cell office:value-type="float" office:value="0.538960615453">
                <text:p>0.53896061545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60.912166911">
                <text:p>560.912166911</text:p>
              </table:table-cell>
              <table:table-cell office:value-type="float" office:value="933.337385137">
                <text:p>933.337385137</text:p>
              </table:table-cell>
              <table:table-cell office:value-type="float" office:value="0.606098638724">
                <text:p>0.606098638724</text:p>
              </table:table-cell>
              <table:table-cell office:value-type="float" office:value="0.983311502101">
                <text:p>0.983311502101</text:p>
              </table:table-cell>
              <table:table-cell office:value-type="float" office:value="0.425122309401">
                <text:p>0.425122309401</text:p>
              </table:table-cell>
              <table:table-cell office:value-type="float" office:value="0.608859520607">
                <text:p>0.608859520607</text:p>
              </table:table-cell>
              <table:table-cell office:value-type="float" office:value="0.467368826199">
                <text:p>0.467368826199</text:p>
              </table:table-cell>
              <table:table-cell office:value-type="float" office:value="0.331188064266">
                <text:p>0.331188064266</text:p>
              </table:table-cell>
              <table:table-cell office:value-type="float" office:value="0.417289892065">
                <text:p>0.417289892065</text:p>
              </table:table-cell>
              <table:table-cell office:value-type="float" office:value="0.497709866379">
                <text:p>0.49770986637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73.195836312">
                <text:p>673.195836312</text:p>
              </table:table-cell>
              <table:table-cell office:value-type="float" office:value="1142.22374584">
                <text:p>1142.22374584</text:p>
              </table:table-cell>
              <table:table-cell office:value-type="float" office:value="0.582314078137">
                <text:p>0.582314078137</text:p>
              </table:table-cell>
              <table:table-cell office:value-type="float" office:value="0.958035824783">
                <text:p>0.958035824783</text:p>
              </table:table-cell>
              <table:table-cell office:value-type="float" office:value="0.401264891867">
                <text:p>0.401264891867</text:p>
              </table:table-cell>
              <table:table-cell office:value-type="float" office:value="0.584726182322">
                <text:p>0.584726182322</text:p>
              </table:table-cell>
              <table:table-cell office:value-type="float" office:value="0.650553196659">
                <text:p>0.650553196659</text:p>
              </table:table-cell>
              <table:table-cell office:value-type="float" office:value="0.309949204316">
                <text:p>0.309949204316</text:p>
              </table:table-cell>
              <table:table-cell office:value-type="float" office:value="0.391857909383">
                <text:p>0.391857909383</text:p>
              </table:table-cell>
              <table:table-cell office:value-type="float" office:value="0.468861279381">
                <text:p>0.46886127938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84.328899466">
                <text:p>784.328899466</text:p>
              </table:table-cell>
              <table:table-cell office:value-type="float" office:value="1349.71227365">
                <text:p>1349.71227365</text:p>
              </table:table-cell>
              <table:table-cell office:value-type="float" office:value="0.564887177588">
                <text:p>0.564887177588</text:p>
              </table:table-cell>
              <table:table-cell office:value-type="float" office:value="0.939967758257">
                <text:p>0.939967758257</text:p>
              </table:table-cell>
              <table:table-cell office:value-type="float" office:value="0.383397374061">
                <text:p>0.383397374061</text:p>
              </table:table-cell>
              <table:table-cell office:value-type="float" office:value="0.567261705203">
                <text:p>0.567261705203</text:p>
              </table:table-cell>
              <table:table-cell office:value-type="float" office:value="0.678308959347">
                <text:p>0.678308959347</text:p>
              </table:table-cell>
              <table:table-cell office:value-type="float" office:value="0.295092070901">
                <text:p>0.295092070901</text:p>
              </table:table-cell>
              <table:table-cell office:value-type="float" office:value="0.373647282559">
                <text:p>0.373647282559</text:p>
              </table:table-cell>
              <table:table-cell office:value-type="float" office:value="0.447476970595">
                <text:p>0.4474769705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e29a214-2bbed72-0621de6-a97528c-8f06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25cm" svg:y="1.694cm" style:legend-expansion="high" chart:style-name="ch2"/>
        <chart:plot-area chart:style-name="ch3" table:cell-range-address="Sheet1.CE2:Sheet1.CE9 Sheet1.A3:Sheet1.C10 Sheet1.B2:Sheet1.C2 Sheet1.L2:Sheet1.L10 Sheet1.U2:Sheet1.U10 Sheet1.AD2:Sheet1.AD10 Sheet1.AM2:Sheet1.AM10 Sheet1.AV2:Sheet1.AV10 Sheet1.BE2:Sheet1.BE10 Sheet1.BN2:Sheet1.BN10 Sheet1.BW2:Sheet1.BW10" chart:data-source-has-labels="both" svg:x="0.77cm" svg:y="0.855cm" svg:width="9.215cm" svg:height="7.545cm">
          <chartooo:coordinate-region svg:x="1.801cm" svg:y="1.056cm" svg:width="8.082cm" svg:height="6.694cm"/>
          <chart:axis chart:dimension="x" chart:name="primary-x" chart:style-name="ch4" chartooo:axis-type="auto">
            <chartooo:date-scale/>
            <chart:categories table:cell-range-address="Sheet1.A3:Sheet1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0" chart:label-cell-address="Sheet1.B2:Sheet1.B2" chart:class="chart:line">
            <chart:data-point chart:repeated="8"/>
          </chart:series>
          <chart:series chart:style-name="ch7" chart:values-cell-range-address="Sheet1.CE3:Sheet1.CE9" chart:label-cell-address="Sheet1.CE2:Sheet1.CE2" chart:class="chart:line">
            <chart:data-point chart:repeated="7"/>
          </chart:series>
          <chart:series chart:style-name="ch8" chart:values-cell-range-address="Sheet1.C3:Sheet1.C10" chart:label-cell-address="Sheet1.C2:Sheet1.C2" chart:class="chart:line">
            <chart:data-point chart:repeated="8"/>
          </chart:series>
          <chart:series chart:style-name="ch9" chart:values-cell-range-address="Sheet1.L3:Sheet1.L10" chart:label-cell-address="Sheet1.L2:Sheet1.L2" chart:class="chart:line">
            <chart:data-point chart:repeated="8"/>
          </chart:series>
          <chart:series chart:style-name="ch10" chart:values-cell-range-address="Sheet1.U3:Sheet1.U10" chart:label-cell-address="Sheet1.U2:Sheet1.U2" chart:class="chart:line">
            <chart:data-point chart:repeated="8"/>
          </chart:series>
          <chart:series chart:style-name="ch11" chart:values-cell-range-address="Sheet1.AD3:Sheet1.AD10" chart:label-cell-address="Sheet1.AD2:Sheet1.AD2" chart:class="chart:line">
            <chart:data-point chart:repeated="8"/>
          </chart:series>
          <chart:series chart:style-name="ch12" chart:values-cell-range-address="Sheet1.AM3:Sheet1.AM10" chart:label-cell-address="Sheet1.AM2:Sheet1.AM2" chart:class="chart:line">
            <chart:data-point chart:repeated="8"/>
          </chart:series>
          <chart:series chart:style-name="ch13" chart:values-cell-range-address="Sheet1.AV3:Sheet1.AV10" chart:label-cell-address="Sheet1.AV2:Sheet1.AV2" chart:class="chart:line">
            <chart:data-point chart:repeated="8"/>
          </chart:series>
          <chart:series chart:style-name="ch14" chart:values-cell-range-address="Sheet1.BE3:Sheet1.BE10" chart:label-cell-address="Sheet1.BE2:Sheet1.BE2" chart:class="chart:line">
            <chart:data-point chart:repeated="8"/>
          </chart:series>
          <chart:series chart:style-name="ch15" chart:values-cell-range-address="Sheet1.BN3:Sheet1.BN10" chart:label-cell-address="Sheet1.BN2:Sheet1.BN2" chart:class="chart:line">
            <chart:data-point chart:repeated="8"/>
          </chart:series>
          <chart:series chart:style-name="ch16" chart:values-cell-range-address="Sheet1.BW3:Sheet1.BW10" chart:label-cell-address="Sheet1.BW2:Sheet1.BW2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F/6-31+g*</text:p>
                <draw:g>
                  <svg:desc>Sheet1.B2:Sheet1.B2</svg:desc>
                </draw:g>
              </table:table-cell>
              <table:table-cell office:value-type="string">
                <text:p>Champagne et al. MP2/3-21g</text:p>
                <draw:g>
                  <svg:desc>Sheet1.CE2:Sheet1.CE2</svg:desc>
                </draw:g>
              </table:table-cell>
              <table:table-cell office:value-type="string">
                <text:p>Long_pypol_AtBon_HighPi</text:p>
                <draw:g>
                  <svg:desc>Sheet1.C2:Sheet1.C2</svg:desc>
                </draw:g>
              </table:table-cell>
              <table:table-cell office:value-type="string">
                <text:p>Long_pypol_AtBon_LowS</text:p>
                <draw:g>
                  <svg:desc>Sheet1.L2:Sheet1.L2</svg:desc>
                </draw:g>
              </table:table-cell>
              <table:table-cell office:value-type="string">
                <text:p>Long_pypol_AtBon</text:p>
                <draw:g>
                  <svg:desc>Sheet1.U2:Sheet1.U2</svg:desc>
                </draw:g>
              </table:table-cell>
              <table:table-cell office:value-type="string">
                <text:p>Long_pypol_Lincomponents</text:p>
                <draw:g>
                  <svg:desc>Sheet1.AD2:Sheet1.AD2</svg:desc>
                </draw:g>
              </table:table-cell>
              <table:table-cell office:value-type="string">
                <text:p>Long_pypol_Linmean</text:p>
                <draw:g>
                  <svg:desc>Sheet1.AM2:Sheet1.AM2</svg:desc>
                </draw:g>
              </table:table-cell>
              <table:table-cell office:value-type="string">
                <text:p>Long_pypol_Linempirical</text:p>
                <draw:g>
                  <svg:desc>Sheet1.AV2:Sheet1.AV2</svg:desc>
                </draw:g>
              </table:table-cell>
              <table:table-cell office:value-type="string">
                <text:p>Long_pypol_Expcomponents</text:p>
                <draw:g>
                  <svg:desc>Sheet1.BE2:Sheet1.BE2</svg:desc>
                </draw:g>
              </table:table-cell>
              <table:table-cell office:value-type="string">
                <text:p>Long_pypol_Expmean</text:p>
                <draw:g>
                  <svg:desc>Sheet1.BN2:Sheet1.BN2</svg:desc>
                </draw:g>
              </table:table-cell>
              <table:table-cell office:value-type="string">
                <text:p>Long_pypol_Expempirical</text:p>
                <draw:g>
                  <svg:desc>Sheet1.BW2:Sheet1.BW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10</svg:desc>
                </draw:g>
              </table:table-cell>
              <table:table-cell office:value-type="float" office:value="71.3577">
                <text:p>71.3577</text:p>
                <draw:g>
                  <svg:desc>Sheet1.B3:Sheet1.B10</svg:desc>
                </draw:g>
              </table:table-cell>
              <table:table-cell office:value-type="float" office:value="55.46">
                <text:p>55.46</text:p>
                <draw:g>
                  <svg:desc>Sheet1.CE3:Sheet1.CE9</svg:desc>
                </draw:g>
              </table:table-cell>
              <table:table-cell office:value-type="float" office:value="68.6025138367">
                <text:p>68.6025138367</text:p>
                <draw:g>
                  <svg:desc>Sheet1.C3:Sheet1.C10</svg:desc>
                </draw:g>
              </table:table-cell>
              <table:table-cell office:value-type="float" office:value="55.2341195983">
                <text:p>55.2341195983</text:p>
                <draw:g>
                  <svg:desc>Sheet1.L3:Sheet1.L10</svg:desc>
                </draw:g>
              </table:table-cell>
              <table:table-cell office:value-type="float" office:value="79.6240259605">
                <text:p>79.6240259605</text:p>
                <draw:g>
                  <svg:desc>Sheet1.U3:Sheet1.U10</svg:desc>
                </draw:g>
              </table:table-cell>
              <table:table-cell office:value-type="float" office:value="173.925265418">
                <text:p>173.925265418</text:p>
                <draw:g>
                  <svg:desc>Sheet1.AD3:Sheet1.AD10</svg:desc>
                </draw:g>
              </table:table-cell>
              <table:table-cell office:value-type="float" office:value="193.930521197">
                <text:p>193.930521197</text:p>
                <draw:g>
                  <svg:desc>Sheet1.AM3:Sheet1.AM10</svg:desc>
                </draw:g>
              </table:table-cell>
              <table:table-cell office:value-type="float" office:value="234.965583945">
                <text:p>234.965583945</text:p>
                <draw:g>
                  <svg:desc>Sheet1.AV3:Sheet1.AV10</svg:desc>
                </draw:g>
              </table:table-cell>
              <table:table-cell office:value-type="float" office:value="134.387514249">
                <text:p>134.387514249</text:p>
                <draw:g>
                  <svg:desc>Sheet1.BE3:Sheet1.BE10</svg:desc>
                </draw:g>
              </table:table-cell>
              <table:table-cell office:value-type="float" office:value="147.568820896">
                <text:p>147.568820896</text:p>
                <draw:g>
                  <svg:desc>Sheet1.BN3:Sheet1.BN10</svg:desc>
                </draw:g>
              </table:table-cell>
              <table:table-cell office:value-type="float" office:value="163.835615838">
                <text:p>163.835615838</text:p>
                <draw:g>
                  <svg:desc>Sheet1.BW3:Sheet1.BW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73.292">
                <text:p>173.292</text:p>
              </table:table-cell>
              <table:table-cell office:value-type="float" office:value="151.5">
                <text:p>151.5</text:p>
              </table:table-cell>
              <table:table-cell office:value-type="float" office:value="198.976277744">
                <text:p>198.976277744</text:p>
              </table:table-cell>
              <table:table-cell office:value-type="float" office:value="141.222435124">
                <text:p>141.222435124</text:p>
              </table:table-cell>
              <table:table-cell office:value-type="float" office:value="200.014454203">
                <text:p>200.014454203</text:p>
              </table:table-cell>
              <table:table-cell office:value-type="float" office:value="123.392251631">
                <text:p>123.392251631</text:p>
              </table:table-cell>
              <table:table-cell office:value-type="float" office:value="158.196789074">
                <text:p>158.196789074</text:p>
              </table:table-cell>
              <table:table-cell office:value-type="float" office:value="199.57023515">
                <text:p>199.57023515</text:p>
              </table:table-cell>
              <table:table-cell office:value-type="float" office:value="101.519464533">
                <text:p>101.519464533</text:p>
              </table:table-cell>
              <table:table-cell office:value-type="float" office:value="125.243838316">
                <text:p>125.243838316</text:p>
              </table:table-cell>
              <table:table-cell office:value-type="float" office:value="146.839933322">
                <text:p>146.83993332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22.028">
                <text:p>322.028</text:p>
              </table:table-cell>
              <table:table-cell office:value-type="float" office:value="282.27">
                <text:p>282.27</text:p>
              </table:table-cell>
              <table:table-cell office:value-type="float" office:value="356.484094543">
                <text:p>356.484094543</text:p>
              </table:table-cell>
              <table:table-cell office:value-type="float" office:value="238.120732759">
                <text:p>238.120732759</text:p>
              </table:table-cell>
              <table:table-cell office:value-type="float" office:value="356.826534868">
                <text:p>356.826534868</text:p>
              </table:table-cell>
              <table:table-cell office:value-type="float" office:value="187.873599684">
                <text:p>187.873599684</text:p>
              </table:table-cell>
              <table:table-cell office:value-type="float" office:value="250.945970072">
                <text:p>250.945970072</text:p>
              </table:table-cell>
              <table:table-cell office:value-type="float" office:value="333.439024742">
                <text:p>333.439024742</text:p>
              </table:table-cell>
              <table:table-cell office:value-type="float" office:value="152.276800203">
                <text:p>152.276800203</text:p>
              </table:table-cell>
              <table:table-cell office:value-type="float" office:value="189.102840105">
                <text:p>189.102840105</text:p>
              </table:table-cell>
              <table:table-cell office:value-type="float" office:value="222.893650439">
                <text:p>222.89365043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05.19">
                <text:p>505.19</text:p>
              </table:table-cell>
              <table:table-cell office:value-type="float" office:value="434.58">
                <text:p>434.58</text:p>
              </table:table-cell>
              <table:table-cell office:value-type="float" office:value="539.665244441">
                <text:p>539.665244441</text:p>
              </table:table-cell>
              <table:table-cell office:value-type="float" office:value="343.590214892">
                <text:p>343.590214892</text:p>
              </table:table-cell>
              <table:table-cell office:value-type="float" office:value="532.831151174">
                <text:p>532.831151174</text:p>
              </table:table-cell>
              <table:table-cell office:value-type="float" office:value="257.336556658">
                <text:p>257.336556658</text:p>
              </table:table-cell>
              <table:table-cell office:value-type="float" office:value="353.902656245">
                <text:p>353.902656245</text:p>
              </table:table-cell>
              <table:table-cell office:value-type="float" office:value="507.676689812">
                <text:p>507.676689812</text:p>
              </table:table-cell>
              <table:table-cell office:value-type="float" office:value="203.748610398">
                <text:p>203.748610398</text:p>
              </table:table-cell>
              <table:table-cell office:value-type="float" office:value="255.004689194">
                <text:p>255.004689194</text:p>
              </table:table-cell>
              <table:table-cell office:value-type="float" office:value="302.6655628">
                <text:p>302.665562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09.993">
                <text:p>709.993</text:p>
              </table:table-cell>
              <table:table-cell office:value-type="float" office:value="599.5">
                <text:p>599.5</text:p>
              </table:table-cell>
              <table:table-cell office:value-type="float" office:value="734.622567035">
                <text:p>734.622567035</text:p>
              </table:table-cell>
              <table:table-cell office:value-type="float" office:value="452.142274751">
                <text:p>452.142274751</text:p>
              </table:table-cell>
              <table:table-cell office:value-type="float" office:value="719.24750176">
                <text:p>719.24750176</text:p>
              </table:table-cell>
              <table:table-cell office:value-type="float" office:value="326.489866446">
                <text:p>326.489866446</text:p>
              </table:table-cell>
              <table:table-cell office:value-type="float" office:value="459.42906461">
                <text:p>459.42906461</text:p>
              </table:table-cell>
              <table:table-cell office:value-type="float" office:value="856.363824356">
                <text:p>856.363824356</text:p>
              </table:table-cell>
              <table:table-cell office:value-type="float" office:value="255.329547948">
                <text:p>255.329547948</text:p>
              </table:table-cell>
              <table:table-cell office:value-type="float" office:value="321.092020477">
                <text:p>321.092020477</text:p>
              </table:table-cell>
              <table:table-cell office:value-type="float" office:value="382.658264247">
                <text:p>382.65826424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25.447">
                <text:p>925.447</text:p>
              </table:table-cell>
              <table:table-cell office:value-type="float" office:value="771.98">
                <text:p>771.98</text:p>
              </table:table-cell>
              <table:table-cell office:value-type="float" office:value="933.337385137">
                <text:p>933.337385137</text:p>
              </table:table-cell>
              <table:table-cell office:value-type="float" office:value="560.912166911">
                <text:p>560.912166911</text:p>
              </table:table-cell>
              <table:table-cell office:value-type="float" office:value="910.002679685">
                <text:p>910.002679685</text:p>
              </table:table-cell>
              <table:table-cell office:value-type="float" office:value="393.428165869">
                <text:p>393.428165869</text:p>
              </table:table-cell>
              <table:table-cell office:value-type="float" office:value="563.467216767">
                <text:p>563.467216767</text:p>
              </table:table-cell>
              <table:table-cell office:value-type="float" office:value="432.5250781">
                <text:p>432.5250781</text:p>
              </table:table-cell>
              <table:table-cell office:value-type="float" office:value="306.497000511">
                <text:p>306.497000511</text:p>
              </table:table-cell>
              <table:table-cell office:value-type="float" office:value="386.179678742">
                <text:p>386.179678742</text:p>
              </table:table-cell>
              <table:table-cell office:value-type="float" office:value="460.604102711">
                <text:p>460.60410271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56.07">
                <text:p>1156.07</text:p>
              </table:table-cell>
              <table:table-cell office:value-type="float" office:value="948.92">
                <text:p>948.92</text:p>
              </table:table-cell>
              <table:table-cell office:value-type="float" office:value="1142.22374584">
                <text:p>1142.22374584</text:p>
              </table:table-cell>
              <table:table-cell office:value-type="float" office:value="673.195836312">
                <text:p>673.195836312</text:p>
              </table:table-cell>
              <table:table-cell office:value-type="float" office:value="1107.55647596">
                <text:p>1107.55647596</text:p>
              </table:table-cell>
              <table:table-cell office:value-type="float" office:value="463.890303541">
                <text:p>463.890303541</text:p>
              </table:table-cell>
              <table:table-cell office:value-type="float" office:value="675.984397597">
                <text:p>675.984397597</text:p>
              </table:table-cell>
              <table:table-cell office:value-type="float" office:value="752.085034061">
                <text:p>752.085034061</text:p>
              </table:table-cell>
              <table:table-cell office:value-type="float" office:value="358.322976634">
                <text:p>358.322976634</text:p>
              </table:table-cell>
              <table:table-cell office:value-type="float" office:value="453.015173301">
                <text:p>453.015173301</text:p>
              </table:table-cell>
              <table:table-cell office:value-type="float" office:value="542.036459254">
                <text:p>542.03645925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88.47">
                <text:p>1388.47</text:p>
              </table:table-cell>
              <table:table-cell office:value-type="float" office:value="NaN">
                <text:p>NaN</text:p>
              </table:table-cell>
              <table:table-cell office:value-type="float" office:value="1349.71227365">
                <text:p>1349.71227365</text:p>
              </table:table-cell>
              <table:table-cell office:value-type="float" office:value="784.328899466">
                <text:p>784.328899466</text:p>
              </table:table-cell>
              <table:table-cell office:value-type="float" office:value="1305.11703331">
                <text:p>1305.11703331</text:p>
              </table:table-cell>
              <table:table-cell office:value-type="float" office:value="532.335751962">
                <text:p>532.335751962</text:p>
              </table:table-cell>
              <table:table-cell office:value-type="float" office:value="787.625859823">
                <text:p>787.625859823</text:p>
              </table:table-cell>
              <table:table-cell office:value-type="float" office:value="941.811640785">
                <text:p>941.811640785</text:p>
              </table:table-cell>
              <table:table-cell office:value-type="float" office:value="409.726487684">
                <text:p>409.726487684</text:p>
              </table:table-cell>
              <table:table-cell office:value-type="float" office:value="518.798042414">
                <text:p>518.798042414</text:p>
              </table:table-cell>
              <table:table-cell office:value-type="float" office:value="621.308349362">
                <text:p>621.3083493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e29a214-2bbed72-0621de6-a97528c-8f066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tar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/>
      <style:graphic-properties draw:stroke="none"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" chart:style-name="ch1">
        <chart:legend chart:legend-position="end" svg:x="5.26cm" svg:y="2.397cm" style:legend-expansion="high" chart:style-name="ch2"/>
        <chart:plot-area chart:style-name="ch3" table:cell-range-address="Sheet1_2.A3:Sheet1_2.A10 Sheet1_2.M2:Sheet1_2.N10 Sheet1_2.C2:Sheet1_2.C10 Sheet1_2.W2:Sheet1_2.W10 Sheet1_2.AF2:Sheet1_2.AF10 Sheet1_2.AP2:Sheet1_2.AP10 Sheet1_2.AY2:Sheet1_2.AY10 Sheet1_2.BH2:Sheet1_2.BH10 Sheet1_2.BQ2:Sheet1_2.BQ10 Sheet1_2.BZ2:Sheet1_2.BZ10" chart:data-source-has-labels="both" svg:x="0.77cm" svg:y="0.855cm" svg:width="3.85cm" svg:height="7.545cm">
          <chartooo:coordinate-region svg:x="1.801cm" svg:y="1.056cm" svg:width="2.717cm" svg:height="6.694cm"/>
          <chart:axis chart:dimension="x" chart:name="primary-x" chart:style-name="ch4" chartooo:axis-type="auto">
            <chartooo:date-scale/>
            <chart:categories table:cell-range-address="Sheet1_2.A3:Sheet1_2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_2.M3:Sheet1_2.M10" chart:label-cell-address="Sheet1_2.M2:Sheet1_2.M2" chart:class="chart:line">
            <chart:data-point chart:repeated="8"/>
          </chart:series>
          <chart:series chart:style-name="ch7" chart:values-cell-range-address="Sheet1_2.C3:Sheet1_2.C10" chart:label-cell-address="Sheet1_2.C2:Sheet1_2.C2" chart:class="chart:line">
            <chart:data-point chart:repeated="8"/>
          </chart:series>
          <chart:series chart:style-name="ch8" chart:values-cell-range-address="Sheet1_2.N3:Sheet1_2.N10" chart:label-cell-address="Sheet1_2.N2:Sheet1_2.N2" chart:class="chart:line">
            <chart:data-point chart:repeated="8"/>
          </chart:series>
          <chart:series chart:style-name="ch9" chart:values-cell-range-address="Sheet1_2.W3:Sheet1_2.W10" chart:label-cell-address="Sheet1_2.W2:Sheet1_2.W2" chart:class="chart:line">
            <chart:data-point chart:repeated="8"/>
          </chart:series>
          <chart:series chart:style-name="ch10" chart:values-cell-range-address="Sheet1_2.AF3:Sheet1_2.AF10" chart:label-cell-address="Sheet1_2.AF2:Sheet1_2.AF2" chart:class="chart:line">
            <chart:data-point chart:repeated="8"/>
          </chart:series>
          <chart:series chart:style-name="ch11" chart:values-cell-range-address="Sheet1_2.AP3:Sheet1_2.AP10" chart:label-cell-address="Sheet1_2.AP2:Sheet1_2.AP2" chart:class="chart:line">
            <chart:data-point chart:repeated="8"/>
          </chart:series>
          <chart:series chart:style-name="ch12" chart:values-cell-range-address="Sheet1_2.AY3:Sheet1_2.AY10" chart:label-cell-address="Sheet1_2.AY2:Sheet1_2.AY2" chart:class="chart:line">
            <chart:data-point chart:repeated="8"/>
          </chart:series>
          <chart:series chart:style-name="ch13" chart:values-cell-range-address="Sheet1_2.BH3:Sheet1_2.BH10" chart:label-cell-address="Sheet1_2.BH2:Sheet1_2.BH2" chart:class="chart:line">
            <chart:data-point chart:repeated="8"/>
          </chart:series>
          <chart:series chart:style-name="ch14" chart:values-cell-range-address="Sheet1_2.BQ3:Sheet1_2.BQ10" chart:label-cell-address="Sheet1_2.BQ2:Sheet1_2.BQ2" chart:class="chart:line">
            <chart:data-point chart:repeated="8"/>
          </chart:series>
          <chart:series chart:style-name="ch15" chart:values-cell-range-address="Sheet1_2.BZ3:Sheet1_2.BZ10" chart:label-cell-address="Sheet1_2.BZ2:Sheet1_2.BZ2" chart:class="chart:line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oms_and_Bonds_LowS</text:p>
                <draw:g>
                  <svg:desc>Sheet1_2.M2:Sheet1_2.M2</svg:desc>
                </draw:g>
              </table:table-cell>
              <table:table-cell office:value-type="string">
                <text:p>Atoms_and_Bonds</text:p>
                <draw:g>
                  <svg:desc>Sheet1_2.C2:Sheet1_2.C2</svg:desc>
                </draw:g>
              </table:table-cell>
              <table:table-cell office:value-type="string">
                <text:p>Long_ratio_Atoms_and_Bonds_LowS</text:p>
                <draw:g>
                  <svg:desc>Sheet1_2.N2:Sheet1_2.N2</svg:desc>
                </draw:g>
              </table:table-cell>
              <table:table-cell office:value-type="string">
                <text:p>Long_ratio_Atoms_and_Bonds</text:p>
                <draw:g>
                  <svg:desc>Sheet1_2.W2:Sheet1_2.W2</svg:desc>
                </draw:g>
              </table:table-cell>
              <table:table-cell office:value-type="string">
                <text:p>Long_ratio_Thole_Lin_components</text:p>
                <draw:g>
                  <svg:desc>Sheet1_2.AF2:Sheet1_2.AF2</svg:desc>
                </draw:g>
              </table:table-cell>
              <table:table-cell office:value-type="string">
                <text:p>Long_ratio_Thole_Lin_mean</text:p>
                <draw:g>
                  <svg:desc>Sheet1_2.AP2:Sheet1_2.AP2</svg:desc>
                </draw:g>
              </table:table-cell>
              <table:table-cell office:value-type="string">
                <text:p>Long_ratio_Thole_Lin_empirical</text:p>
                <draw:g>
                  <svg:desc>Sheet1_2.AY2:Sheet1_2.AY2</svg:desc>
                </draw:g>
              </table:table-cell>
              <table:table-cell office:value-type="string">
                <text:p>Long_ratio_Thole_Exp_components</text:p>
                <draw:g>
                  <svg:desc>Sheet1_2.BH2:Sheet1_2.BH2</svg:desc>
                </draw:g>
              </table:table-cell>
              <table:table-cell office:value-type="string">
                <text:p>Long_ratio_Thole_Exp_mean</text:p>
                <draw:g>
                  <svg:desc>Sheet1_2.BQ2:Sheet1_2.BQ2</svg:desc>
                </draw:g>
              </table:table-cell>
              <table:table-cell office:value-type="string">
                <text:p>Long_ratio_Thole_Exp_empirical</text:p>
                <draw:g>
                  <svg:desc>Sheet1_2.BZ2:Sheet1_2.BZ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_2.A3:Sheet1_2.A10</svg:desc>
                </draw:g>
              </table:table-cell>
              <table:table-cell office:value-type="float" office:value="55.2341195983">
                <text:p>55.2341195983</text:p>
                <draw:g>
                  <svg:desc>Sheet1_2.M3:Sheet1_2.M10</svg:desc>
                </draw:g>
              </table:table-cell>
              <table:table-cell office:value-type="float" office:value="76.733959143">
                <text:p>76.733959143</text:p>
                <draw:g>
                  <svg:desc>Sheet1_2.C3:Sheet1_2.C10</svg:desc>
                </draw:g>
              </table:table-cell>
              <table:table-cell office:value-type="float" office:value="0.774045682503">
                <text:p>0.774045682503</text:p>
                <draw:g>
                  <svg:desc>Sheet1_2.N3:Sheet1_2.N10</svg:desc>
                </draw:g>
              </table:table-cell>
              <table:table-cell office:value-type="float" office:value="1.11584350337">
                <text:p>1.11584350337</text:p>
                <draw:g>
                  <svg:desc>Sheet1_2.W3:Sheet1_2.W10</svg:desc>
                </draw:g>
              </table:table-cell>
              <table:table-cell office:value-type="float" office:value="2.43737207643">
                <text:p>2.43737207643</text:p>
                <draw:g>
                  <svg:desc>Sheet1_2.AF3:Sheet1_2.AF10</svg:desc>
                </draw:g>
              </table:table-cell>
              <table:table-cell office:value-type="float" office:value="2.71772382234">
                <text:p>2.71772382234</text:p>
                <draw:g>
                  <svg:desc>Sheet1_2.AP3:Sheet1_2.AP10</svg:desc>
                </draw:g>
              </table:table-cell>
              <table:table-cell office:value-type="float" office:value="3.29278527678">
                <text:p>3.29278527678</text:p>
                <draw:g>
                  <svg:desc>Sheet1_2.AY3:Sheet1_2.AY10</svg:desc>
                </draw:g>
              </table:table-cell>
              <table:table-cell office:value-type="float" office:value="1.8832938036">
                <text:p>1.8832938036</text:p>
                <draw:g>
                  <svg:desc>Sheet1_2.BH3:Sheet1_2.BH10</svg:desc>
                </draw:g>
              </table:table-cell>
              <table:table-cell office:value-type="float" office:value="2.0680153774">
                <text:p>2.0680153774</text:p>
                <draw:g>
                  <svg:desc>Sheet1_2.BQ3:Sheet1_2.BQ10</svg:desc>
                </draw:g>
              </table:table-cell>
              <table:table-cell office:value-type="float" office:value="2.2959766898">
                <text:p>2.2959766898</text:p>
                <draw:g>
                  <svg:desc>Sheet1_2.BZ3:Sheet1_2.BZ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41.222435124">
                <text:p>141.222435124</text:p>
              </table:table-cell>
              <table:table-cell office:value-type="float" office:value="198.334395973">
                <text:p>198.334395973</text:p>
              </table:table-cell>
              <table:table-cell office:value-type="float" office:value="0.814939149668">
                <text:p>0.814939149668</text:p>
              </table:table-cell>
              <table:table-cell office:value-type="float" office:value="1.15420477693">
                <text:p>1.15420477693</text:p>
              </table:table-cell>
              <table:table-cell office:value-type="float" office:value="0.712048170898">
                <text:p>0.712048170898</text:p>
              </table:table-cell>
              <table:table-cell office:value-type="float" office:value="0.912891472625">
                <text:p>0.912891472625</text:p>
              </table:table-cell>
              <table:table-cell office:value-type="float" office:value="1.15164136342">
                <text:p>1.15164136342</text:p>
              </table:table-cell>
              <table:table-cell office:value-type="float" office:value="0.585828916125">
                <text:p>0.585828916125</text:p>
              </table:table-cell>
              <table:table-cell office:value-type="float" office:value="0.722732949679">
                <text:p>0.722732949679</text:p>
              </table:table-cell>
              <table:table-cell office:value-type="float" office:value="0.847355523176">
                <text:p>0.84735552317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38.120732759">
                <text:p>238.120732759</text:p>
              </table:table-cell>
              <table:table-cell office:value-type="float" office:value="349.82737412">
                <text:p>349.82737412</text:p>
              </table:table-cell>
              <table:table-cell office:value-type="float" office:value="0.739441082016">
                <text:p>0.739441082016</text:p>
              </table:table-cell>
              <table:table-cell office:value-type="float" office:value="1.10806058749">
                <text:p>1.10806058749</text:p>
              </table:table-cell>
              <table:table-cell office:value-type="float" office:value="0.583407653012">
                <text:p>0.583407653012</text:p>
              </table:table-cell>
              <table:table-cell office:value-type="float" office:value="0.779267548387">
                <text:p>0.779267548387</text:p>
              </table:table-cell>
              <table:table-cell office:value-type="float" office:value="1.03543488374">
                <text:p>1.03543488374</text:p>
              </table:table-cell>
              <table:table-cell office:value-type="float" office:value="0.472868198426">
                <text:p>0.472868198426</text:p>
              </table:table-cell>
              <table:table-cell office:value-type="float" office:value="0.587224837918">
                <text:p>0.587224837918</text:p>
              </table:table-cell>
              <table:table-cell office:value-type="float" office:value="0.692156118221">
                <text:p>0.6921561182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43.590214892">
                <text:p>343.590214892</text:p>
              </table:table-cell>
              <table:table-cell office:value-type="float" office:value="529.055094808">
                <text:p>529.055094808</text:p>
              </table:table-cell>
              <table:table-cell office:value-type="float" office:value="0.680120776128">
                <text:p>0.680120776128</text:p>
              </table:table-cell>
              <table:table-cell office:value-type="float" office:value="1.05471436722">
                <text:p>1.05471436722</text:p>
              </table:table-cell>
              <table:table-cell office:value-type="float" office:value="0.509385689855">
                <text:p>0.509385689855</text:p>
              </table:table-cell>
              <table:table-cell office:value-type="float" office:value="0.700533771938">
                <text:p>0.700533771938</text:p>
              </table:table-cell>
              <table:table-cell office:value-type="float" office:value="1.00492228629">
                <text:p>1.00492228629</text:p>
              </table:table-cell>
              <table:table-cell office:value-type="float" office:value="0.403310854131">
                <text:p>0.403310854131</text:p>
              </table:table-cell>
              <table:table-cell office:value-type="float" office:value="0.504769867168">
                <text:p>0.504769867168</text:p>
              </table:table-cell>
              <table:table-cell office:value-type="float" office:value="0.599112339517">
                <text:p>0.59911233951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52.142274751">
                <text:p>452.142274751</text:p>
              </table:table-cell>
              <table:table-cell office:value-type="float" office:value="720.745558815">
                <text:p>720.745558815</text:p>
              </table:table-cell>
              <table:table-cell office:value-type="float" office:value="0.636826383853">
                <text:p>0.636826383853</text:p>
              </table:table-cell>
              <table:table-cell office:value-type="float" office:value="1.01303463803">
                <text:p>1.01303463803</text:p>
              </table:table-cell>
              <table:table-cell office:value-type="float" office:value="0.459849416046">
                <text:p>0.459849416046</text:p>
              </table:table-cell>
              <table:table-cell office:value-type="float" office:value="0.647089569348">
                <text:p>0.647089569348</text:p>
              </table:table-cell>
              <table:table-cell office:value-type="float" office:value="1.20615812319">
                <text:p>1.20615812319</text:p>
              </table:table-cell>
              <table:table-cell office:value-type="float" office:value="0.359622627192">
                <text:p>0.359622627192</text:p>
              </table:table-cell>
              <table:table-cell office:value-type="float" office:value="0.452246741132">
                <text:p>0.452246741132</text:p>
              </table:table-cell>
              <table:table-cell office:value-type="float" office:value="0.538960615453">
                <text:p>0.53896061545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60.912166911">
                <text:p>560.912166911</text:p>
              </table:table-cell>
              <table:table-cell office:value-type="float" office:value="914.91200536">
                <text:p>914.91200536</text:p>
              </table:table-cell>
              <table:table-cell office:value-type="float" office:value="0.606098638724">
                <text:p>0.606098638724</text:p>
              </table:table-cell>
              <table:table-cell office:value-type="float" office:value="0.983311502101">
                <text:p>0.983311502101</text:p>
              </table:table-cell>
              <table:table-cell office:value-type="float" office:value="0.425122309401">
                <text:p>0.425122309401</text:p>
              </table:table-cell>
              <table:table-cell office:value-type="float" office:value="0.608859520607">
                <text:p>0.608859520607</text:p>
              </table:table-cell>
              <table:table-cell office:value-type="float" office:value="0.467368826199">
                <text:p>0.467368826199</text:p>
              </table:table-cell>
              <table:table-cell office:value-type="float" office:value="0.331188064266">
                <text:p>0.331188064266</text:p>
              </table:table-cell>
              <table:table-cell office:value-type="float" office:value="0.417289892065">
                <text:p>0.417289892065</text:p>
              </table:table-cell>
              <table:table-cell office:value-type="float" office:value="0.497709866379">
                <text:p>0.49770986637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73.195836312">
                <text:p>673.195836312</text:p>
              </table:table-cell>
              <table:table-cell office:value-type="float" office:value="1121.61948638">
                <text:p>1121.61948638</text:p>
              </table:table-cell>
              <table:table-cell office:value-type="float" office:value="0.582314078137">
                <text:p>0.582314078137</text:p>
              </table:table-cell>
              <table:table-cell office:value-type="float" office:value="0.958035824783">
                <text:p>0.958035824783</text:p>
              </table:table-cell>
              <table:table-cell office:value-type="float" office:value="0.401264891867">
                <text:p>0.401264891867</text:p>
              </table:table-cell>
              <table:table-cell office:value-type="float" office:value="0.584726182322">
                <text:p>0.584726182322</text:p>
              </table:table-cell>
              <table:table-cell office:value-type="float" office:value="0.650553196659">
                <text:p>0.650553196659</text:p>
              </table:table-cell>
              <table:table-cell office:value-type="float" office:value="0.309949204316">
                <text:p>0.309949204316</text:p>
              </table:table-cell>
              <table:table-cell office:value-type="float" office:value="0.391857909383">
                <text:p>0.391857909383</text:p>
              </table:table-cell>
              <table:table-cell office:value-type="float" office:value="0.468861279381">
                <text:p>0.46886127938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84.328899466">
                <text:p>784.328899466</text:p>
              </table:table-cell>
              <table:table-cell office:value-type="float" office:value="1326.62084702">
                <text:p>1326.62084702</text:p>
              </table:table-cell>
              <table:table-cell office:value-type="float" office:value="0.564887177588">
                <text:p>0.564887177588</text:p>
              </table:table-cell>
              <table:table-cell office:value-type="float" office:value="0.939967758257">
                <text:p>0.939967758257</text:p>
              </table:table-cell>
              <table:table-cell office:value-type="float" office:value="0.383397374061">
                <text:p>0.383397374061</text:p>
              </table:table-cell>
              <table:table-cell office:value-type="float" office:value="0.567261705203">
                <text:p>0.567261705203</text:p>
              </table:table-cell>
              <table:table-cell office:value-type="float" office:value="0.678308959347">
                <text:p>0.678308959347</text:p>
              </table:table-cell>
              <table:table-cell office:value-type="float" office:value="0.295092070901">
                <text:p>0.295092070901</text:p>
              </table:table-cell>
              <table:table-cell office:value-type="float" office:value="0.373647282559">
                <text:p>0.373647282559</text:p>
              </table:table-cell>
              <table:table-cell office:value-type="float" office:value="0.447476970595">
                <text:p>0.4474769705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e29a214-2bbed72-0621de6-a97528c-8f066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4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3.282cm" svg:height="9.673cm" xlink:href=".." xlink:type="simple" chart:class="chart:line" chart:style-name="ch1">
        <chart:legend svg:x="7.39cm" svg:y="0.767cm" style:legend-expansion="custom" chartooo:width="5.891cm" chartooo:height="4.06cm" style:legend-expansion-aspect-ratio="1.45098522167488" chart:style-name="ch2"/>
        <chart:plot-area chart:style-name="ch3" table:cell-range-address="Sheet1_2.A3:Sheet1_2.C10 Sheet1_2.A2:Sheet1_2.C2 Sheet1_2.CG2:Sheet1_2.CG9 Sheet1_2.AE2:Sheet1_2.AE10 Sheet1_2.AN2:Sheet1_2.AN10 Sheet1_2.AX2:Sheet1_2.AX10 Sheet1_2.BG2:Sheet1_2.BG10 Sheet1_2.BP2:Sheet1_2.BP10 Sheet1_2.BY2:Sheet1_2.BY10" chart:data-source-has-labels="both" svg:x="0.533cm" svg:y="0.767cm" svg:width="6.847cm" svg:height="8.146cm">
          <chartooo:coordinate-region svg:x="1.564cm" svg:y="0.969cm" svg:width="5.714cm" svg:height="7.294cm"/>
          <chart:axis chart:dimension="x" chart:name="primary-x" chart:style-name="ch4" chartooo:axis-type="auto">
            <chartooo:date-scale/>
            <chart:title svg:x="1.959cm" svg:y="9.106cm" chart:style-name="ch5">
              <text:p>Number of Thiophene Units</text:p>
            </chart:title>
            <chart:categories table:cell-range-address="Sheet1_2.A3:Sheet1_2.A10"/>
          </chart:axis>
          <chart:axis chart:dimension="y" chart:name="primary-y" chart:style-name="ch6">
            <chart:title svg:x="0cm" svg:y="6.937cm" chart:style-name="ch7">
              <text:p>Long Axis Polarisability (a.u.)</text:p>
            </chart:title>
            <chart:grid chart:style-name="ch8" chart:class="major"/>
          </chart:axis>
          <chart:series chart:style-name="ch9" chart:values-cell-range-address="Sheet1_2.B3:Sheet1_2.B10" chart:label-cell-address="Sheet1_2.B2:Sheet1_2.B2" chart:class="chart:line">
            <chart:data-point chart:repeated="8"/>
          </chart:series>
          <chart:series chart:style-name="ch10" chart:values-cell-range-address="Sheet1_2.CG3:Sheet1_2.CG9" chart:label-cell-address="Sheet1_2.CG2:Sheet1_2.CG2" chart:class="chart:line">
            <chart:data-point chart:repeated="7"/>
          </chart:series>
          <chart:series chart:style-name="ch11" chart:values-cell-range-address="Sheet1_2.C3:Sheet1_2.C10" chart:label-cell-address="Sheet1_2.C2:Sheet1_2.C2" chart:class="chart:line">
            <chart:data-point chart:repeated="8"/>
          </chart:series>
          <chart:series chart:style-name="ch12" chart:values-cell-range-address="Sheet1_2.AE3:Sheet1_2.AE10" chart:label-cell-address="Sheet1_2.AE2:Sheet1_2.AE2" chart:class="chart:line">
            <chart:data-point chart:repeated="8"/>
          </chart:series>
          <chart:series chart:style-name="ch13" chart:values-cell-range-address="Sheet1_2.AN3:Sheet1_2.AN10" chart:label-cell-address="Sheet1_2.AN2:Sheet1_2.AN2" chart:class="chart:line">
            <chart:data-point chart:repeated="8"/>
          </chart:series>
          <chart:series chart:style-name="ch14" chart:values-cell-range-address="Sheet1_2.AX3:Sheet1_2.AX10" chart:label-cell-address="Sheet1_2.AX2:Sheet1_2.AX2" chart:class="chart:line">
            <chart:data-point chart:repeated="8"/>
          </chart:series>
          <chart:series chart:style-name="ch15" chart:values-cell-range-address="Sheet1_2.BG3:Sheet1_2.BG10" chart:label-cell-address="Sheet1_2.BG2:Sheet1_2.BG2" chart:class="chart:line">
            <chart:data-point chart:repeated="8"/>
          </chart:series>
          <chart:series chart:style-name="ch16" chart:values-cell-range-address="Sheet1_2.BP3:Sheet1_2.BP10" chart:label-cell-address="Sheet1_2.BP2:Sheet1_2.BP2" chart:class="chart:line">
            <chart:data-point chart:repeated="8"/>
          </chart:series>
          <chart:series chart:style-name="ch17" chart:values-cell-range-address="Sheet1_2.BY3:Sheet1_2.BY10" chart:label-cell-address="Sheet1_2.BY2:Sheet1_2.BY2" chart:class="chart:line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F/6-31+g*</text:p>
                <draw:g>
                  <svg:desc>Sheet1_2.B2:Sheet1_2.B2</svg:desc>
                </draw:g>
              </table:table-cell>
              <table:table-cell office:value-type="string">
                <text:p>Champagne et al. MP2/3-21g</text:p>
                <draw:g>
                  <svg:desc>Sheet1_2.CG2:Sheet1_2.CG2</svg:desc>
                </draw:g>
              </table:table-cell>
              <table:table-cell office:value-type="string">
                <text:p>Atoms_and_Bonds</text:p>
                <draw:g>
                  <svg:desc>Sheet1_2.C2:Sheet1_2.C2</svg:desc>
                </draw:g>
              </table:table-cell>
              <table:table-cell office:value-type="string">
                <text:p>Thole_Lin_components</text:p>
                <draw:g>
                  <svg:desc>Sheet1_2.AE2:Sheet1_2.AE2</svg:desc>
                </draw:g>
              </table:table-cell>
              <table:table-cell office:value-type="string">
                <text:p>Thole_Lin_mean</text:p>
                <draw:g>
                  <svg:desc>Sheet1_2.AN2:Sheet1_2.AN2</svg:desc>
                </draw:g>
              </table:table-cell>
              <table:table-cell office:value-type="string">
                <text:p>Thole_Lin_empirical</text:p>
                <draw:g>
                  <svg:desc>Sheet1_2.AX2:Sheet1_2.AX2</svg:desc>
                </draw:g>
              </table:table-cell>
              <table:table-cell office:value-type="string">
                <text:p>Thole_Exp_components</text:p>
                <draw:g>
                  <svg:desc>Sheet1_2.BG2:Sheet1_2.BG2</svg:desc>
                </draw:g>
              </table:table-cell>
              <table:table-cell office:value-type="string">
                <text:p>Thole_Exp_mean</text:p>
                <draw:g>
                  <svg:desc>Sheet1_2.BP2:Sheet1_2.BP2</svg:desc>
                </draw:g>
              </table:table-cell>
              <table:table-cell office:value-type="string">
                <text:p>Thole_Exp_empirical</text:p>
                <draw:g>
                  <svg:desc>Sheet1_2.BY2:Sheet1_2.BY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_2.A3:Sheet1_2.A10</svg:desc>
                </draw:g>
              </table:table-cell>
              <table:table-cell office:value-type="float" office:value="71.3577">
                <text:p>71.3577</text:p>
                <draw:g>
                  <svg:desc>Sheet1_2.B3:Sheet1_2.B10</svg:desc>
                </draw:g>
              </table:table-cell>
              <table:table-cell office:value-type="float" office:value="55.46">
                <text:p>55.46</text:p>
                <draw:g>
                  <svg:desc>Sheet1_2.CG3:Sheet1_2.CG9</svg:desc>
                </draw:g>
              </table:table-cell>
              <table:table-cell office:value-type="float" office:value="76.733959143">
                <text:p>76.733959143</text:p>
                <draw:g>
                  <svg:desc>Sheet1_2.C3:Sheet1_2.C10</svg:desc>
                </draw:g>
              </table:table-cell>
              <table:table-cell office:value-type="float" office:value="173.925265418">
                <text:p>173.925265418</text:p>
                <draw:g>
                  <svg:desc>Sheet1_2.AE3:Sheet1_2.AE10</svg:desc>
                </draw:g>
              </table:table-cell>
              <table:table-cell office:value-type="float" office:value="193.930521197">
                <text:p>193.930521197</text:p>
                <draw:g>
                  <svg:desc>Sheet1_2.AN3:Sheet1_2.AN10</svg:desc>
                </draw:g>
              </table:table-cell>
              <table:table-cell office:value-type="float" office:value="234.965583945">
                <text:p>234.965583945</text:p>
                <draw:g>
                  <svg:desc>Sheet1_2.AX3:Sheet1_2.AX10</svg:desc>
                </draw:g>
              </table:table-cell>
              <table:table-cell office:value-type="float" office:value="134.387514249">
                <text:p>134.387514249</text:p>
                <draw:g>
                  <svg:desc>Sheet1_2.BG3:Sheet1_2.BG10</svg:desc>
                </draw:g>
              </table:table-cell>
              <table:table-cell office:value-type="float" office:value="147.568820896">
                <text:p>147.568820896</text:p>
                <draw:g>
                  <svg:desc>Sheet1_2.BP3:Sheet1_2.BP10</svg:desc>
                </draw:g>
              </table:table-cell>
              <table:table-cell office:value-type="float" office:value="163.835615838">
                <text:p>163.835615838</text:p>
                <draw:g>
                  <svg:desc>Sheet1_2.BY3:Sheet1_2.BY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73.292">
                <text:p>173.292</text:p>
              </table:table-cell>
              <table:table-cell office:value-type="float" office:value="151.5">
                <text:p>151.5</text:p>
              </table:table-cell>
              <table:table-cell office:value-type="float" office:value="198.334395973">
                <text:p>198.334395973</text:p>
              </table:table-cell>
              <table:table-cell office:value-type="float" office:value="123.392251631">
                <text:p>123.392251631</text:p>
              </table:table-cell>
              <table:table-cell office:value-type="float" office:value="158.196789074">
                <text:p>158.196789074</text:p>
              </table:table-cell>
              <table:table-cell office:value-type="float" office:value="199.57023515">
                <text:p>199.57023515</text:p>
              </table:table-cell>
              <table:table-cell office:value-type="float" office:value="101.519464533">
                <text:p>101.519464533</text:p>
              </table:table-cell>
              <table:table-cell office:value-type="float" office:value="125.243838316">
                <text:p>125.243838316</text:p>
              </table:table-cell>
              <table:table-cell office:value-type="float" office:value="146.839933322">
                <text:p>146.83993332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22.028">
                <text:p>322.028</text:p>
              </table:table-cell>
              <table:table-cell office:value-type="float" office:value="282.27">
                <text:p>282.27</text:p>
              </table:table-cell>
              <table:table-cell office:value-type="float" office:value="349.82737412">
                <text:p>349.82737412</text:p>
              </table:table-cell>
              <table:table-cell office:value-type="float" office:value="187.873599684">
                <text:p>187.873599684</text:p>
              </table:table-cell>
              <table:table-cell office:value-type="float" office:value="250.945970072">
                <text:p>250.945970072</text:p>
              </table:table-cell>
              <table:table-cell office:value-type="float" office:value="333.439024742">
                <text:p>333.439024742</text:p>
              </table:table-cell>
              <table:table-cell office:value-type="float" office:value="152.276800203">
                <text:p>152.276800203</text:p>
              </table:table-cell>
              <table:table-cell office:value-type="float" office:value="189.102840105">
                <text:p>189.102840105</text:p>
              </table:table-cell>
              <table:table-cell office:value-type="float" office:value="222.893650439">
                <text:p>222.89365043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05.19">
                <text:p>505.19</text:p>
              </table:table-cell>
              <table:table-cell office:value-type="float" office:value="434.58">
                <text:p>434.58</text:p>
              </table:table-cell>
              <table:table-cell office:value-type="float" office:value="529.055094808">
                <text:p>529.055094808</text:p>
              </table:table-cell>
              <table:table-cell office:value-type="float" office:value="257.336556658">
                <text:p>257.336556658</text:p>
              </table:table-cell>
              <table:table-cell office:value-type="float" office:value="353.902656245">
                <text:p>353.902656245</text:p>
              </table:table-cell>
              <table:table-cell office:value-type="float" office:value="507.676689812">
                <text:p>507.676689812</text:p>
              </table:table-cell>
              <table:table-cell office:value-type="float" office:value="203.748610398">
                <text:p>203.748610398</text:p>
              </table:table-cell>
              <table:table-cell office:value-type="float" office:value="255.004689194">
                <text:p>255.004689194</text:p>
              </table:table-cell>
              <table:table-cell office:value-type="float" office:value="302.6655628">
                <text:p>302.665562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09.993">
                <text:p>709.993</text:p>
              </table:table-cell>
              <table:table-cell office:value-type="float" office:value="599.5">
                <text:p>599.5</text:p>
              </table:table-cell>
              <table:table-cell office:value-type="float" office:value="720.745558815">
                <text:p>720.745558815</text:p>
              </table:table-cell>
              <table:table-cell office:value-type="float" office:value="326.489866446">
                <text:p>326.489866446</text:p>
              </table:table-cell>
              <table:table-cell office:value-type="float" office:value="459.42906461">
                <text:p>459.42906461</text:p>
              </table:table-cell>
              <table:table-cell office:value-type="float" office:value="856.363824356">
                <text:p>856.363824356</text:p>
              </table:table-cell>
              <table:table-cell office:value-type="float" office:value="255.329547948">
                <text:p>255.329547948</text:p>
              </table:table-cell>
              <table:table-cell office:value-type="float" office:value="321.092020477">
                <text:p>321.092020477</text:p>
              </table:table-cell>
              <table:table-cell office:value-type="float" office:value="382.658264247">
                <text:p>382.65826424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25.447">
                <text:p>925.447</text:p>
              </table:table-cell>
              <table:table-cell office:value-type="float" office:value="771.98">
                <text:p>771.98</text:p>
              </table:table-cell>
              <table:table-cell office:value-type="float" office:value="914.91200536">
                <text:p>914.91200536</text:p>
              </table:table-cell>
              <table:table-cell office:value-type="float" office:value="393.428165869">
                <text:p>393.428165869</text:p>
              </table:table-cell>
              <table:table-cell office:value-type="float" office:value="563.467216767">
                <text:p>563.467216767</text:p>
              </table:table-cell>
              <table:table-cell office:value-type="float" office:value="432.5250781">
                <text:p>432.5250781</text:p>
              </table:table-cell>
              <table:table-cell office:value-type="float" office:value="306.497000511">
                <text:p>306.497000511</text:p>
              </table:table-cell>
              <table:table-cell office:value-type="float" office:value="386.179678742">
                <text:p>386.179678742</text:p>
              </table:table-cell>
              <table:table-cell office:value-type="float" office:value="460.604102711">
                <text:p>460.60410271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56.07">
                <text:p>1156.07</text:p>
              </table:table-cell>
              <table:table-cell office:value-type="float" office:value="948.92">
                <text:p>948.92</text:p>
              </table:table-cell>
              <table:table-cell office:value-type="float" office:value="1121.61948638">
                <text:p>1121.61948638</text:p>
              </table:table-cell>
              <table:table-cell office:value-type="float" office:value="463.890303541">
                <text:p>463.890303541</text:p>
              </table:table-cell>
              <table:table-cell office:value-type="float" office:value="675.984397597">
                <text:p>675.984397597</text:p>
              </table:table-cell>
              <table:table-cell office:value-type="float" office:value="752.085034061">
                <text:p>752.085034061</text:p>
              </table:table-cell>
              <table:table-cell office:value-type="float" office:value="358.322976634">
                <text:p>358.322976634</text:p>
              </table:table-cell>
              <table:table-cell office:value-type="float" office:value="453.015173301">
                <text:p>453.015173301</text:p>
              </table:table-cell>
              <table:table-cell office:value-type="float" office:value="542.036459254">
                <text:p>542.03645925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88.47">
                <text:p>1388.47</text:p>
              </table:table-cell>
              <table:table-cell office:value-type="float" office:value="NaN">
                <text:p>NaN</text:p>
              </table:table-cell>
              <table:table-cell office:value-type="float" office:value="1326.62084702">
                <text:p>1326.62084702</text:p>
              </table:table-cell>
              <table:table-cell office:value-type="float" office:value="532.335751962">
                <text:p>532.335751962</text:p>
              </table:table-cell>
              <table:table-cell office:value-type="float" office:value="787.625859823">
                <text:p>787.625859823</text:p>
              </table:table-cell>
              <table:table-cell office:value-type="float" office:value="941.811640785">
                <text:p>941.811640785</text:p>
              </table:table-cell>
              <table:table-cell office:value-type="float" office:value="409.726487684">
                <text:p>409.726487684</text:p>
              </table:table-cell>
              <table:table-cell office:value-type="float" office:value="518.798042414">
                <text:p>518.798042414</text:p>
              </table:table-cell>
              <table:table-cell office:value-type="float" office:value="621.308349362">
                <text:p>621.3083493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e29a214-2bbed72-0621de6-a97528c-8f066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